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office:automatic-styles>
  <office:body>
    <office:text>
      <text:p text:style-name="Title">Literature Review</text:p>
      <text:list text:style-name="L1">
        <text:list-item>
          <text:p text:style-name="P1"><text:a xlink:type="simple" xlink:href="#literature-review-introduction" office:name=""><text:span text:style-name="Definition">Literature Review Introduction</text:span></text:a></text:p>
        </text:list-item>
        <text:list-item>
          <text:p text:style-name="P1"><text:a xlink:type="simple" xlink:href="#literature-review-overview---structure-by-hand" office:name=""><text:span text:style-name="Definition">Literature Review overview - structure by hand</text:span></text:a></text:p>
        </text:list-item>
        <text:list-item>
          <text:p text:style-name="P1"><text:a xlink:type="simple" xlink:href="#structuring-the-literature-review" office:name=""><text:span text:style-name="Definition">Structuring the literature review</text:span></text:a></text:p>
        </text:list-item>
        <text:list-item>
          <text:p text:style-name="P1"><text:a xlink:type="simple" xlink:href="#summary-of-addressing-barriers-to-participation" office:name=""><text:span text:style-name="Definition">Summary of addressing barriers to participation</text:span></text:a></text:p>
          <text:list text:style-name="L2">
            <text:list-item>
              <text:p text:style-name="P2"><text:a xlink:type="simple" xlink:href="#technical-barriers-knowledge-barriers" office:name=""><text:span text:style-name="Definition">Technical barriers &amp; knowledge barriers</text:span></text:a></text:p>
            </text:list-item>
            <text:list-item>
              <text:p text:style-name="P2"><text:a xlink:type="simple" xlink:href="#cultural-barriers-to-participation-in" office:name=""><text:span text:style-name="Definition">Cultural barriers to participation in</text:span></text:a></text:p>
            </text:list-item>
            <text:list-item>
              <text:p text:style-name="P2"><text:a xlink:type="simple" xlink:href="#conclusion-to-this-section" office:name=""><text:span text:style-name="Definition">Conclusion to this section</text:span></text:a></text:p>
            </text:list-item>
          </text:list>
        </text:list-item>
        <text:list-item>
          <text:p text:style-name="P1"><text:a xlink:type="simple" xlink:href="#game-making-tools" office:name=""><text:span text:style-name="Definition">Game Making Tools</text:span></text:a></text:p>
          <text:list text:style-name="L3">
            <text:list-item>
              <text:p text:style-name="P3"><text:a xlink:type="simple" xlink:href="#code-playgrounds" office:name=""><text:span text:style-name="Definition">Code Playgrounds</text:span></text:a></text:p>
            </text:list-item>
            <text:list-item>
              <text:p text:style-name="P3"><text:a xlink:type="simple" xlink:href="#pixel-art-editors" office:name=""><text:span text:style-name="Definition">Pixel Art Editors</text:span></text:a></text:p>
            </text:list-item>
          </text:list>
        </text:list-item>
        <text:list-item>
          <text:p text:style-name="P1"><text:a xlink:type="simple" xlink:href="#pedagogies-from-coding-for-learning-community---k12-focused" office:name=""><text:span text:style-name="Definition">Pedagogies from coding for learning community - K12 focused</text:span></text:a></text:p>
          <text:list text:style-name="L4">
            <text:list-item>
              <text:p text:style-name="P4"><text:a xlink:type="simple" xlink:href="#also-see-this-writing-and-adapt" office:name=""><text:span text:style-name="Definition">Also See this writing and adapt</text:span></text:a></text:p>
            </text:list-item>
            <text:list-item>
              <text:p text:style-name="P4"><text:a xlink:type="simple" xlink:href="#umc-mircroworlds-and-half-baked-games" office:name=""><text:span text:style-name="Definition">UMC, Mircroworlds and Half-Baked Games</text:span></text:a></text:p>
            </text:list-item>
            <text:list-item>
              <text:p text:style-name="P4"><text:a xlink:type="simple" xlink:href="#primm-semantic-waves" office:name=""><text:span text:style-name="Definition">PRIMM &amp; Semantic waves</text:span></text:a></text:p>
            </text:list-item>
            <text:list-item>
              <text:p text:style-name="P4"><text:a xlink:type="simple" xlink:href="#computational-thinking-patterns" office:name=""><text:span text:style-name="Definition">Computational Thinking &amp; Patterns</text:span></text:a></text:p>
            </text:list-item>
            <text:list-item>
              <text:p text:style-name="P4"><text:a xlink:type="simple" xlink:href="#project-based-learning-pbl" office:name=""><text:span text:style-name="Definition">Project based learning PBL</text:span></text:a></text:p>
              <text:list text:style-name="L5">
                <text:list-item>
                  <text:p text:style-name="P5"><text:a xlink:type="simple" xlink:href="#game-making-and-project-problem-based-learning" office:name=""><text:span text:style-name="Definition">Game making and Project / Problem Based Learning</text:span></text:a></text:p>
                </text:list-item>
              </text:list>
            </text:list-item>
          </text:list>
        </text:list-item>
        <text:list-item>
          <text:p text:style-name="P1"><text:a xlink:type="simple" xlink:href="#pedagogical-resources-in-the-form-of-professional-practices-and-frameworks" office:name=""><text:span text:style-name="Definition">Pedagogical resources in the form of professional practices and frameworks</text:span></text:a></text:p>
          <text:list text:style-name="L6">
            <text:list-item>
              <text:p text:style-name="P6"><text:a xlink:type="simple" xlink:href="#mda-and-conceptual-game-elements-framework" office:name=""><text:span text:style-name="Definition">MDA and conceptual game elements framework</text:span></text:a></text:p>
            </text:list-item>
            <text:list-item>
              <text:p text:style-name="P6"><text:a xlink:type="simple" xlink:href="#design-patterns-in-professional-context" office:name=""><text:span text:style-name="Definition">Design Patterns in professional context</text:span></text:a></text:p>
            </text:list-item>
            <text:list-item>
              <text:p text:style-name="P6"><text:a xlink:type="simple" xlink:href="#game-design-patterns" office:name=""><text:span text:style-name="Definition">Game Design Patterns</text:span></text:a></text:p>
            </text:list-item>
            <text:list-item>
              <text:p text:style-name="P6"><text:a xlink:type="simple" xlink:href="#game-and-gameplay-design-patterns" office:name=""><text:span text:style-name="Definition">Game and gameplay design patterns</text:span></text:a></text:p>
            </text:list-item>
            <text:list-item>
              <text:p text:style-name="P6"><text:a xlink:type="simple" xlink:href="#using-professional-frameworks-to-help-novice-game-makers" office:name=""><text:span text:style-name="Definition">Using professional frameworks to help novice game makers</text:span></text:a></text:p>
              <text:list text:style-name="L7">
                <text:list-item>
                  <text:p text:style-name="P7"><text:a xlink:type="simple" xlink:href="#using-pattern-collections-and-code-examples-to-help-students." office:name=""><text:span text:style-name="Definition">Using pattern collections and code examples to help students.</text:span></text:a></text:p>
                </text:list-item>
              </text:list>
            </text:list-item>
          </text:list>
        </text:list-item>
        <text:list-item>
          <text:p text:style-name="P1"><text:a xlink:type="simple" xlink:href="#broader-community-focused-pedagogies" office:name=""><text:span text:style-name="Definition">Broader community focused Pedagogies</text:span></text:a></text:p>
          <text:list text:style-name="L8">
            <text:list-item>
              <text:p text:style-name="P8"><text:a xlink:type="simple" xlink:href="#foundational-literature-addressing-community-learning" office:name=""><text:span text:style-name="Definition">Foundational literature addressing community learning</text:span></text:a></text:p>
            </text:list-item>
            <text:list-item>
              <text:p text:style-name="P8"><text:a xlink:type="simple" xlink:href="#guided-participation-rogoff-and-communities-of-learners" office:name=""><text:span text:style-name="Definition">Guided participation Rogoff and Communities of Learners</text:span></text:a></text:p>
              <text:list text:style-name="L9">
                <text:list-item>
                  <text:p text:style-name="P9"><text:a xlink:type="simple" xlink:href="#formal-non-formal-and-informal-drop-perhaps" office:name=""><text:span text:style-name="Definition">Formal, non-formal and informal DROP PERHAPS?</text:span></text:a></text:p>
                </text:list-item>
                <text:list-item>
                  <text:p text:style-name="P9"><text:a xlink:type="simple" xlink:href="#funds-of-knowledge" office:name=""><text:span text:style-name="Definition">Funds of Knowledge</text:span></text:a></text:p>
                </text:list-item>
                <text:list-item>
                  <text:p text:style-name="P9"><text:a xlink:type="simple" xlink:href="#retro-gaming-as-a-fund-of-knowledge---move-to-intro" office:name=""><text:span text:style-name="Definition">Retro Gaming as a Fund of knowledge - move to intro?</text:span></text:a></text:p>
                </text:list-item>
              </text:list>
            </text:list-item>
          </text:list>
        </text:list-item>
        <text:list-item>
          <text:p text:style-name="P1"><text:a xlink:type="simple" xlink:href="#relevant-case-studies-in-context---family-making-ito-gee-etc" office:name=""><text:span text:style-name="Definition">Relevant case studies in context - Family Making, Ito / Gee etc</text:span></text:a></text:p>
          <text:list text:style-name="L10">
            <text:list-item>
              <text:p text:style-name="P10"><text:a xlink:type="simple" xlink:href="#family-making---what-in-particular-to-explore" office:name=""><text:span text:style-name="Definition">Family Making - WHAT IN PARTICULAR TO EXPLORE ?</text:span></text:a></text:p>
            </text:list-item>
            <text:list-item>
              <text:p text:style-name="P10"><text:a xlink:type="simple" xlink:href="#game-playing-and-making-communities---community-activities-around-the-game-gee-ito" office:name=""><text:span text:style-name="Definition">Game playing and making communities - community activities around the game Gee / Ito</text:span></text:a></text:p>
            </text:list-item>
            <text:list-item>
              <text:p text:style-name="P10"><text:a xlink:type="simple" xlink:href="#game-jams-game-competitions" office:name=""><text:span text:style-name="Definition">Game jams &amp; game competitions</text:span></text:a></text:p>
            </text:list-item>
            <text:list-item>
              <text:p text:style-name="P10"><text:a xlink:type="simple" xlink:href="#mantle-of-the-expert-and-drama-processes-games" office:name=""><text:span text:style-name="Definition">Mantle of the Expert (and drama processes games)</text:span></text:a></text:p>
            </text:list-item>
            <text:list-item>
              <text:p text:style-name="P10"><text:a xlink:type="simple" xlink:href="#inequality-of-access-to-participatory-culture-communities---perhaps-rewrite-this-based-on-tensions" office:name=""><text:span text:style-name="Definition">Inequality of access to participatory culture communities - PERHAPS REWRITE THIS BASED ON TENSIONS</text:span></text:a></text:p>
            </text:list-item>
          </text:list>
        </text:list-item>
        <text:list-item>
          <text:p text:style-name="P1"><text:a xlink:type="simple" xlink:href="#review-of-relevant-tensions-emerging-in-the-literature" office:name=""><text:span text:style-name="Definition">Review of relevant tensions emerging in the literature</text:span></text:a></text:p>
        </text:list-item>
      </text:list>
      <text:h text:style-name="Heading_20_2" text:outline-level="2"><text:bookmark-start text:name="literature-review-introduction"/>Literature Review Introduction<text:bookmark-end text:name="literature-review-introduction"/></text:h>
      <text:p text:style-name="First_20_paragraph">The aims of this literature review:</text:p>
      <text:list text:style-name="L11">
        <text:list-item>
          <text:p text:style-name="P11">Recap motivations for game making and terms needed to expore that later</text:p>
          <text:list text:style-name="L12">
            <text:list-item>
              <text:p text:style-name="P12">CT in relation to Design Patterns - abstract / concrete elements</text:p>
            </text:list-item>
          </text:list>
        </text:list-item>
        <text:list-item>
          <text:p text:style-name="P11">outline existing game making pedagogies &amp; resources for learning coding</text:p>
        </text:list-item>
        <text:list-item>
          <text:p text:style-name="P11">focus in on cultural / social elements of particular promising pedagogies.<text:line-break/></text:p>
        </text:list-item>
        <text:list-item>
          <text:p text:style-name="P11">introduce concepts that may also inform conceptual framework / methodology</text:p>
          <text:list text:style-name="L13">
            <text:list-item>
              <text:p text:style-name="P13">PERHAPS MOVE TO NEXT CHAPTER?</text:p>
            </text:list-item>
          </text:list>
        </text:list-item>
      </text:list>
      <text:h text:style-name="Heading_20_2" text:outline-level="2"><text:bookmark-start text:name="literature-review-overview---structure-by-hand"/>Literature Review overview - structure by hand<text:bookmark-end text:name="literature-review-overview---structure-by-hand"/></text:h>
      <text:list text:style-name="L14">
        <text:list-item>
          <text:p text:style-name="P14">What pedagogical resources are available to support novices learning coding, particularly in game making contexts?</text:p>
        </text:list-item>
        <text:list-item>
          <text:p text:style-name="P14">Coding pedagogies and how they align with motivations</text:p>
          <text:list text:style-name="L15">
            <text:list-item>
              <text:p text:style-name="P15">Instruction</text:p>
            </text:list-item>
            <text:list-item>
              <text:p text:style-name="P15">UMC and Games</text:p>
              <text:list text:style-name="L16">
                <text:list-item>
                  <text:p text:style-name="P16">Half-baked games</text:p>
                </text:list-item>
              </text:list>
            </text:list-item>
            <text:list-item>
              <text:p text:style-name="P15">PRIMM - bridging exploration and instruction, semantic waves</text:p>
            </text:list-item>
            <text:list-item>
              <text:p text:style-name="P15">Pair programming - social coding </text:p>
            </text:list-item>
            <text:list-item>
              <text:p text:style-name="P15">Design patterns</text:p>
            </text:list-item>
          </text:list>
        </text:list-item>
        <text:list-item>
          <text:p text:style-name="P14">What exists to support the development of game making communities?</text:p>
          <text:list text:style-name="L17">
            <text:list-item>
              <text:p text:style-name="P17">Defining terms and exploring community-based pedagogies</text:p>
              <text:list text:style-name="L18">
                <text:list-item>
                  <text:p text:style-name="P18">informal/ formal / non-formal - a spectrum</text:p>
                </text:list-item>
                <text:list-item>
                  <text:p text:style-name="P18">communities of learners and practice</text:p>
                </text:list-item>
                <text:list-item>
                  <text:p text:style-name="P18">PBL, UBL and other semi-formal interventions<text:line-break/></text:p>
                </text:list-item>
              </text:list>
            </text:list-item>
            <text:list-item>
              <text:p text:style-name="P17">Informal, participatory game making communities</text:p>
              <text:list text:style-name="L19">
                <text:list-item>
                  <text:p text:style-name="P19">Game playing and making communities - community activities around the game Gee / Ito</text:p>
                </text:list-item>
                <text:list-item>
                  <text:p text:style-name="P19">Games as funds of knowledge</text:p>
                </text:list-item>
                <text:list-item>
                  <text:p text:style-name="P19">Inequality of access to participatory culture - ITO</text:p>
                </text:list-item>
              </text:list>
            </text:list-item>
            <text:list-item>
              <text:p text:style-name="P17">Examples informal community creation in practice and research</text:p>
              <text:list text:style-name="L20">
                <text:list-item>
                  <text:p text:style-name="P20">Parents as brokers in tech use / learning - Roque et al, Barron, Correa</text:p>
                </text:list-item>
                <text:list-item>
                  <text:p text:style-name="P20">5th dimension</text:p>
                </text:list-item>
                <text:list-item>
                  <text:p text:style-name="P20">Mantle of the Expert (and drama processes games)</text:p>
                </text:list-item>
              </text:list>
            </text:list-item>
            <text:list-item>
              <text:p text:style-name="P17">Tools and Concepts &amp; Terminology - see glossary at end</text:p>
              <text:list text:style-name="L21">
                <text:list-item>
                  <text:p text:style-name="P21">Code playgrounds</text:p>
                </text:list-item>
                <text:list-item>
                  <text:p text:style-name="P21">Game Design Patterns</text:p>
                </text:list-item>
              </text:list>
            </text:list-item>
          </text:list>
        </text:list-item>
        <text:list-item>
          <text:p text:style-name="P14">Synthesis section</text:p>
          <text:list text:style-name="L22">
            <text:list-item>
              <text:p text:style-name="P22">Paucity on research on designing for learning communities</text:p>
            </text:list-item>
            <text:list-item>
              <text:p text:style-name="P22">Conceptions of agency in community learning interventions</text:p>
              <text:list text:style-name="L23">
                <text:list-item>
                  <text:p text:style-name="P23">relational, tas and tads (perhaps develop in methodology chapter)</text:p>
                </text:list-item>
              </text:list>
            </text:list-item>
          </text:list>
        </text:list-item>
      </text:list>
      <text:h text:style-name="Heading_20_2" text:outline-level="2"><text:bookmark-start text:name="structuring-the-literature-review"/>Structuring the literature review<text:bookmark-end text:name="structuring-the-literature-review"/></text:h>
      <text:p text:style-name="First_20_paragraph">To help answer RQ1 and 2, this literature review explores pedagogies and resources used by practitioners and learners to support the process of learning</text:p>
      <text:p text:style-name="Text_20_body">Because of additional the community focus of the study, this is done in a way which spans different community perspectives / scopes. Namely;</text:p>
      <text:list text:style-name="L24">
        <text:list-item>
          <text:p text:style-name="P24">K12 community of learning focused around curriculum goals and supported by relevant organisations.</text:p>
        </text:list-item>
        <text:list-item>
          <text:p text:style-name="P24">Professional and enthusiast game making commuity resources and processes</text:p>
        </text:list-item>
        <text:list-item>
          <text:p text:style-name="P24">Wider pedagogical frameworks which allow practiioners / learners to develop agency in an evolving community</text:p>
        </text:list-item>
      </text:list>
      <text:h text:style-name="Heading_20_2" text:outline-level="2"><text:bookmark-start text:name="summary-of-addressing-barriers-to-participation"/>Summary of addressing barriers to participation<text:bookmark-end text:name="summary-of-addressing-barriers-to-participation"/></text:h>
      <text:p text:style-name="First_20_paragraph">Develop from introduction, drill down to a more detailed overview of barriers in participation in coding communites from literature. Theme if needed.</text:p>
      <text:p text:style-name="Text_20_body">The focus here is on practitioner attempts to identify and address barriers to participation in programming .</text:p>
      <text:p text:style-name="Text_20_body">NOTE - THERE IS A LOT HERE THAT COULD OVERLAP - KEEP ADDING BUT CHECK BACK TO AVOID OVERLAP.</text:p>
      <text:h text:style-name="Heading_20_3" text:outline-level="3"><text:bookmark-start text:name="cultural-barriers-to-participation-in"/>Cultural barriers to participation in<text:bookmark-end text:name="cultural-barriers-to-participation-in"/></text:h>
      <text:p text:style-name="First_20_paragraph">EDIT DOWN FIND RECENT EVIDENCE</text:p>
      <text:p text:style-name="Text_20_body">Early work from Papert and Turkle addresses cultural barriers to computing culture <text:reference-mark-start text:name="ZOTERO_ITEM CSL_CITATION {&quot;citationItems&quot;:[{&quot;id&quot;:2017,&quot;suppress-author&quot;:true,&quot;suffix&quot;:&quot;&quot;,&quot;uri&quot;:[&quot;http://zotero.org/users/1913249/items/PN46846P&quot;],&quot;itemData&quot;:{&quot;id&quot;:&quot;papert_epistemological_1990&quot;,&quot;accessed&quot;:{&quot;date-parts&quot;:[[2017,11,1]]},&quot;URL&quot;:&quot;http://www.papert.org/articles/EpistemologicalPluralism.html&quot;,&quot;volume&quot;:&quot;16&quot;,&quot;issued&quot;:{&quot;date-parts&quot;:[[1990]]},&quot;type&quot;:&quot;article-journal&quot;,&quot;author&quot;:[{&quot;family&quot;:&quot;Papert&quot;,&quot;given&quot;:&quot;Seymour&quot;},{&quot;family&quot;:&quot;Turkle&quot;,&quot;given&quot;:&quot;Sherry&quot;}],&quot;issue&quot;:&quot;1&quot;,&quot;title&quot;:&quot;Epistemological Pluralism and the Revaluation of the Concrete&quot;,&quot;container-title&quot;:&quot;Signs&quot;,&quot;citation-key&quot;:&quot;papert_epistemological_1990&quot;},&quot;prefix&quot;:&quot;&quot;,&quot;uris&quot;:[&quot;http://zotero.org/users/1913249/items/PN46846P&quot;]}],&quot;properties&quot;:{&quot;formattedCitation&quot;:&quot;[-@papert_epistemological_1990]&quot;,&quot;noteIndex&quot;:0},&quot;citationID&quot;:&quot;kuuxfith&quot;,&quot;schema&quot;:&quot;https://github.com/citation-style-language/schema/raw/master/csl-citation.json&quot;} RNDomqjnyxqsd"/>&lt;Do Zotero Refresh: [-@papert_epistemological_1990]&gt;<text:reference-mark-end text:name="ZOTERO_ITEM CSL_CITATION {&quot;citationItems&quot;:[{&quot;id&quot;:2017,&quot;suppress-author&quot;:true,&quot;suffix&quot;:&quot;&quot;,&quot;uri&quot;:[&quot;http://zotero.org/users/1913249/items/PN46846P&quot;],&quot;itemData&quot;:{&quot;id&quot;:&quot;papert_epistemological_1990&quot;,&quot;accessed&quot;:{&quot;date-parts&quot;:[[2017,11,1]]},&quot;URL&quot;:&quot;http://www.papert.org/articles/EpistemologicalPluralism.html&quot;,&quot;volume&quot;:&quot;16&quot;,&quot;issued&quot;:{&quot;date-parts&quot;:[[1990]]},&quot;type&quot;:&quot;article-journal&quot;,&quot;author&quot;:[{&quot;family&quot;:&quot;Papert&quot;,&quot;given&quot;:&quot;Seymour&quot;},{&quot;family&quot;:&quot;Turkle&quot;,&quot;given&quot;:&quot;Sherry&quot;}],&quot;issue&quot;:&quot;1&quot;,&quot;title&quot;:&quot;Epistemological Pluralism and the Revaluation of the Concrete&quot;,&quot;container-title&quot;:&quot;Signs&quot;,&quot;citation-key&quot;:&quot;papert_epistemological_1990&quot;},&quot;prefix&quot;:&quot;&quot;,&quot;uris&quot;:[&quot;http://zotero.org/users/1913249/items/PN46846P&quot;]}],&quot;properties&quot;:{&quot;formattedCitation&quot;:&quot;[-@papert_epistemological_1990]&quot;,&quot;noteIndex&quot;:0},&quot;citationID&quot;:&quot;kuuxfith&quot;,&quot;schema&quot;:&quot;https://github.com/citation-style-language/schema/raw/master/csl-citation.json&quot;} RNDomqjnyxqsd"/>.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id&quot;:1293,&quot;uris&quot;:[&quot;http://zotero.org/users/1913249/items/CQ6F79QS&quot;],&quot;suffix&quot;:&quot;&quot;,&quot;uri&quot;:[&quot;http://zotero.org/users/1913249/items/CQ6F79QS&quot;],&quot;itemData&quot;:{&quot;ISSN&quot;:&quot;1364-503X, 1471-2962&quot;,&quot;id&quot;:&quot;wing_computational_2008&quot;,&quot;issue&quot;:&quot;1881&quot;,&quot;volume&quot;:&quot;366&quot;,&quot;accessed&quot;:{&quot;date-parts&quot;:[[2016,8,8]]},&quot;source&quot;:&quot;CrossRef&quot;,&quot;type&quot;:&quot;article-journal&quot;,&quot;URL&quot;:&quot;http://rsta.royalsocietypublishing.org/cgi/doi/10.1098/rsta.2008.0118&quot;,&quot;DOI&quot;:&quot;10.1098/rsta.2008.0118&quot;,&quot;issued&quot;:{&quot;date-parts&quot;:[[2008,10,28]]},&quot;page&quot;:&quot;3717-3725&quot;,&quot;author&quot;:[{&quot;family&quot;:&quot;Wing&quot;,&quot;given&quot;:&quot;J. M&quot;}],&quot;language&quot;:&quot;en&quot;,&quot;title&quot;:&quot;Computational thinking and thinking about computing&quot;,&quot;container-title&quot;:&quot;Philosophical Transactions of the Royal Society A: Mathematical, Physical and Engineering Sciences&quot;,&quot;citation-key&quot;:&quot;wing_computational_2008&quot;},&quot;prefix&quot;:&quot;&quot;}],&quot;properties&quot;:{&quot;formattedCitation&quot;:&quot;[@wing_computational_2008]&quot;,&quot;noteIndex&quot;:0},&quot;citationID&quot;:&quot;pagduekd&quot;,&quot;schema&quot;:&quot;https://github.com/citation-style-language/schema/raw/master/csl-citation.json&quot;} RNDczfnvphqnm"/>&lt;Do Zotero Refresh: [@wing_computational_2008]&gt;<text:reference-mark-end text:name="ZOTERO_ITEM CSL_CITATION {&quot;citationItems&quot;:[{&quot;id&quot;:1293,&quot;uris&quot;:[&quot;http://zotero.org/users/1913249/items/CQ6F79QS&quot;],&quot;suffix&quot;:&quot;&quot;,&quot;uri&quot;:[&quot;http://zotero.org/users/1913249/items/CQ6F79QS&quot;],&quot;itemData&quot;:{&quot;ISSN&quot;:&quot;1364-503X, 1471-2962&quot;,&quot;id&quot;:&quot;wing_computational_2008&quot;,&quot;issue&quot;:&quot;1881&quot;,&quot;volume&quot;:&quot;366&quot;,&quot;accessed&quot;:{&quot;date-parts&quot;:[[2016,8,8]]},&quot;source&quot;:&quot;CrossRef&quot;,&quot;type&quot;:&quot;article-journal&quot;,&quot;URL&quot;:&quot;http://rsta.royalsocietypublishing.org/cgi/doi/10.1098/rsta.2008.0118&quot;,&quot;DOI&quot;:&quot;10.1098/rsta.2008.0118&quot;,&quot;issued&quot;:{&quot;date-parts&quot;:[[2008,10,28]]},&quot;page&quot;:&quot;3717-3725&quot;,&quot;author&quot;:[{&quot;family&quot;:&quot;Wing&quot;,&quot;given&quot;:&quot;J. M&quot;}],&quot;language&quot;:&quot;en&quot;,&quot;title&quot;:&quot;Computational thinking and thinking about computing&quot;,&quot;container-title&quot;:&quot;Philosophical Transactions of the Royal Society A: Mathematical, Physical and Engineering Sciences&quot;,&quot;citation-key&quot;:&quot;wing_computational_2008&quot;},&quot;prefix&quot;:&quot;&quot;}],&quot;properties&quot;:{&quot;formattedCitation&quot;:&quot;[@wing_computational_2008]&quot;,&quot;noteIndex&quot;:0},&quot;citationID&quot;:&quot;pagduekd&quot;,&quot;schema&quot;:&quot;https://github.com/citation-style-language/schema/raw/master/csl-citation.json&quot;} RNDczfnvphqnm"/>.</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tems&quot;:[{&quot;locator&quot;:&quot; 143&quot;,&quot;id&quot;:1131,&quot;uris&quot;:[&quot;http://zotero.org/users/1913249/items/ZWUAZAZN&quot;],&quot;uri&quot;:[&quot;http://zotero.org/users/1913249/items/ZWUAZAZN&quot;],&quot;itemData&quot;:{&quot;publisher-place&quot;:&quot;New York&quot;,&quot;id&quot;:&quot;papert_childrens_1993&quot;,&quot;source&quot;:&quot;Open WorldCat&quot;,&quot;type&quot;:&quot;book&quot;,&quot;language&quot;:&quot;English&quot;,&quot;title&quot;:&quot;The children's machine: rethinking school in the age of the computer&quot;,&quot;event-place&quot;:&quot;New York&quot;,&quot;publisher&quot;:&quot;BasicBooks&quot;,&quot;author&quot;:[{&quot;family&quot;:&quot;Papert&quot;,&quot;given&quot;:&quot;Seymour&quot;}],&quot;title-short&quot;:&quot;The children's machine&quot;,&quot;ISBN&quot;:&quot;0-465-01830-0 978-0-465-01830-7 0-465-01063-6 978-0-465-01063-9 0-7450-1603-0 978-0-7450-1603-0&quot;,&quot;citation-key&quot;:&quot;papert_childrens_1993&quot;,&quot;issued&quot;:{&quot;date-parts&quot;:[[1993]]}},&quot;prefix&quot;:&quot;&quot;}],&quot;properties&quot;:{&quot;formattedCitation&quot;:&quot;[@papert_childrens_1993, p. 143]&quot;,&quot;noteIndex&quot;:0},&quot;citationID&quot;:&quot;zhunukxh&quot;,&quot;schema&quot;:&quot;https://github.com/citation-style-language/schema/raw/master/csl-citation.json&quot;} RNDjvxbyncerx"/>&lt;Do Zotero Refresh: [@papert_childrens_1993, p. 143]&gt;<text:reference-mark-end text:name="ZOTERO_ITEM CSL_CITATION {&quot;citationItems&quot;:[{&quot;locator&quot;:&quot; 143&quot;,&quot;id&quot;:1131,&quot;uris&quot;:[&quot;http://zotero.org/users/1913249/items/ZWUAZAZN&quot;],&quot;uri&quot;:[&quot;http://zotero.org/users/1913249/items/ZWUAZAZN&quot;],&quot;itemData&quot;:{&quot;publisher-place&quot;:&quot;New York&quot;,&quot;id&quot;:&quot;papert_childrens_1993&quot;,&quot;source&quot;:&quot;Open WorldCat&quot;,&quot;type&quot;:&quot;book&quot;,&quot;language&quot;:&quot;English&quot;,&quot;title&quot;:&quot;The children's machine: rethinking school in the age of the computer&quot;,&quot;event-place&quot;:&quot;New York&quot;,&quot;publisher&quot;:&quot;BasicBooks&quot;,&quot;author&quot;:[{&quot;family&quot;:&quot;Papert&quot;,&quot;given&quot;:&quot;Seymour&quot;}],&quot;title-short&quot;:&quot;The children's machine&quot;,&quot;ISBN&quot;:&quot;0-465-01830-0 978-0-465-01830-7 0-465-01063-6 978-0-465-01063-9 0-7450-1603-0 978-0-7450-1603-0&quot;,&quot;citation-key&quot;:&quot;papert_childrens_1993&quot;,&quot;issued&quot;:{&quot;date-parts&quot;:[[1993]]}},&quot;prefix&quot;:&quot;&quot;}],&quot;properties&quot;:{&quot;formattedCitation&quot;:&quot;[@papert_childrens_1993, p. 143]&quot;,&quot;noteIndex&quot;:0},&quot;citationID&quot;:&quot;zhunukxh&quot;,&quot;schema&quot;:&quot;https://github.com/citation-style-language/schema/raw/master/csl-citation.json&quot;} RNDjvxbyncerx"/>.</text:p>
      <text:p text:style-name="Text_20_body">The underlying assumption of the work here is re-examined in a stream on later work by Kafai and Peppler etc, who after extensive research in this area begin to ask instead how to create new communities rather than aiming to break into existing ones.</text:p>
      <text:list text:style-name="L25">
        <text:list-item>
          <text:p text:style-name="P25">building new clubhouses is important, creating new learning environments which align with values of participants <text:reference-mark-start text:name="ZOTERO_ITEM CSL_CITATION {&quot;citationItems&quot;:[{&quot;id&quot;:3759,&quot;uris&quot;:[&quot;http://zotero.org/users/1913249/items/XCATBQNK&quot;],&quot;suffix&quot;:&quot;&quot;,&quot;uri&quot;:[&quot;http://zotero.org/users/1913249/items/XCATBQNK&quot;],&quot;itemData&quot;:{&quot;publisher-place&quot;:&quot;Siegen, Germany, Germany&quot;,&quot;id&quot;:&quot;kafai_beyond_2014&quot;,&quot;accessed&quot;:{&quot;date-parts&quot;:[[2018,7,18]]},&quot;issued&quot;:{&quot;date-parts&quot;:[[2014]]},&quot;author&quot;:[{&quot;family&quot;:&quot;Kafai&quot;,&quot;given&quot;:&quot;Yasmin&quot;},{&quot;family&quot;:&quot;Burke&quot;,&quot;given&quot;:&quot;Quinn&quot;}],&quot;title-short&quot;:&quot;Beyond game design for broadening participation&quot;,&quot;container-title&quot;:&quot;Proceedings of Gender and IT Appropriation. Science and Practice on Dialogue - Forum for Interdisciplinary Exchange&quot;,&quot;source&quot;:&quot;ACM Digital Library&quot;,&quot;type&quot;:&quot;paper-conference&quot;,&quot;URL&quot;:&quot;http://dl.acm.org/citation.cfm?id=2670296.2670301&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collection-title&quot;:&quot;Gender IT '14&quot;,&quot;title&quot;:&quot;Beyond game design for broadening participation: building new clubhouses of computing for girls&quot;,&quot;ISBN&quot;:&quot;978-1-4503-2105-1&quot;,&quot;citation-key&quot;:&quot;kafai_beyond_2014&quot;,&quot;publisher&quot;:&quot;European Society for Socially Embedded Technologies&quot;},&quot;prefix&quot;:&quot;&quot;}],&quot;properties&quot;:{&quot;formattedCitation&quot;:&quot;[@kafai_beyond_2014]&quot;,&quot;noteIndex&quot;:0},&quot;citationID&quot;:&quot;jbalbgzx&quot;,&quot;schema&quot;:&quot;https://github.com/citation-style-language/schema/raw/master/csl-citation.json&quot;} RNDwgojtnrnbl"/>&lt;Do Zotero Refresh: [@kafai_beyond_2014]&gt;<text:reference-mark-end text:name="ZOTERO_ITEM CSL_CITATION {&quot;citationItems&quot;:[{&quot;id&quot;:3759,&quot;uris&quot;:[&quot;http://zotero.org/users/1913249/items/XCATBQNK&quot;],&quot;suffix&quot;:&quot;&quot;,&quot;uri&quot;:[&quot;http://zotero.org/users/1913249/items/XCATBQNK&quot;],&quot;itemData&quot;:{&quot;publisher-place&quot;:&quot;Siegen, Germany, Germany&quot;,&quot;id&quot;:&quot;kafai_beyond_2014&quot;,&quot;accessed&quot;:{&quot;date-parts&quot;:[[2018,7,18]]},&quot;issued&quot;:{&quot;date-parts&quot;:[[2014]]},&quot;author&quot;:[{&quot;family&quot;:&quot;Kafai&quot;,&quot;given&quot;:&quot;Yasmin&quot;},{&quot;family&quot;:&quot;Burke&quot;,&quot;given&quot;:&quot;Quinn&quot;}],&quot;title-short&quot;:&quot;Beyond game design for broadening participation&quot;,&quot;container-title&quot;:&quot;Proceedings of Gender and IT Appropriation. Science and Practice on Dialogue - Forum for Interdisciplinary Exchange&quot;,&quot;source&quot;:&quot;ACM Digital Library&quot;,&quot;type&quot;:&quot;paper-conference&quot;,&quot;URL&quot;:&quot;http://dl.acm.org/citation.cfm?id=2670296.2670301&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collection-title&quot;:&quot;Gender IT '14&quot;,&quot;title&quot;:&quot;Beyond game design for broadening participation: building new clubhouses of computing for girls&quot;,&quot;ISBN&quot;:&quot;978-1-4503-2105-1&quot;,&quot;citation-key&quot;:&quot;kafai_beyond_2014&quot;,&quot;publisher&quot;:&quot;European Society for Socially Embedded Technologies&quot;},&quot;prefix&quot;:&quot;&quot;}],&quot;properties&quot;:{&quot;formattedCitation&quot;:&quot;[@kafai_beyond_2014]&quot;,&quot;noteIndex&quot;:0},&quot;citationID&quot;:&quot;jbalbgzx&quot;,&quot;schema&quot;:&quot;https://github.com/citation-style-language/schema/raw/master/csl-citation.json&quot;} RNDwgojtnrnbl"/>.</text:p>
        </text:list-item>
      </text:list>
      <text:h text:style-name="Heading_20_3" text:outline-level="3"><text:bookmark-start text:name="technical-barriers-knowledge-barriers"/>Technical barriers &amp; knowledge barriers<text:bookmark-end text:name="technical-barriers-knowledge-barriers"/></text:h>
      <text:p text:style-name="First_20_paragraph">The approach of computer coding languages has changed Over generations of Extensive re</text:p>
      <text:p text:style-name="Text_20_body">Much work has been taken out by MIT family developing Papert’s ideas on constructionism in tool use</text:p>
      <text:list text:style-name="L26">
        <text:list-item>
          <text:p text:style-name="P26">Block coding vs text coding, syntax</text:p>
        </text:list-item>
        <text:list-item>
          <text:p text:style-name="P26">Design principles for game making tools, <text:reference-mark-start text:name="ZOTERO_ITEM CSL_CITATION {&quot;citationItems&quot;:[{&quot;id&quot;:1409,&quot;uris&quot;:[&quot;http://zotero.org/users/1913249/items/C9RM6JHC&quot;],&quot;suffix&quot;:&quot;&quot;,&quot;uri&quot;:[&quot;http://zotero.org/users/1913249/items/C9RM6JHC&quot;],&quot;itemData&quot;:{&quot;id&quot;:&quot;kafai_connected_2016&quot;,&quot;type&quot;:&quot;book&quot;,&quot;number-of-pages&quot;:&quot;221&quot;,&quot;language&quot;:&quot;en&quot;,&quot;title&quot;:&quot;Connected Gaming: What Making Video Games Can Teach Us about Learning and Literacy&quot;,&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author&quot;:[{&quot;family&quot;:&quot;Kafai&quot;,&quot;given&quot;:&quot;Yasmin B.&quot;},{&quot;family&quot;:&quot;Burke&quot;,&quot;given&quot;:&quot;Quinn&quot;},{&quot;family&quot;:&quot;Steinkuehler&quot;,&quot;given&quot;:&quot;Constance&quot;}],&quot;title-short&quot;:&quot;Connected Gaming&quot;,&quot;ISBN&quot;:&quot;978-0-262-03537-8&quot;,&quot;citation-key&quot;:&quot;kafai_connected_2016&quot;,&quot;issued&quot;:{&quot;date-parts&quot;:[[2016,12,23]]}},&quot;prefix&quot;:&quot;&quot;},{&quot;id&quot;:1095,&quot;uris&quot;:[&quot;http://zotero.org/users/1913249/items/VWHA2FJX&quot;],&quot;suffix&quot;:&quot;&quot;,&quot;uri&quot;:[&quot;http://zotero.org/users/1913249/items/VWHA2FJX&quot;],&quot;itemData&quot;:{&quot;id&quot;:&quot;resnick_reflections_2005&quot;,&quot;accessed&quot;:{&quot;date-parts&quot;:[[2015,5,9]]},&quot;source&quot;:&quot;Google Scholar&quot;,&quot;URL&quot;:&quot;http://dl.acm.org/citation.cfm?id=1109556&quot;,&quot;type&quot;:&quot;paper-conference&quot;,&quot;issued&quot;:{&quot;date-parts&quot;:[[2005]]},&quot;page&quot;:&quot;117–122&quot;,&quot;author&quot;:[{&quot;family&quot;:&quot;Resnick&quot;,&quot;given&quot;:&quot;Mitchel&quot;},{&quot;family&quot;:&quot;Silverman&quot;,&quot;given&quot;:&quot;Brian&quot;}],&quot;publisher&quot;:&quot;ACM&quot;,&quot;title&quot;:&quot;Some reflections on designing construction kits for kids&quot;,&quot;container-title&quot;:&quot;Proceedings of the 2005 conference on Interaction design and children&quot;,&quot;citation-key&quot;:&quot;resnick_reflections_2005&quot;},&quot;prefix&quot;:&quot;&quot;}],&quot;properties&quot;:{&quot;formattedCitation&quot;:&quot;[@kafai_connected_2016; @resnick_reflections_2005]&quot;,&quot;noteIndex&quot;:0},&quot;citationID&quot;:&quot;yyshtqjr&quot;,&quot;schema&quot;:&quot;https://github.com/citation-style-language/schema/raw/master/csl-citation.json&quot;} RNDelwvifxjry"/>&lt;Do Zotero Refresh: [@kafai_connected_2016; @resnick_reflections_2005]&gt;<text:reference-mark-end text:name="ZOTERO_ITEM CSL_CITATION {&quot;citationItems&quot;:[{&quot;id&quot;:1409,&quot;uris&quot;:[&quot;http://zotero.org/users/1913249/items/C9RM6JHC&quot;],&quot;suffix&quot;:&quot;&quot;,&quot;uri&quot;:[&quot;http://zotero.org/users/1913249/items/C9RM6JHC&quot;],&quot;itemData&quot;:{&quot;id&quot;:&quot;kafai_connected_2016&quot;,&quot;type&quot;:&quot;book&quot;,&quot;number-of-pages&quot;:&quot;221&quot;,&quot;language&quot;:&quot;en&quot;,&quot;title&quot;:&quot;Connected Gaming: What Making Video Games Can Teach Us about Learning and Literacy&quot;,&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author&quot;:[{&quot;family&quot;:&quot;Kafai&quot;,&quot;given&quot;:&quot;Yasmin B.&quot;},{&quot;family&quot;:&quot;Burke&quot;,&quot;given&quot;:&quot;Quinn&quot;},{&quot;family&quot;:&quot;Steinkuehler&quot;,&quot;given&quot;:&quot;Constance&quot;}],&quot;title-short&quot;:&quot;Connected Gaming&quot;,&quot;ISBN&quot;:&quot;978-0-262-03537-8&quot;,&quot;citation-key&quot;:&quot;kafai_connected_2016&quot;,&quot;issued&quot;:{&quot;date-parts&quot;:[[2016,12,23]]}},&quot;prefix&quot;:&quot;&quot;},{&quot;id&quot;:1095,&quot;uris&quot;:[&quot;http://zotero.org/users/1913249/items/VWHA2FJX&quot;],&quot;suffix&quot;:&quot;&quot;,&quot;uri&quot;:[&quot;http://zotero.org/users/1913249/items/VWHA2FJX&quot;],&quot;itemData&quot;:{&quot;id&quot;:&quot;resnick_reflections_2005&quot;,&quot;accessed&quot;:{&quot;date-parts&quot;:[[2015,5,9]]},&quot;source&quot;:&quot;Google Scholar&quot;,&quot;URL&quot;:&quot;http://dl.acm.org/citation.cfm?id=1109556&quot;,&quot;type&quot;:&quot;paper-conference&quot;,&quot;issued&quot;:{&quot;date-parts&quot;:[[2005]]},&quot;page&quot;:&quot;117–122&quot;,&quot;author&quot;:[{&quot;family&quot;:&quot;Resnick&quot;,&quot;given&quot;:&quot;Mitchel&quot;},{&quot;family&quot;:&quot;Silverman&quot;,&quot;given&quot;:&quot;Brian&quot;}],&quot;publisher&quot;:&quot;ACM&quot;,&quot;title&quot;:&quot;Some reflections on designing construction kits for kids&quot;,&quot;container-title&quot;:&quot;Proceedings of the 2005 conference on Interaction design and children&quot;,&quot;citation-key&quot;:&quot;resnick_reflections_2005&quot;},&quot;prefix&quot;:&quot;&quot;}],&quot;properties&quot;:{&quot;formattedCitation&quot;:&quot;[@kafai_connected_2016; @resnick_reflections_2005]&quot;,&quot;noteIndex&quot;:0},&quot;citationID&quot;:&quot;yyshtqjr&quot;,&quot;schema&quot;:&quot;https://github.com/citation-style-language/schema/raw/master/csl-citation.json&quot;} RNDelwvifxjry"/> ()</text:p>
        </text:list-item>
        <text:list-item>
          <text:p text:style-name="P26">Barriers in using support material for code examples- mapping, understanding, <text:reference-mark-start text:name="ZOTERO_ITEM CSL_CITATION {&quot;citationItems&quot;:[{&quot;id&quot;:8698,&quot;uris&quot;:[&quot;http://zotero.org/users/1913249/items/D6ZVJHNB&quot;],&quot;suffix&quot;:&quot;&quot;,&quot;uri&quot;:[&quot;http://zotero.org/users/1913249/items/D6ZVJHNB&quot;],&quot;itemData&quot;:{&quot;publisher-place&quot;:&quot;New York, NY, USA&quot;,&quot;id&quot;:&quot;wang_novices_2021&quot;,&quot;accessed&quot;:{&quot;date-parts&quot;:[[2023,6,12]]},&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source&quot;:&quot;ACM Digital Library&quot;,&quot;type&quot;:&quot;paper-conference&quot;,&quot;URL&quot;:&quot;https://dl.acm.org/doi/10.1145/3430665.3456370&quot;,&quot;title&quot;:&quot;Novices' Learning Barriers When Using Code Examples in Open-Ended Programming&quot;,&quot;event-place&quot;:&quot;New York, NY, USA&quot;,&quot;page&quot;:&quot;394–400&quot;,&quot;collection-title&quot;:&quot;ITiCSE '21&quot;,&quot;publisher&quot;:&quot;Association for Computing Machinery&quot;,&quot;ISBN&quot;:&quot;978-1-4503-8214-4&quot;,&quot;citation-key&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properties&quot;:{&quot;formattedCitation&quot;:&quot;[@wang_novices_2021]&quot;,&quot;noteIndex&quot;:0},&quot;citationID&quot;:&quot;prwlykvr&quot;,&quot;schema&quot;:&quot;https://github.com/citation-style-language/schema/raw/master/csl-citation.json&quot;} RNDxmfyxdwqlq"/>&lt;Do Zotero Refresh: [@wang_novices_2021]&gt;<text:reference-mark-end text:name="ZOTERO_ITEM CSL_CITATION {&quot;citationItems&quot;:[{&quot;id&quot;:8698,&quot;uris&quot;:[&quot;http://zotero.org/users/1913249/items/D6ZVJHNB&quot;],&quot;suffix&quot;:&quot;&quot;,&quot;uri&quot;:[&quot;http://zotero.org/users/1913249/items/D6ZVJHNB&quot;],&quot;itemData&quot;:{&quot;publisher-place&quot;:&quot;New York, NY, USA&quot;,&quot;id&quot;:&quot;wang_novices_2021&quot;,&quot;accessed&quot;:{&quot;date-parts&quot;:[[2023,6,12]]},&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source&quot;:&quot;ACM Digital Library&quot;,&quot;type&quot;:&quot;paper-conference&quot;,&quot;URL&quot;:&quot;https://dl.acm.org/doi/10.1145/3430665.3456370&quot;,&quot;title&quot;:&quot;Novices' Learning Barriers When Using Code Examples in Open-Ended Programming&quot;,&quot;event-place&quot;:&quot;New York, NY, USA&quot;,&quot;page&quot;:&quot;394–400&quot;,&quot;collection-title&quot;:&quot;ITiCSE '21&quot;,&quot;publisher&quot;:&quot;Association for Computing Machinery&quot;,&quot;ISBN&quot;:&quot;978-1-4503-8214-4&quot;,&quot;citation-key&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properties&quot;:{&quot;formattedCitation&quot;:&quot;[@wang_novices_2021]&quot;,&quot;noteIndex&quot;:0},&quot;citationID&quot;:&quot;prwlykvr&quot;,&quot;schema&quot;:&quot;https://github.com/citation-style-language/schema/raw/master/csl-citation.json&quot;} RNDxmfyxdwqlq"/></text:p>
        </text:list-item>
      </text:list>
      <text:p text:style-name="First_20_paragraph"/>
      <text:p text:style-name="Text_20_body">Computing syntax Lack of knowledge of what to design.. which they call “sandbox games,” that integrates the worlds”</text:p>
      <text:h text:style-name="Heading_20_3" text:outline-level="3"><text:bookmark-start text:name="key-game-making-tools-used-in-this-study"/>Key Game Making Tools used in this study<text:bookmark-end text:name="key-game-making-tools-used-in-this-study"/></text:h>
      <text:p text:style-name="First_20_paragraph">These tools are of use by both professionals and novice coders. The use by indy communities blurs the line also</text:p>
      <text:h text:style-name="Heading_20_4" text:outline-level="4"><text:bookmark-start text:name="code-playgrounds"/>Code Playgrounds<text:bookmark-end text:name="code-playgrounds"/></text:h>
      <text:p text:style-name="First_20_paragraph">Find definition</text:p>
      <text:h text:style-name="Heading_20_4" text:outline-level="4"><text:bookmark-start text:name="pixel-art-editors"/>Pixel Art Editors<text:bookmark-end text:name="pixel-art-editors"/></text:h>
      <text:p text:style-name="First_20_paragraph">Find definition</text:p>
      <text:h text:style-name="Heading_20_3" text:outline-level="3"><text:bookmark-start text:name="conclusion-to-this-section"/>Conclusion to this section<text:bookmark-end text:name="conclusion-to-this-section"/></text:h>
      <text:p text:style-name="First_20_paragraph">This chapter explores some of these issues in more depth</text:p>
      <text:list text:style-name="L27">
        <text:list-item>
          <text:p text:style-name="P27">Knowledge barriers in K12 section</text:p>
        </text:list-item>
        <text:list-item>
          <text:p text:style-name="P27">Mapping cultural barriers to some of the community based approaches</text:p>
        </text:list-item>
      </text:list>
      <text:h text:style-name="Heading_20_2" text:outline-level="2"><text:bookmark-start text:name="pedagogies-from-coding-for-learning-community---k12-focused"/>Pedagogies from coding for learning community - K12 focused<text:bookmark-end text:name="pedagogies-from-coding-for-learning-community---k12-focused"/></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28">
        <text:list-item>
          <text:p text:style-name="P28">UMC / Remixing - Half-baked games</text:p>
        </text:list-item>
        <text:list-item>
          <text:p text:style-name="P28">Design approaches - designing for an audience</text:p>
        </text:list-item>
        <text:list-item>
          <text:p text:style-name="P28">Broader definition of CT, computational fluency / computational participation.</text:p>
        </text:list-item>
        <text:list-item>
          <text:p text:style-name="P28">Physical methods, feedback, from constructionism</text:p>
        </text:list-item>
        <text:list-item>
          <text:p text:style-name="P28">Design patterns in Agent sheets</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umc-mircroworlds-and-half-baked-games"/>UMC, Mircroworlds and Half-Baked Games<text:bookmark-end text:name="umc-mircroworlds-and-half-baked-games"/></text:h>
      <text:p text:style-name="First_20_paragraph">The ‘Use-Modify-Create’ approach proposed by Lee and colleagues <text:reference-mark-start text:name="ZOTERO_ITEM CSL_CITATION {&quot;citationItems&quot;:[{&quot;id&quot;:3872,&quot;suppress-author&quot;:true,&quot;suffix&quot;:&quot;&quot;,&quot;uri&quot;:[&quot;http://zotero.org/users/1913249/items/M2JH9UT3&quot;],&quot;itemData&quot;:{&quot;ISSN&quot;:&quot;2153-2184&quot;,&quot;id&quot;:&quot;lee_computational_2011&quot;,&quot;accessed&quot;:{&quot;date-parts&quot;:[[2018,9,15]]},&quot;volume&quot;:&quot;2&quot;,&quot;issue&quot;:&quot;1&quot;,&quot;source&quot;:&quot;ACM Digital Library&quot;,&quot;type&quot;:&quot;article-journal&quot;,&quot;URL&quot;:&quot;http://doi.acm.org/10.1145/1929887.1929902&quot;,&quot;DOI&quot;:&quot;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2011,2]]},&quot;title&quot;:&quot;Computational thinking for youth in practice&quot;,&quot;citation-key&quot;:&quot;lee_computational_2011&quot;,&quot;container-title&quot;:&quot;ACM Inroads&quot;},&quot;prefix&quot;:&quot;&quot;,&quot;uris&quot;:[&quot;http://zotero.org/users/1913249/items/M2JH9UT3&quot;]}],&quot;properties&quot;:{&quot;formattedCitation&quot;:&quot;[-@lee_computational_2011]&quot;,&quot;noteIndex&quot;:0},&quot;citationID&quot;:&quot;huhlfeho&quot;,&quot;schema&quot;:&quot;https://github.com/citation-style-language/schema/raw/master/csl-citation.json&quot;} RNDkexcdmtzyr"/>&lt;Do Zotero Refresh: [-@lee_computational_2011]&gt;<text:reference-mark-end text:name="ZOTERO_ITEM CSL_CITATION {&quot;citationItems&quot;:[{&quot;id&quot;:3872,&quot;suppress-author&quot;:true,&quot;suffix&quot;:&quot;&quot;,&quot;uri&quot;:[&quot;http://zotero.org/users/1913249/items/M2JH9UT3&quot;],&quot;itemData&quot;:{&quot;ISSN&quot;:&quot;2153-2184&quot;,&quot;id&quot;:&quot;lee_computational_2011&quot;,&quot;accessed&quot;:{&quot;date-parts&quot;:[[2018,9,15]]},&quot;volume&quot;:&quot;2&quot;,&quot;issue&quot;:&quot;1&quot;,&quot;source&quot;:&quot;ACM Digital Library&quot;,&quot;type&quot;:&quot;article-journal&quot;,&quot;URL&quot;:&quot;http://doi.acm.org/10.1145/1929887.1929902&quot;,&quot;DOI&quot;:&quot;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2011,2]]},&quot;title&quot;:&quot;Computational thinking for youth in practice&quot;,&quot;citation-key&quot;:&quot;lee_computational_2011&quot;,&quot;container-title&quot;:&quot;ACM Inroads&quot;},&quot;prefix&quot;:&quot;&quot;,&quot;uris&quot;:[&quot;http://zotero.org/users/1913249/items/M2JH9UT3&quot;]}],&quot;properties&quot;:{&quot;formattedCitation&quot;:&quot;[-@lee_computational_2011]&quot;,&quot;noteIndex&quot;:0},&quot;citationID&quot;:&quot;huhlfeho&quot;,&quot;schema&quot;:&quot;https://github.com/citation-style-language/schema/raw/master/csl-citation.json&quot;} RNDkexcdmtzyr"/> is particularly promising to counter issue of user anxiety surrounding the difficulty of coding games. It comes from the desire to be able to integrate game making and robotics to support computational thinking and draws upon grounded game making studies <text:reference-mark-start text:name="ZOTERO_ITEM CSL_CITATION {&quot;citationItems&quot;:[{&quot;id&quot;:275,&quot;uris&quot;:[&quot;http://zotero.org/users/1913249/items/VJ5HVJHB&quot;],&quot;suffix&quot;:&quot;&quot;,&quot;uri&quot;:[&quot;http://zotero.org/users/1913249/items/VJ5HVJHB&quot;],&quot;itemData&quot;:{&quot;ISSN&quot;:&quot;03601315&quot;,&quot;id&quot;:&quot;denner_computer_2012&quot;,&quot;issue&quot;:&quot;1&quot;,&quot;DOI&quot;:&quot;10.1016/j.compedu.2011.08.006&quot;,&quot;issued&quot;:{&quot;date-parts&quot;:[[2012,1]]},&quot;author&quot;:[{&quot;family&quot;:&quot;Denner&quot;,&quot;given&quot;:&quot;Jill&quot;},{&quot;family&quot;:&quot;Werner&quot;,&quot;given&quot;:&quot;Linda&quot;},{&quot;family&quot;:&quot;Ortiz&quot;,&quot;given&quot;:&quot;Eloy&quot;}],&quot;title-short&quot;:&quot;Computer games created by middle school girls&quot;,&quot;container-title&quot;:&quot;Computers &amp; Education&quot;,&quot;volume&quot;:&quot;58&quot;,&quot;source&quot;:&quot;Crossref&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age&quot;:&quot;240-249&quot;,&quot;accessed&quot;:{&quot;date-parts&quot;:[[2018,4,21]]},&quot;type&quot;:&quot;article-journal&quot;,&quot;title&quot;:&quot;Computer games created by middle school girls: Can they be used to measure understanding of computer science concepts?&quot;,&quot;citation-key&quot;:&quot;denner_computer_2012&quot;,&quot;language&quot;:&quot;en&quot;},&quot;prefix&quot;:&quot;&quot;},{&quot;id&quot;:3768,&quot;uris&quot;:[&quot;http://zotero.org/users/1913249/items/RUWZA8Q7&quot;],&quot;suffix&quot;:&quot;&quot;,&quot;uri&quot;:[&quot;http://zotero.org/users/1913249/items/RUWZA8Q7&quot;],&quot;itemData&quot;:{&quot;ISSN&quot;:&quot;2155-6849 DOI: 10.4018/ijgbl.2014070102&quot;,&quot;id&quot;:&quot;denner_using_2014&quot;,&quot;issue&quot;:&quot;3&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license&quot;:&quot;Access limited to members&quot;,&quot;volume&quot;:&quot;4&quot;,&quot;source&quot;:&quot;www.igi-global.com&quot;,&quot;URL&quot;:&quot;https://www.igi-global.com/article/using-game-mechanics-to-measure-what-students-learn-from-programming-games/117696&quot;,&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container-title-short&quot;:&quot;IJGBL&quot;,&quot;accessed&quot;:{&quot;date-parts&quot;:[[2018,4,21]]},&quot;title&quot;:&quot;Using game mechanics to measure what students learn from programming games&quot;,&quot;citation-key&quot;:&quot;denner_using_2014&quot;,&quot;language&quot;:&quot;en&quot;},&quot;prefix&quot;:&quot;&quot;},{&quot;id&quot;:280,&quot;uris&quot;:[&quot;http://zotero.org/users/1913249/items/PH47MUUV&quot;],&quot;suffix&quot;:&quot;&quot;,&quot;uri&quot;:[&quot;http://zotero.org/users/1913249/items/PH47MUUV&quot;],&quot;itemData&quot;:{&quot;publisher&quot;:&quot;ACM Press&quot;,&quot;id&quot;:&quot;werner_pair_2013&quot;,&quot;accessed&quot;:{&quot;date-parts&quot;:[[2018,4,21]]},&quot;type&quot;:&quot;paper-conference&quot;,&quot;language&quot;:&quot;en&quot;,&quot;source&quot;:&quot;Crossref&quot;,&quot;title&quot;:&quot;Pair programming for middle school students: does friendship influence academic outcomes?&quot;,&quot;URL&quot;:&quot;http://dl.acm.org/citation.cfm?doid=2445196.2445322&quot;,&quot;DOI&quot;:&quot;10.1145/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age&quot;:&quot;421&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title-short&quot;:&quot;Pair programming for middle school students&quot;,&quot;ISBN&quot;:&quot;978-1-4503-1868-6&quot;,&quot;citation-key&quot;:&quot;werner_pair_2013&quot;,&quot;issued&quot;:{&quot;date-parts&quot;:[[2013]]}},&quot;prefix&quot;:&quot;&quot;},{&quot;id&quot;:2929,&quot;uris&quot;:[&quot;http://zotero.org/users/1913249/items/GK5Z3NX3&quot;],&quot;suffix&quot;:&quot;&quot;,&quot;uri&quot;:[&quot;http://zotero.org/users/1913249/items/GK5Z3NX3&quot;],&quot;itemData&quot;:{&quot;ISSN&quot;:&quot;19466226&quot;,&quot;id&quot;:&quot;werner_children_2014&quot;,&quot;accessed&quot;:{&quot;date-parts&quot;:[[2018,8,16]]},&quot;DOI&quot;:&quot;10.1145/2677091&quot;,&quot;issued&quot;:{&quot;date-parts&quot;:[[2014,12,23]]},&quot;author&quot;:[{&quot;family&quot;:&quot;Werner&quot;,&quot;given&quot;:&quot;Linda&quot;},{&quot;family&quot;:&quot;Denner&quot;,&quot;given&quot;:&quot;Jill&quot;},{&quot;family&quot;:&quot;Campe&quot;,&quot;given&quot;:&quot;Shannon&quot;}],&quot;title-short&quot;:&quot;Children Programming Games&quot;,&quot;container-title&quot;:&quot;ACM Transactions on Computing Education&quot;,&quot;volume&quot;:&quot;14&quot;,&quot;source&quot;:&quot;Crossref&quot;,&quot;URL&quot;:&quot;http://dl.acm.org/citation.cfm?doid=2698235.2677091&quot;,&quot;page&quot;:&quot;1-22&quot;,&quot;issue&quot;:&quot;4&quot;,&quot;type&quot;:&quot;article-journal&quot;,&quot;title&quot;:&quot;Children Programming Games: A Strategy for Measuring Computational Learning&quot;,&quot;citation-key&quot;:&quot;werner_children_2014&quot;,&quot;language&quot;:&quot;en&quot;},&quot;prefix&quot;:&quot;&quot;}],&quot;properties&quot;:{&quot;formattedCitation&quot;:&quot;[@denner_computer_2012; @denner_using_2014; @werner_pair_2013; @werner_children_2014]&quot;,&quot;noteIndex&quot;:0},&quot;citationID&quot;:&quot;jtjhgpgd&quot;,&quot;schema&quot;:&quot;https://github.com/citation-style-language/schema/raw/master/csl-citation.json&quot;} RNDtduetbybne"/>&lt;Do Zotero Refresh: [@denner_computer_2012; @denner_using_2014; @werner_pair_2013; @werner_children_2014]&gt;<text:reference-mark-end text:name="ZOTERO_ITEM CSL_CITATION {&quot;citationItems&quot;:[{&quot;id&quot;:275,&quot;uris&quot;:[&quot;http://zotero.org/users/1913249/items/VJ5HVJHB&quot;],&quot;suffix&quot;:&quot;&quot;,&quot;uri&quot;:[&quot;http://zotero.org/users/1913249/items/VJ5HVJHB&quot;],&quot;itemData&quot;:{&quot;ISSN&quot;:&quot;03601315&quot;,&quot;id&quot;:&quot;denner_computer_2012&quot;,&quot;issue&quot;:&quot;1&quot;,&quot;DOI&quot;:&quot;10.1016/j.compedu.2011.08.006&quot;,&quot;issued&quot;:{&quot;date-parts&quot;:[[2012,1]]},&quot;author&quot;:[{&quot;family&quot;:&quot;Denner&quot;,&quot;given&quot;:&quot;Jill&quot;},{&quot;family&quot;:&quot;Werner&quot;,&quot;given&quot;:&quot;Linda&quot;},{&quot;family&quot;:&quot;Ortiz&quot;,&quot;given&quot;:&quot;Eloy&quot;}],&quot;title-short&quot;:&quot;Computer games created by middle school girls&quot;,&quot;container-title&quot;:&quot;Computers &amp; Education&quot;,&quot;volume&quot;:&quot;58&quot;,&quot;source&quot;:&quot;Crossref&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age&quot;:&quot;240-249&quot;,&quot;accessed&quot;:{&quot;date-parts&quot;:[[2018,4,21]]},&quot;type&quot;:&quot;article-journal&quot;,&quot;title&quot;:&quot;Computer games created by middle school girls: Can they be used to measure understanding of computer science concepts?&quot;,&quot;citation-key&quot;:&quot;denner_computer_2012&quot;,&quot;language&quot;:&quot;en&quot;},&quot;prefix&quot;:&quot;&quot;},{&quot;id&quot;:3768,&quot;uris&quot;:[&quot;http://zotero.org/users/1913249/items/RUWZA8Q7&quot;],&quot;suffix&quot;:&quot;&quot;,&quot;uri&quot;:[&quot;http://zotero.org/users/1913249/items/RUWZA8Q7&quot;],&quot;itemData&quot;:{&quot;ISSN&quot;:&quot;2155-6849 DOI: 10.4018/ijgbl.2014070102&quot;,&quot;id&quot;:&quot;denner_using_2014&quot;,&quot;issue&quot;:&quot;3&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license&quot;:&quot;Access limited to members&quot;,&quot;volume&quot;:&quot;4&quot;,&quot;source&quot;:&quot;www.igi-global.com&quot;,&quot;URL&quot;:&quot;https://www.igi-global.com/article/using-game-mechanics-to-measure-what-students-learn-from-programming-games/117696&quot;,&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container-title-short&quot;:&quot;IJGBL&quot;,&quot;accessed&quot;:{&quot;date-parts&quot;:[[2018,4,21]]},&quot;title&quot;:&quot;Using game mechanics to measure what students learn from programming games&quot;,&quot;citation-key&quot;:&quot;denner_using_2014&quot;,&quot;language&quot;:&quot;en&quot;},&quot;prefix&quot;:&quot;&quot;},{&quot;id&quot;:280,&quot;uris&quot;:[&quot;http://zotero.org/users/1913249/items/PH47MUUV&quot;],&quot;suffix&quot;:&quot;&quot;,&quot;uri&quot;:[&quot;http://zotero.org/users/1913249/items/PH47MUUV&quot;],&quot;itemData&quot;:{&quot;publisher&quot;:&quot;ACM Press&quot;,&quot;id&quot;:&quot;werner_pair_2013&quot;,&quot;accessed&quot;:{&quot;date-parts&quot;:[[2018,4,21]]},&quot;type&quot;:&quot;paper-conference&quot;,&quot;language&quot;:&quot;en&quot;,&quot;source&quot;:&quot;Crossref&quot;,&quot;title&quot;:&quot;Pair programming for middle school students: does friendship influence academic outcomes?&quot;,&quot;URL&quot;:&quot;http://dl.acm.org/citation.cfm?doid=2445196.2445322&quot;,&quot;DOI&quot;:&quot;10.1145/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age&quot;:&quot;421&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title-short&quot;:&quot;Pair programming for middle school students&quot;,&quot;ISBN&quot;:&quot;978-1-4503-1868-6&quot;,&quot;citation-key&quot;:&quot;werner_pair_2013&quot;,&quot;issued&quot;:{&quot;date-parts&quot;:[[2013]]}},&quot;prefix&quot;:&quot;&quot;},{&quot;id&quot;:2929,&quot;uris&quot;:[&quot;http://zotero.org/users/1913249/items/GK5Z3NX3&quot;],&quot;suffix&quot;:&quot;&quot;,&quot;uri&quot;:[&quot;http://zotero.org/users/1913249/items/GK5Z3NX3&quot;],&quot;itemData&quot;:{&quot;ISSN&quot;:&quot;19466226&quot;,&quot;id&quot;:&quot;werner_children_2014&quot;,&quot;accessed&quot;:{&quot;date-parts&quot;:[[2018,8,16]]},&quot;DOI&quot;:&quot;10.1145/2677091&quot;,&quot;issued&quot;:{&quot;date-parts&quot;:[[2014,12,23]]},&quot;author&quot;:[{&quot;family&quot;:&quot;Werner&quot;,&quot;given&quot;:&quot;Linda&quot;},{&quot;family&quot;:&quot;Denner&quot;,&quot;given&quot;:&quot;Jill&quot;},{&quot;family&quot;:&quot;Campe&quot;,&quot;given&quot;:&quot;Shannon&quot;}],&quot;title-short&quot;:&quot;Children Programming Games&quot;,&quot;container-title&quot;:&quot;ACM Transactions on Computing Education&quot;,&quot;volume&quot;:&quot;14&quot;,&quot;source&quot;:&quot;Crossref&quot;,&quot;URL&quot;:&quot;http://dl.acm.org/citation.cfm?doid=2698235.2677091&quot;,&quot;page&quot;:&quot;1-22&quot;,&quot;issue&quot;:&quot;4&quot;,&quot;type&quot;:&quot;article-journal&quot;,&quot;title&quot;:&quot;Children Programming Games: A Strategy for Measuring Computational Learning&quot;,&quot;citation-key&quot;:&quot;werner_children_2014&quot;,&quot;language&quot;:&quot;en&quot;},&quot;prefix&quot;:&quot;&quot;}],&quot;properties&quot;:{&quot;formattedCitation&quot;:&quot;[@denner_computer_2012; @denner_using_2014; @werner_pair_2013; @werner_children_2014]&quot;,&quot;noteIndex&quot;:0},&quot;citationID&quot;:&quot;jtjhgpgd&quot;,&quot;schema&quot;:&quot;https://github.com/citation-style-language/schema/raw/master/csl-citation.json&quot;} RNDtduetbybne"/></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id&quot;:3872,&quot;suppress-author&quot;:true,&quot;suffix&quot;:&quot;&quot;,&quot;uri&quot;:[&quot;http://zotero.org/users/1913249/items/M2JH9UT3&quot;],&quot;itemData&quot;:{&quot;ISSN&quot;:&quot;2153-2184&quot;,&quot;id&quot;:&quot;lee_computational_2011&quot;,&quot;accessed&quot;:{&quot;date-parts&quot;:[[2018,9,15]]},&quot;volume&quot;:&quot;2&quot;,&quot;issue&quot;:&quot;1&quot;,&quot;source&quot;:&quot;ACM Digital Library&quot;,&quot;type&quot;:&quot;article-journal&quot;,&quot;URL&quot;:&quot;http://doi.acm.org/10.1145/1929887.1929902&quot;,&quot;DOI&quot;:&quot;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2011,2]]},&quot;title&quot;:&quot;Computational thinking for youth in practice&quot;,&quot;citation-key&quot;:&quot;lee_computational_2011&quot;,&quot;container-title&quot;:&quot;ACM Inroads&quot;},&quot;prefix&quot;:&quot;&quot;,&quot;uris&quot;:[&quot;http://zotero.org/users/1913249/items/M2JH9UT3&quot;]}],&quot;properties&quot;:{&quot;formattedCitation&quot;:&quot;[-@lee_computational_2011]&quot;,&quot;noteIndex&quot;:0},&quot;citationID&quot;:&quot;gutrzqtc&quot;,&quot;schema&quot;:&quot;https://github.com/citation-style-language/schema/raw/master/csl-citation.json&quot;} RNDdncbflvotb"/>&lt;Do Zotero Refresh: [-@lee_computational_2011]&gt;<text:reference-mark-end text:name="ZOTERO_ITEM CSL_CITATION {&quot;citationItems&quot;:[{&quot;id&quot;:3872,&quot;suppress-author&quot;:true,&quot;suffix&quot;:&quot;&quot;,&quot;uri&quot;:[&quot;http://zotero.org/users/1913249/items/M2JH9UT3&quot;],&quot;itemData&quot;:{&quot;ISSN&quot;:&quot;2153-2184&quot;,&quot;id&quot;:&quot;lee_computational_2011&quot;,&quot;accessed&quot;:{&quot;date-parts&quot;:[[2018,9,15]]},&quot;volume&quot;:&quot;2&quot;,&quot;issue&quot;:&quot;1&quot;,&quot;source&quot;:&quot;ACM Digital Library&quot;,&quot;type&quot;:&quot;article-journal&quot;,&quot;URL&quot;:&quot;http://doi.acm.org/10.1145/1929887.1929902&quot;,&quot;DOI&quot;:&quot;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2011,2]]},&quot;title&quot;:&quot;Computational thinking for youth in practice&quot;,&quot;citation-key&quot;:&quot;lee_computational_2011&quot;,&quot;container-title&quot;:&quot;ACM Inroads&quot;},&quot;prefix&quot;:&quot;&quot;,&quot;uris&quot;:[&quot;http://zotero.org/users/1913249/items/M2JH9UT3&quot;]}],&quot;properties&quot;:{&quot;formattedCitation&quot;:&quot;[-@lee_computational_2011]&quot;,&quot;noteIndex&quot;:0},&quot;citationID&quot;:&quot;gutrzqtc&quot;,&quot;schema&quot;:&quot;https://github.com/citation-style-language/schema/raw/master/csl-citation.json&quot;} RNDdncbflvotb"/></text:p>
      <text:p text:style-name="Text_20_body">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 (DEVELOP)</text:p>
      <text:p text:style-name="Text_20_body">The focus of half-baked games is to design them in a way which encourages malleability of the code in directions that the learner may find interesting <text:reference-mark-start text:name="ZOTERO_ITEM CSL_CITATION {&quot;citationItems&quot;:[{&quot;id&quot;:2765,&quot;uris&quot;:[&quot;http://zotero.org/users/1913249/items/49KSYPTU&quot;],&quot;suffix&quot;:&quot;&quot;,&quot;uri&quot;:[&quot;http://zotero.org/users/1913249/items/49KSYPTU&quot;],&quot;itemData&quot;:{&quot;ISSN&quot;:&quot;1648-5831&quot;,&quot;id&quot;:&quot;kynigos_half-baked_2007&quot;,&quot;issue&quot;:&quot;2&quot;,&quot;volume&quot;:&quot;6&quot;,&quot;source&quot;:&quot;www.ceeol.com&quot;,&quot;type&quot;:&quot;article-journal&quot;,&quot;URL&quot;:&quot;https://www.ceeol.com/search/article-detail?id=60016&quot;,&quot;accessed&quot;:{&quot;date-parts&quot;:[[2018,9,15]]},&quot;issued&quot;:{&quot;date-parts&quot;:[[2007]]},&quot;page&quot;:&quot;335-359&quot;,&quot;author&quot;:[{&quot;family&quot;:&quot;Kynigos&quot;,&quot;given&quot;:&quot;Chronis&quot;}],&quot;language&quot;:&quot;English&quot;,&quot;title&quot;:&quot;Half-Baked Logo Microworlds as Boundary Objects in Integrated Design&quot;,&quot;container-title&quot;:&quot;Informatics in Education - An International Journal&quot;,&quot;citation-key&quot;:&quot;kynigos_half-baked_2007&quot;},&quot;prefix&quot;:&quot;&quot;},{&quot;id&quot;:2576,&quot;uris&quot;:[&quot;http://zotero.org/users/1913249/items/KLB4BDFL&quot;],&quot;suffix&quot;:&quot;&quot;,&quot;uri&quot;:[&quot;http://zotero.org/users/1913249/items/KLB4BDFL&quot;],&quot;itemData&quot;:{&quot;ISSN&quot;:&quot;2212-8689&quot;,&quot;id&quot;:&quot;kynigos_children_2018&quot;,&quot;container-title-short&quot;:&quot;International Journal of Child-Computer Interaction&quot;,&quot;issued&quot;:{&quot;date-parts&quot;:[[2018,4,21]]},&quot;source&quot;:&quot;ScienceDirect&quot;,&quot;type&quot;:&quot;article-journal&quot;,&quot;URL&quot;:&quot;http://www.sciencedirect.com/science/article/pii/S2212868916300861&quot;,&quot;DOI&quot;:&quot;10.1016/j.ijcci.2018.04.00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2018,7,18]]},&quot;author&quot;:[{&quot;family&quot;:&quot;Kynigos&quot;,&quot;given&quot;:&quot;Chronis&quot;},{&quot;family&quot;:&quot;Yiannoutsou&quot;,&quot;given&quot;:&quot;Nikoleta&quot;}],&quot;title-short&quot;:&quot;Children challenging the design of half-baked games&quot;,&quot;title&quot;:&quot;Children challenging the design of half-baked games: Expressing values through the process of game modding&quot;,&quot;citation-key&quot;:&quot;kynigos_children_2018&quot;,&quot;container-title&quot;:&quot;International Journal of Child-Computer Interaction&quot;},&quot;prefix&quot;:&quot;&quot;}],&quot;properties&quot;:{&quot;formattedCitation&quot;:&quot;[@kynigos_half-baked_2007; @kynigos_children_2018]&quot;,&quot;noteIndex&quot;:0},&quot;citationID&quot;:&quot;ezfxdzbw&quot;,&quot;schema&quot;:&quot;https://github.com/citation-style-language/schema/raw/master/csl-citation.json&quot;} RNDbaxpeekxvj"/>&lt;Do Zotero Refresh: [@kynigos_half-baked_2007; @kynigos_children_2018]&gt;<text:reference-mark-end text:name="ZOTERO_ITEM CSL_CITATION {&quot;citationItems&quot;:[{&quot;id&quot;:2765,&quot;uris&quot;:[&quot;http://zotero.org/users/1913249/items/49KSYPTU&quot;],&quot;suffix&quot;:&quot;&quot;,&quot;uri&quot;:[&quot;http://zotero.org/users/1913249/items/49KSYPTU&quot;],&quot;itemData&quot;:{&quot;ISSN&quot;:&quot;1648-5831&quot;,&quot;id&quot;:&quot;kynigos_half-baked_2007&quot;,&quot;issue&quot;:&quot;2&quot;,&quot;volume&quot;:&quot;6&quot;,&quot;source&quot;:&quot;www.ceeol.com&quot;,&quot;type&quot;:&quot;article-journal&quot;,&quot;URL&quot;:&quot;https://www.ceeol.com/search/article-detail?id=60016&quot;,&quot;accessed&quot;:{&quot;date-parts&quot;:[[2018,9,15]]},&quot;issued&quot;:{&quot;date-parts&quot;:[[2007]]},&quot;page&quot;:&quot;335-359&quot;,&quot;author&quot;:[{&quot;family&quot;:&quot;Kynigos&quot;,&quot;given&quot;:&quot;Chronis&quot;}],&quot;language&quot;:&quot;English&quot;,&quot;title&quot;:&quot;Half-Baked Logo Microworlds as Boundary Objects in Integrated Design&quot;,&quot;container-title&quot;:&quot;Informatics in Education - An International Journal&quot;,&quot;citation-key&quot;:&quot;kynigos_half-baked_2007&quot;},&quot;prefix&quot;:&quot;&quot;},{&quot;id&quot;:2576,&quot;uris&quot;:[&quot;http://zotero.org/users/1913249/items/KLB4BDFL&quot;],&quot;suffix&quot;:&quot;&quot;,&quot;uri&quot;:[&quot;http://zotero.org/users/1913249/items/KLB4BDFL&quot;],&quot;itemData&quot;:{&quot;ISSN&quot;:&quot;2212-8689&quot;,&quot;id&quot;:&quot;kynigos_children_2018&quot;,&quot;container-title-short&quot;:&quot;International Journal of Child-Computer Interaction&quot;,&quot;issued&quot;:{&quot;date-parts&quot;:[[2018,4,21]]},&quot;source&quot;:&quot;ScienceDirect&quot;,&quot;type&quot;:&quot;article-journal&quot;,&quot;URL&quot;:&quot;http://www.sciencedirect.com/science/article/pii/S2212868916300861&quot;,&quot;DOI&quot;:&quot;10.1016/j.ijcci.2018.04.00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2018,7,18]]},&quot;author&quot;:[{&quot;family&quot;:&quot;Kynigos&quot;,&quot;given&quot;:&quot;Chronis&quot;},{&quot;family&quot;:&quot;Yiannoutsou&quot;,&quot;given&quot;:&quot;Nikoleta&quot;}],&quot;title-short&quot;:&quot;Children challenging the design of half-baked games&quot;,&quot;title&quot;:&quot;Children challenging the design of half-baked games: Expressing values through the process of game modding&quot;,&quot;citation-key&quot;:&quot;kynigos_children_2018&quot;,&quot;container-title&quot;:&quot;International Journal of Child-Computer Interaction&quot;},&quot;prefix&quot;:&quot;&quot;}],&quot;properties&quot;:{&quot;formattedCitation&quot;:&quot;[@kynigos_half-baked_2007; @kynigos_children_2018]&quot;,&quot;noteIndex&quot;:0},&quot;citationID&quot;:&quot;ezfxdzbw&quot;,&quot;schema&quot;:&quot;https://github.com/citation-style-language/schema/raw/master/csl-citation.json&quot;} RNDbaxpeekxvj"/>.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rimm"/>PRIMM<text:bookmark-end text:name="primm"/></text:h>
      <text:p text:style-name="First_20_paragraph">FIND MATERIAL IN OTHER BOOK CHAPTERS</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h text:style-name="Heading_20_3" text:outline-level="3"><text:bookmark-start text:name="semantic-profiles-and-waves"/>Semantic Profiles and Waves<text:bookmark-end text:name="semantic-profiles-and-wav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tems&quot;:[{&quot;id&quot;:3624,&quot;uris&quot;:[&quot;http://zotero.org/users/1913249/items/8KA63FXV&quot;],&quot;suffix&quot;:&quot;&quot;,&quot;uri&quot;:[&quot;http://zotero.org/users/1913249/items/8KA63FXV&quot;],&quot;itemData&quot;:{&quot;ISSN&quot;:&quot;0898-5898&quot;,&quot;id&quot;:&quot;macnaught_jointly_2013&quot;,&quot;container-title-short&quot;:&quot;Linguistics and Education&quot;,&quot;DOI&quot;:&quot;10.1016/j.linged.2012.11.008&quot;,&quot;issued&quot;:{&quot;date-parts&quot;:[[2013,4,1]]},&quot;language&quot;:&quot;en&quot;,&quot;title-short&quot;:&quot;Jointly constructing semantic waves&quot;,&quot;container-title&quot;:&quot;Linguistics and Education&quot;,&quot;volume&quot;:&quot;24&quot;,&quot;source&quot;:&quot;ScienceDirect&quot;,&quot;type&quot;:&quot;article-journal&quot;,&quot;URL&quot;:&quot;http://www.sciencedirect.com/science/article/pii/S0898589812000708&quot;,&quot;accessed&quot;:{&quot;date-parts&quot;:[[2020,10,22]]},&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collection-title&quot;:&quot;Cumulative knowledge-building in secondary schooling&quot;,&quot;author&quot;:[{&quot;family&quot;:&quot;Macnaught&quot;,&quot;given&quot;:&quot;Lucy&quot;},{&quot;family&quot;:&quot;Maton&quot;,&quot;given&quot;:&quot;Karl&quot;},{&quot;family&quot;:&quot;Martin&quot;,&quot;given&quot;:&quot;J. R.&quot;},{&quot;family&quot;:&quot;Matruglio&quot;,&quot;given&quot;:&quot;Erika&quot;}],&quot;title&quot;:&quot;Jointly constructing semantic waves: Implications for teacher training&quot;,&quot;citation-key&quot;:&quot;macnaught_jointly_2013&quot;,&quot;issue&quot;:&quot;1&quot;},&quot;prefix&quot;:&quot;&quot;}],&quot;properties&quot;:{&quot;formattedCitation&quot;:&quot;[@macnaught_jointly_2013]&quot;,&quot;noteIndex&quot;:0},&quot;citationID&quot;:&quot;oplrcnth&quot;,&quot;schema&quot;:&quot;https://github.com/citation-style-language/schema/raw/master/csl-citation.json&quot;} RNDzpwtqatvyw"/>&lt;Do Zotero Refresh: [@macnaught_jointly_2013]&gt;<text:reference-mark-end text:name="ZOTERO_ITEM CSL_CITATION {&quot;citationItems&quot;:[{&quot;id&quot;:3624,&quot;uris&quot;:[&quot;http://zotero.org/users/1913249/items/8KA63FXV&quot;],&quot;suffix&quot;:&quot;&quot;,&quot;uri&quot;:[&quot;http://zotero.org/users/1913249/items/8KA63FXV&quot;],&quot;itemData&quot;:{&quot;ISSN&quot;:&quot;0898-5898&quot;,&quot;id&quot;:&quot;macnaught_jointly_2013&quot;,&quot;container-title-short&quot;:&quot;Linguistics and Education&quot;,&quot;DOI&quot;:&quot;10.1016/j.linged.2012.11.008&quot;,&quot;issued&quot;:{&quot;date-parts&quot;:[[2013,4,1]]},&quot;language&quot;:&quot;en&quot;,&quot;title-short&quot;:&quot;Jointly constructing semantic waves&quot;,&quot;container-title&quot;:&quot;Linguistics and Education&quot;,&quot;volume&quot;:&quot;24&quot;,&quot;source&quot;:&quot;ScienceDirect&quot;,&quot;type&quot;:&quot;article-journal&quot;,&quot;URL&quot;:&quot;http://www.sciencedirect.com/science/article/pii/S0898589812000708&quot;,&quot;accessed&quot;:{&quot;date-parts&quot;:[[2020,10,22]]},&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collection-title&quot;:&quot;Cumulative knowledge-building in secondary schooling&quot;,&quot;author&quot;:[{&quot;family&quot;:&quot;Macnaught&quot;,&quot;given&quot;:&quot;Lucy&quot;},{&quot;family&quot;:&quot;Maton&quot;,&quot;given&quot;:&quot;Karl&quot;},{&quot;family&quot;:&quot;Martin&quot;,&quot;given&quot;:&quot;J. R.&quot;},{&quot;family&quot;:&quot;Matruglio&quot;,&quot;given&quot;:&quot;Erika&quot;}],&quot;title&quot;:&quot;Jointly constructing semantic waves: Implications for teacher training&quot;,&quot;citation-key&quot;:&quot;macnaught_jointly_2013&quot;,&quot;issue&quot;:&quot;1&quot;},&quot;prefix&quot;:&quot;&quot;}],&quot;properties&quot;:{&quot;formattedCitation&quot;:&quot;[@macnaught_jointly_2013]&quot;,&quot;noteIndex&quot;:0},&quot;citationID&quot;:&quot;oplrcnth&quot;,&quot;schema&quot;:&quot;https://github.com/citation-style-language/schema/raw/master/csl-citation.json&quot;} RNDzpwtqatvyw"/>.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tems&quot;:[{&quot;id&quot;:3944,&quot;suppress-author&quot;:true,&quot;suffix&quot;:&quot;&quot;,&quot;uri&quot;:[&quot;http://zotero.org/users/1913249/items/IHTMF2WC&quot;],&quot;itemData&quot;:{&quot;publisher-place&quot;:&quot;New York, NY, USA&quot;,&quot;id&quot;:&quot;curzon_using_2020&quot;,&quot;accessed&quot;:{&quot;date-parts&quot;:[[2022,1,23]]},&quot;DOI&quot;:&quot;10.1145/3421590.3421606&quot;,&quot;issued&quot;:{&quot;date-parts&quot;:[[2020,10,28]]},&quot;author&quot;:[{&quot;family&quot;:&quot;Curzon&quot;,&quot;given&quot;:&quot;Paul&quot;},{&quot;family&quot;:&quot;Waite&quot;,&quot;given&quot;:&quot;Jane&quot;},{&quot;family&quot;:&quot;Maton&quot;,&quot;given&quot;:&quot;Karl&quot;},{&quot;family&quot;:&quot;Donohue&quot;,&quot;given&quot;:&quot;James&quot;}],&quot;container-title&quot;:&quot;Proceedings of the 15th Workshop on Primary and Secondary Computing Education&quot;,&quot;source&quot;:&quot;ACM Digital Library&quot;,&quot;type&quot;:&quot;paper-conference&quot;,&quot;URL&quot;:&quot;https://doi.org/10.1145/3421590.3421606&quot;,&quot;title&quot;:&quot;Using semantic waves to analyse the effectiveness of unplugged computing activities&quot;,&quot;event-place&quot;:&quot;New York, NY, USA&quot;,&quot;page&quot;:&quot;1–10&quot;,&quot;collection-title&quot;:&quot;WiPSCE '20&quot;,&quot;publisher&quot;:&quot;Association for Computing Machinery&quot;,&quot;ISBN&quot;:&quot;978-1-4503-8759-0&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refix&quot;:&quot;&quot;,&quot;uris&quot;:[&quot;http://zotero.org/users/1913249/items/IHTMF2WC&quot;]}],&quot;properties&quot;:{&quot;formattedCitation&quot;:&quot;[-@curzon_using_2020]&quot;,&quot;noteIndex&quot;:0},&quot;citationID&quot;:&quot;vztxzrme&quot;,&quot;schema&quot;:&quot;https://github.com/citation-style-language/schema/raw/master/csl-citation.json&quot;} RNDvxcqgqfsii"/>&lt;Do Zotero Refresh: [-@curzon_using_2020]&gt;<text:reference-mark-end text:name="ZOTERO_ITEM CSL_CITATION {&quot;citationItems&quot;:[{&quot;id&quot;:3944,&quot;suppress-author&quot;:true,&quot;suffix&quot;:&quot;&quot;,&quot;uri&quot;:[&quot;http://zotero.org/users/1913249/items/IHTMF2WC&quot;],&quot;itemData&quot;:{&quot;publisher-place&quot;:&quot;New York, NY, USA&quot;,&quot;id&quot;:&quot;curzon_using_2020&quot;,&quot;accessed&quot;:{&quot;date-parts&quot;:[[2022,1,23]]},&quot;DOI&quot;:&quot;10.1145/3421590.3421606&quot;,&quot;issued&quot;:{&quot;date-parts&quot;:[[2020,10,28]]},&quot;author&quot;:[{&quot;family&quot;:&quot;Curzon&quot;,&quot;given&quot;:&quot;Paul&quot;},{&quot;family&quot;:&quot;Waite&quot;,&quot;given&quot;:&quot;Jane&quot;},{&quot;family&quot;:&quot;Maton&quot;,&quot;given&quot;:&quot;Karl&quot;},{&quot;family&quot;:&quot;Donohue&quot;,&quot;given&quot;:&quot;James&quot;}],&quot;container-title&quot;:&quot;Proceedings of the 15th Workshop on Primary and Secondary Computing Education&quot;,&quot;source&quot;:&quot;ACM Digital Library&quot;,&quot;type&quot;:&quot;paper-conference&quot;,&quot;URL&quot;:&quot;https://doi.org/10.1145/3421590.3421606&quot;,&quot;title&quot;:&quot;Using semantic waves to analyse the effectiveness of unplugged computing activities&quot;,&quot;event-place&quot;:&quot;New York, NY, USA&quot;,&quot;page&quot;:&quot;1–10&quot;,&quot;collection-title&quot;:&quot;WiPSCE '20&quot;,&quot;publisher&quot;:&quot;Association for Computing Machinery&quot;,&quot;ISBN&quot;:&quot;978-1-4503-8759-0&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refix&quot;:&quot;&quot;,&quot;uris&quot;:[&quot;http://zotero.org/users/1913249/items/IHTMF2WC&quot;]}],&quot;properties&quot;:{&quot;formattedCitation&quot;:&quot;[-@curzon_using_2020]&quot;,&quot;noteIndex&quot;:0},&quot;citationID&quot;:&quot;vztxzrme&quot;,&quot;schema&quot;:&quot;https://github.com/citation-style-language/schema/raw/master/csl-citation.json&quot;} RNDvxcqgqfsii"/>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2">semantic waves</text:span> &lt;Figure3.1.png&gt; 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air-programming---social-coding"/>Pair programming - social coding<text:bookmark-end text:name="pair-programming---social-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h text:style-name="Heading_20_3" text:outline-level="3"><text:bookmark-start text:name="project-based-learning-pbl"/>Project based learning PBL<text:bookmark-end text:name="project-based-learning-pbl"/></text:h>
      <text:p text:style-name="First_20_paragraph">NOTE - This spans k12 and more informal / community environments - thus I’m not sure where to place it at the moment - Lit review needs reworking.</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29">
        <text:list-item>
          <text:p text:style-name="P29">Student choice</text:p>
        </text:list-item>
      </text:list>
      <text:p text:style-name="First_20_paragraph"><text:span text:style-name="T1">Cautionary note</text:span> While the above claims are widely supported, the wide nature of the definition complicates any broad claims of replicability.</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Hernandez et al., 2015).</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text:p>
      <text:p text:style-name="Text_20_body">The goal of authenticity of expression, assessment and the motivation of a real audience aligns PBL with the kind of learning that happens when people take part in work-place or other authentic activities. The next section deals with pedagogical approaches that are rooted in professional or non-educational settings.</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tems&quot;:[{&quot;id&quot;:8683,&quot;uris&quot;:[&quot;http://zotero.org/users/1913249/items/CCN7UC6X&quot;],&quot;suffix&quot;:&quot;&quot;,&quot;uri&quot;:[&quot;http://zotero.org/users/1913249/items/CCN7UC6X&quot;],&quot;itemData&quot;:{&quot;id&quot;:&quot;olsson2014conceptual&quot;,&quot;type&quot;:&quot;paper-conference&quot;,&quot;issued&quot;:{&quot;date-parts&quot;:[[2014]]},&quot;page&quot;:&quot;1–16&quot;,&quot;publisher&quot;:&quot;DiGRA&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container-title&quot;:&quot;Digital games research association (DiGRA), snowbird, utah, USA (2014)&quot;,&quot;citation-key&quot;:&quot;olsson2014conceptual&quot;},&quot;prefix&quot;:&quot;&quot;}],&quot;properties&quot;:{&quot;formattedCitation&quot;:&quot;[@olsson2014conceptual]&quot;,&quot;noteIndex&quot;:0},&quot;citationID&quot;:&quot;gbqfqnzh&quot;,&quot;schema&quot;:&quot;https://github.com/citation-style-language/schema/raw/master/csl-citation.json&quot;} RNDoscmpyliwl"/>&lt;Do Zotero Refresh: [@olsson2014conceptual]&gt;<text:reference-mark-end text:name="ZOTERO_ITEM CSL_CITATION {&quot;citationItems&quot;:[{&quot;id&quot;:8683,&quot;uris&quot;:[&quot;http://zotero.org/users/1913249/items/CCN7UC6X&quot;],&quot;suffix&quot;:&quot;&quot;,&quot;uri&quot;:[&quot;http://zotero.org/users/1913249/items/CCN7UC6X&quot;],&quot;itemData&quot;:{&quot;id&quot;:&quot;olsson2014conceptual&quot;,&quot;type&quot;:&quot;paper-conference&quot;,&quot;issued&quot;:{&quot;date-parts&quot;:[[2014]]},&quot;page&quot;:&quot;1–16&quot;,&quot;publisher&quot;:&quot;DiGRA&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container-title&quot;:&quot;Digital games research association (DiGRA), snowbird, utah, USA (2014)&quot;,&quot;citation-key&quot;:&quot;olsson2014conceptual&quot;},&quot;prefix&quot;:&quot;&quot;}],&quot;properties&quot;:{&quot;formattedCitation&quot;:&quot;[@olsson2014conceptual]&quot;,&quot;noteIndex&quot;:0},&quot;citationID&quot;:&quot;gbqfqnzh&quot;,&quot;schema&quot;:&quot;https://github.com/citation-style-language/schema/raw/master/csl-citation.json&quot;} RNDoscmpyliwl"/>.</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tems&quot;:[{&quot;id&quot;:3100,&quot;uris&quot;:[&quot;http://zotero.org/users/1913249/items/6QPK4CLR&quot;],&quot;suffix&quot;:&quot;&quot;,&quot;uri&quot;:[&quot;http://zotero.org/users/1913249/items/6QPK4CLR&quot;],&quot;itemData&quot;:{&quot;id&quot;:&quot;gamma_design_1995&quot;,&quot;type&quot;:&quot;book&quot;,&quot;author&quot;:[{&quot;family&quot;:&quot;Gamma&quot;,&quot;given&quot;:&quot;Erich&quot;},{&quot;family&quot;:&quot;Johnson&quot;,&quot;given&quot;:&quot;Ralph&quot;},{&quot;family&quot;:&quot;Vlissides&quot;,&quot;given&quot;:&quot;John&quot;},{&quot;family&quot;:&quot;Helm&quot;,&quot;given&quot;:&quot;Richard&quot;}],&quot;publisher&quot;:&quot;Addison-Wesley&quot;,&quot;title&quot;:&quot;Design patterns: elements of reusable object-oriented software&quot;,&quot;citation-key&quot;:&quot;gamma_design_1995&quot;,&quot;issued&quot;:{&quot;date-parts&quot;:[[1995]]}},&quot;prefix&quot;:&quot;&quot;}],&quot;properties&quot;:{&quot;formattedCitation&quot;:&quot;[@gamma_design_1995]&quot;,&quot;noteIndex&quot;:0},&quot;citationID&quot;:&quot;aipvgrmm&quot;,&quot;schema&quot;:&quot;https://github.com/citation-style-language/schema/raw/master/csl-citation.json&quot;} RNDhseqbksrqj"/>&lt;Do Zotero Refresh: [@gamma_design_1995]&gt;<text:reference-mark-end text:name="ZOTERO_ITEM CSL_CITATION {&quot;citationItems&quot;:[{&quot;id&quot;:3100,&quot;uris&quot;:[&quot;http://zotero.org/users/1913249/items/6QPK4CLR&quot;],&quot;suffix&quot;:&quot;&quot;,&quot;uri&quot;:[&quot;http://zotero.org/users/1913249/items/6QPK4CLR&quot;],&quot;itemData&quot;:{&quot;id&quot;:&quot;gamma_design_1995&quot;,&quot;type&quot;:&quot;book&quot;,&quot;author&quot;:[{&quot;family&quot;:&quot;Gamma&quot;,&quot;given&quot;:&quot;Erich&quot;},{&quot;family&quot;:&quot;Johnson&quot;,&quot;given&quot;:&quot;Ralph&quot;},{&quot;family&quot;:&quot;Vlissides&quot;,&quot;given&quot;:&quot;John&quot;},{&quot;family&quot;:&quot;Helm&quot;,&quot;given&quot;:&quot;Richard&quot;}],&quot;publisher&quot;:&quot;Addison-Wesley&quot;,&quot;title&quot;:&quot;Design patterns: elements of reusable object-oriented software&quot;,&quot;citation-key&quot;:&quot;gamma_design_1995&quot;,&quot;issued&quot;:{&quot;date-parts&quot;:[[1995]]}},&quot;prefix&quot;:&quot;&quot;}],&quot;properties&quot;:{&quot;formattedCitation&quot;:&quot;[@gamma_design_1995]&quot;,&quot;noteIndex&quot;:0},&quot;citationID&quot;:&quot;aipvgrmm&quot;,&quot;schema&quot;:&quot;https://github.com/citation-style-language/schema/raw/master/csl-citation.json&quot;} RNDhseqbksrqj"/>, and has also been adopted by game designers <text:reference-mark-start text:name="ZOTERO_ITEM CSL_CITATION {&quot;citationItems&quot;:[{&quot;id&quot;:3102,&quot;uris&quot;:[&quot;http://zotero.org/users/1913249/items/APVZF8QA&quot;],&quot;suffix&quot;:&quot;&quot;,&quot;uri&quot;:[&quot;http://zotero.org/users/1913249/items/APVZF8QA&quot;],&quot;itemData&quot;:{&quot;call-number&quot;:&quot;QA76.76.C672 B56 2005&quot;,&quot;id&quot;:&quot;bjork_patterns_2005&quot;,&quot;type&quot;:&quot;book&quot;,&quot;title&quot;:&quot;Patterns in game design&quot;,&quot;edition&quot;:&quot;1st ed&quot;,&quot;number-of-pages&quot;:&quot;423&quot;,&quot;source&quot;:&quot;Library of Congress ISBN&quot;,&quot;publisher-place&quot;:&quot;Hingham, Mass&quot;,&quot;publisher&quot;:&quot;Charles River Media&quot;,&quot;event-place&quot;:&quot;Hingham, Mass&quot;,&quot;language&quot;:&quot;en&quot;,&quot;collection-title&quot;:&quot;Charles River Media game development series&quot;,&quot;issued&quot;:{&quot;date-parts&quot;:[[2005]]},&quot;ISBN&quot;:&quot;978-1-58450-354-5&quot;,&quot;citation-key&quot;:&quot;bjork_patterns_2005&quot;,&quot;author&quot;:[{&quot;family&quot;:&quot;Bjork&quot;,&quot;given&quot;:&quot;Staffan&quot;},{&quot;family&quot;:&quot;Holopainen&quot;,&quot;given&quot;:&quot;Jussi&quot;}]},&quot;prefix&quot;:&quot;&quot;}],&quot;properties&quot;:{&quot;formattedCitation&quot;:&quot;[@bjork_patterns_2005]&quot;,&quot;noteIndex&quot;:0},&quot;citationID&quot;:&quot;epqsitfx&quot;,&quot;schema&quot;:&quot;https://github.com/citation-style-language/schema/raw/master/csl-citation.json&quot;} RNDrqgncgwrcc"/>&lt;Do Zotero Refresh: [@bjork_patterns_2005]&gt;<text:reference-mark-end text:name="ZOTERO_ITEM CSL_CITATION {&quot;citationItems&quot;:[{&quot;id&quot;:3102,&quot;uris&quot;:[&quot;http://zotero.org/users/1913249/items/APVZF8QA&quot;],&quot;suffix&quot;:&quot;&quot;,&quot;uri&quot;:[&quot;http://zotero.org/users/1913249/items/APVZF8QA&quot;],&quot;itemData&quot;:{&quot;call-number&quot;:&quot;QA76.76.C672 B56 2005&quot;,&quot;id&quot;:&quot;bjork_patterns_2005&quot;,&quot;type&quot;:&quot;book&quot;,&quot;title&quot;:&quot;Patterns in game design&quot;,&quot;edition&quot;:&quot;1st ed&quot;,&quot;number-of-pages&quot;:&quot;423&quot;,&quot;source&quot;:&quot;Library of Congress ISBN&quot;,&quot;publisher-place&quot;:&quot;Hingham, Mass&quot;,&quot;publisher&quot;:&quot;Charles River Media&quot;,&quot;event-place&quot;:&quot;Hingham, Mass&quot;,&quot;language&quot;:&quot;en&quot;,&quot;collection-title&quot;:&quot;Charles River Media game development series&quot;,&quot;issued&quot;:{&quot;date-parts&quot;:[[2005]]},&quot;ISBN&quot;:&quot;978-1-58450-354-5&quot;,&quot;citation-key&quot;:&quot;bjork_patterns_2005&quot;,&quot;author&quot;:[{&quot;family&quot;:&quot;Bjork&quot;,&quot;given&quot;:&quot;Staffan&quot;},{&quot;family&quot;:&quot;Holopainen&quot;,&quot;given&quot;:&quot;Jussi&quot;}]},&quot;prefix&quot;:&quot;&quot;}],&quot;properties&quot;:{&quot;formattedCitation&quot;:&quot;[@bjork_patterns_2005]&quot;,&quot;noteIndex&quot;:0},&quot;citationID&quot;:&quot;epqsitfx&quot;,&quot;schema&quot;:&quot;https://github.com/citation-style-language/schema/raw/master/csl-citation.json&quot;} RNDrqgncgwrcc"/>. Design patterns are well thought out solutions to common issues faced by computer programmers and system designers. Research in this area points to challenges of teaching the abstract nature of traditionally shared design patterns related to object oriented coding languages but points to visual methods and games as promising tactics Azimullah et al., 2020; da Cruz Silva et al., 2019) .</text:p>
      <text:p text:style-name="Text_20_body">New journal Article - Gameplay design patterns as a lingua franca (<text:span text:style-name="T1">erikssonUsingGameplayDesign2019a?</text:span>). </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tems&quot;:[{&quot;id&quot;:3745,&quot;suppress-author&quot;:true,&quot;suffix&quot;:&quot;&quot;,&quot;uri&quot;:[&quot;http://zotero.org/users/1913249/items/YJKSC8LM&quot;],&quot;itemData&quot;:{&quot;publisher-place&quot;:&quot;Boise ID USA&quot;,&quot;id&quot;:&quot;eriksson_using_2019&quot;,&quot;accessed&quot;:{&quot;date-parts&quot;:[[2022,8,9]]},&quot;DOI&quot;:&quot;10.1145/3311927.3323155&quot;,&quot;issued&quot;:{&quot;date-parts&quot;:[[2019,6,12]]},&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event-title&quot;:&quot;IDC '19: Interaction Design and Children&quot;,&quot;source&quot;:&quot;DOI.org (Crossref)&quot;,&quot;URL&quot;:&quot;https://dl.acm.org/doi/10.1145/3311927.3323155&quot;,&quot;type&quot;:&quot;paper-conference&quot;,&quot;event-place&quot;:&quot;Boise ID USA&quot;,&quot;page&quot;:&quot;15-25&quot;,&quot;publisher&quot;:&quot;ACM&quot;,&quot;title&quot;:&quot;Using Gameplay Design Patterns with Children in the Redesign of a Collaborative Co-located Game&quot;,&quot;ISBN&quot;:&quot;978-1-4503-6690-8&quot;,&quot;citation-key&quot;:&quot;eriksson_using_2019&quot;,&quot;language&quot;:&quot;en&quot;},&quot;prefix&quot;:&quot;&quot;,&quot;uris&quot;:[&quot;http://zotero.org/users/1913249/items/YJKSC8LM&quot;]}],&quot;properties&quot;:{&quot;formattedCitation&quot;:&quot;[-@eriksson_using_2019]&quot;,&quot;noteIndex&quot;:0},&quot;citationID&quot;:&quot;xtsdrjuy&quot;,&quot;schema&quot;:&quot;https://github.com/citation-style-language/schema/raw/master/csl-citation.json&quot;} RNDxwfuohxxwm"/>&lt;Do Zotero Refresh: [-@eriksson_using_2019]&gt;<text:reference-mark-end text:name="ZOTERO_ITEM CSL_CITATION {&quot;citationItems&quot;:[{&quot;id&quot;:3745,&quot;suppress-author&quot;:true,&quot;suffix&quot;:&quot;&quot;,&quot;uri&quot;:[&quot;http://zotero.org/users/1913249/items/YJKSC8LM&quot;],&quot;itemData&quot;:{&quot;publisher-place&quot;:&quot;Boise ID USA&quot;,&quot;id&quot;:&quot;eriksson_using_2019&quot;,&quot;accessed&quot;:{&quot;date-parts&quot;:[[2022,8,9]]},&quot;DOI&quot;:&quot;10.1145/3311927.3323155&quot;,&quot;issued&quot;:{&quot;date-parts&quot;:[[2019,6,12]]},&quot;author&quot;:[{&quot;family&quot;:&quot;Eriksson&quot;,&quot;given&quot;:&quot;Eva&quot;},{&quot;family&quot;:&quot;Baykal&quot;,&quot;given&quot;:&quot;Gökçe Elif&quot;},{&quot;family&quot;:&quot;Björk&quot;,&quot;given&quot;:&quot;Staffan&quot;},{&quot;family&quot;:&quot;Torgersson&quot;,&quot;given&quot;:&quot;Olof&quot;}],&quot;container-title&quot;:&quot;Proceedings of the 18th ACM International Conference on Interaction Design and Children&quot;,&quot;event-title&quot;:&quot;IDC '19: Interaction Design and Children&quot;,&quot;source&quot;:&quot;DOI.org (Crossref)&quot;,&quot;URL&quot;:&quot;https://dl.acm.org/doi/10.1145/3311927.3323155&quot;,&quot;type&quot;:&quot;paper-conference&quot;,&quot;event-place&quot;:&quot;Boise ID USA&quot;,&quot;page&quot;:&quot;15-25&quot;,&quot;publisher&quot;:&quot;ACM&quot;,&quot;title&quot;:&quot;Using Gameplay Design Patterns with Children in the Redesign of a Collaborative Co-located Game&quot;,&quot;ISBN&quot;:&quot;978-1-4503-6690-8&quot;,&quot;citation-key&quot;:&quot;eriksson_using_2019&quot;,&quot;language&quot;:&quot;en&quot;},&quot;prefix&quot;:&quot;&quot;,&quot;uris&quot;:[&quot;http://zotero.org/users/1913249/items/YJKSC8LM&quot;]}],&quot;properties&quot;:{&quot;formattedCitation&quot;:&quot;[-@eriksson_using_2019]&quot;,&quot;noteIndex&quot;:0},&quot;citationID&quot;:&quot;xtsdrjuy&quot;,&quot;schema&quot;:&quot;https://github.com/citation-style-language/schema/raw/master/csl-citation.json&quot;} RNDxwfuohxxwm"/>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citationItems&quot;:[{&quot;id&quot;:3102,&quot;uris&quot;:[&quot;http://zotero.org/users/1913249/items/APVZF8QA&quot;],&quot;suffix&quot;:&quot;&quot;,&quot;uri&quot;:[&quot;http://zotero.org/users/1913249/items/APVZF8QA&quot;],&quot;itemData&quot;:{&quot;call-number&quot;:&quot;QA76.76.C672 B56 2005&quot;,&quot;id&quot;:&quot;bjork_patterns_2005&quot;,&quot;type&quot;:&quot;book&quot;,&quot;title&quot;:&quot;Patterns in game design&quot;,&quot;edition&quot;:&quot;1st ed&quot;,&quot;number-of-pages&quot;:&quot;423&quot;,&quot;source&quot;:&quot;Library of Congress ISBN&quot;,&quot;publisher-place&quot;:&quot;Hingham, Mass&quot;,&quot;publisher&quot;:&quot;Charles River Media&quot;,&quot;event-place&quot;:&quot;Hingham, Mass&quot;,&quot;language&quot;:&quot;en&quot;,&quot;collection-title&quot;:&quot;Charles River Media game development series&quot;,&quot;issued&quot;:{&quot;date-parts&quot;:[[2005]]},&quot;ISBN&quot;:&quot;978-1-58450-354-5&quot;,&quot;citation-key&quot;:&quot;bjork_patterns_2005&quot;,&quot;author&quot;:[{&quot;family&quot;:&quot;Bjork&quot;,&quot;given&quot;:&quot;Staffan&quot;},{&quot;family&quot;:&quot;Holopainen&quot;,&quot;given&quot;:&quot;Jussi&quot;}]},&quot;prefix&quot;:&quot;&quot;}],&quot;properties&quot;:{&quot;formattedCitation&quot;:&quot;[@bjork_patterns_2005]&quot;,&quot;noteIndex&quot;:0},&quot;citationID&quot;:&quot;oehwmmwm&quot;,&quot;schema&quot;:&quot;https://github.com/citation-style-language/schema/raw/master/csl-citation.json&quot;} RNDhersdpmvse"/>&lt;Do Zotero Refresh: [@bjork_patterns_2005]&gt;<text:reference-mark-end text:name="ZOTERO_ITEM CSL_CITATION {&quot;citationItems&quot;:[{&quot;id&quot;:3102,&quot;uris&quot;:[&quot;http://zotero.org/users/1913249/items/APVZF8QA&quot;],&quot;suffix&quot;:&quot;&quot;,&quot;uri&quot;:[&quot;http://zotero.org/users/1913249/items/APVZF8QA&quot;],&quot;itemData&quot;:{&quot;call-number&quot;:&quot;QA76.76.C672 B56 2005&quot;,&quot;id&quot;:&quot;bjork_patterns_2005&quot;,&quot;type&quot;:&quot;book&quot;,&quot;title&quot;:&quot;Patterns in game design&quot;,&quot;edition&quot;:&quot;1st ed&quot;,&quot;number-of-pages&quot;:&quot;423&quot;,&quot;source&quot;:&quot;Library of Congress ISBN&quot;,&quot;publisher-place&quot;:&quot;Hingham, Mass&quot;,&quot;publisher&quot;:&quot;Charles River Media&quot;,&quot;event-place&quot;:&quot;Hingham, Mass&quot;,&quot;language&quot;:&quot;en&quot;,&quot;collection-title&quot;:&quot;Charles River Media game development series&quot;,&quot;issued&quot;:{&quot;date-parts&quot;:[[2005]]},&quot;ISBN&quot;:&quot;978-1-58450-354-5&quot;,&quot;citation-key&quot;:&quot;bjork_patterns_2005&quot;,&quot;author&quot;:[{&quot;family&quot;:&quot;Bjork&quot;,&quot;given&quot;:&quot;Staffan&quot;},{&quot;family&quot;:&quot;Holopainen&quot;,&quot;given&quot;:&quot;Jussi&quot;}]},&quot;prefix&quot;:&quot;&quot;}],&quot;properties&quot;:{&quot;formattedCitation&quot;:&quot;[@bjork_patterns_2005]&quot;,&quot;noteIndex&quot;:0},&quot;citationID&quot;:&quot;oehwmmwm&quot;,&quot;schema&quot;:&quot;https://github.com/citation-style-language/schema/raw/master/csl-citation.json&quot;} RNDhersdpmvse"/>.</text:p>
      <text:h text:style-name="Heading_20_3" text:outline-level="3"><text:bookmark-start text:name="using-professional-frameworks-to-help-novice-game-makers"/>Using professional frameworks to help novice game makers<text:bookmark-end text:name="using-professional-frameworks-to-help-novice-game-makers"/></text:h>
      <text:p text:style-name="First_20_paragraph">This section examines the use of potential use of these professional tools or processes in an educational context.</text:p>
      <text:h text:style-name="Heading_20_4" text:outline-level="4"><text:bookmark-start text:name="using-concepts-of-design-patterns-and-game-design-patterns"/>Using concepts of design patterns and game design patterns<text:bookmark-end text:name="using-concepts-of-design-patterns-and-game-design-patterns"/></text:h>
      <text:p text:style-name="First_20_paragraph">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id&quot;:2727,&quot;uris&quot;:[&quot;http://zotero.org/users/1913249/items/KKV74Q7K&quot;],&quot;suffix&quot;:&quot;&quot;,&quot;uri&quot;:[&quot;http://zotero.org/users/1913249/items/KKV74Q7K&quot;],&quot;itemData&quot;:{&quot;publisher-place&quot;:&quot;New York, NY, USA&quot;,&quot;id&quot;:&quot;werner_fairy_2012&quot;,&quot;accessed&quot;:{&quot;date-parts&quot;:[[2018,9,16]]},&quot;DOI&quot;:&quot;10.1145/2157136.2157200&quot;,&quot;issued&quot;:{&quot;date-parts&quot;:[[2012]]},&quot;author&quot;:[{&quot;family&quot;:&quot;Werner&quot;,&quot;given&quot;:&quot;Linda&quot;},{&quot;family&quot;:&quot;Denner&quot;,&quot;given&quot;:&quot;Jill&quot;},{&quot;family&quot;:&quot;Campe&quot;,&quot;given&quot;:&quot;Shannon&quot;},{&quot;family&quot;:&quot;Kawamoto&quot;,&quot;given&quot;:&quot;Damon Chizuru&quot;}],&quot;title-short&quot;:&quot;The Fairy Performance Assessment&quot;,&quot;container-title&quot;:&quot;Proceedings of the 43rd ACM Technical Symposium on Computer Science Education&quot;,&quot;source&quot;:&quot;ACM Digital Library&quot;,&quot;type&quot;:&quot;paper-conference&quot;,&quot;URL&quot;:&quot;http://doi.acm.org/10.1145/2157136.2157200&quot;,&quot;title&quot;:&quot;The Fairy Performance Assessment: Measuring Computational Thinking in Middle School&quot;,&quot;event-place&quot;:&quot;New York, NY, USA&quot;,&quot;page&quot;:&quot;215–220&quot;,&quot;collection-title&quot;:&quot;SIGCSE '12&quot;,&quot;publisher&quot;:&quot;ACM&quot;,&quot;ISBN&quot;:&quot;978-1-4503-1098-7&quot;,&quot;citation-key&quot;:&quot;werner_fairy_20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refix&quot;:&quot;&quot;}],&quot;properties&quot;:{&quot;formattedCitation&quot;:&quot;[@werner_fairy_2012]&quot;,&quot;noteIndex&quot;:0},&quot;citationID&quot;:&quot;fmddjiyx&quot;,&quot;schema&quot;:&quot;https://github.com/citation-style-language/schema/raw/master/csl-citation.json&quot;} RNDqvvmikrpgd"/>&lt;Do Zotero Refresh: [@werner_fairy_2012]&gt;<text:reference-mark-end text:name="ZOTERO_ITEM CSL_CITATION {&quot;citationItems&quot;:[{&quot;id&quot;:2727,&quot;uris&quot;:[&quot;http://zotero.org/users/1913249/items/KKV74Q7K&quot;],&quot;suffix&quot;:&quot;&quot;,&quot;uri&quot;:[&quot;http://zotero.org/users/1913249/items/KKV74Q7K&quot;],&quot;itemData&quot;:{&quot;publisher-place&quot;:&quot;New York, NY, USA&quot;,&quot;id&quot;:&quot;werner_fairy_2012&quot;,&quot;accessed&quot;:{&quot;date-parts&quot;:[[2018,9,16]]},&quot;DOI&quot;:&quot;10.1145/2157136.2157200&quot;,&quot;issued&quot;:{&quot;date-parts&quot;:[[2012]]},&quot;author&quot;:[{&quot;family&quot;:&quot;Werner&quot;,&quot;given&quot;:&quot;Linda&quot;},{&quot;family&quot;:&quot;Denner&quot;,&quot;given&quot;:&quot;Jill&quot;},{&quot;family&quot;:&quot;Campe&quot;,&quot;given&quot;:&quot;Shannon&quot;},{&quot;family&quot;:&quot;Kawamoto&quot;,&quot;given&quot;:&quot;Damon Chizuru&quot;}],&quot;title-short&quot;:&quot;The Fairy Performance Assessment&quot;,&quot;container-title&quot;:&quot;Proceedings of the 43rd ACM Technical Symposium on Computer Science Education&quot;,&quot;source&quot;:&quot;ACM Digital Library&quot;,&quot;type&quot;:&quot;paper-conference&quot;,&quot;URL&quot;:&quot;http://doi.acm.org/10.1145/2157136.2157200&quot;,&quot;title&quot;:&quot;The Fairy Performance Assessment: Measuring Computational Thinking in Middle School&quot;,&quot;event-place&quot;:&quot;New York, NY, USA&quot;,&quot;page&quot;:&quot;215–220&quot;,&quot;collection-title&quot;:&quot;SIGCSE '12&quot;,&quot;publisher&quot;:&quot;ACM&quot;,&quot;ISBN&quot;:&quot;978-1-4503-1098-7&quot;,&quot;citation-key&quot;:&quot;werner_fairy_20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refix&quot;:&quot;&quot;}],&quot;properties&quot;:{&quot;formattedCitation&quot;:&quot;[@werner_fairy_2012]&quot;,&quot;noteIndex&quot;:0},&quot;citationID&quot;:&quot;fmddjiyx&quot;,&quot;schema&quot;:&quot;https://github.com/citation-style-language/schema/raw/master/csl-citation.json&quot;} RNDqvvmikrpgd"/>. The results - a limited use of standard CT concepts by students - led them to also investigate the use of students of game mechanics as well as more traditional CS constructions <text:reference-mark-start text:name="ZOTERO_ITEM CSL_CITATION {&quot;citationItems&quot;:[{&quot;id&quot;:8716,&quot;uris&quot;:[&quot;http://zotero.org/users/1913249/items/GCEGTU8X&quot;],&quot;suffix&quot;:&quot;&quot;,&quot;uri&quot;:[&quot;http://zotero.org/users/1913249/items/GCEGTU8X&quot;],&quot;itemData&quot;:{&quot;publisher-place&quot;:&quot;New York, NY, USA&quot;,&quot;id&quot;:&quot;werner_children_2012&quot;,&quot;accessed&quot;:{&quot;date-parts&quot;:[[2023,6,13]]},&quot;DOI&quot;:&quot;10.1145/2157136.2157263&quot;,&quot;issued&quot;:{&quot;date-parts&quot;:[[2012,2,29]]},&quot;author&quot;:[{&quot;family&quot;:&quot;Werner&quot;,&quot;given&quot;:&quot;Linda&quot;},{&quot;family&quot;:&quot;Campe&quot;,&quot;given&quot;:&quot;Shannon&quot;},{&quot;family&quot;:&quot;Denner&quot;,&quot;given&quot;:&quot;Jill&quot;}],&quot;container-title&quot;:&quot;Proceedings of the 43rd ACM technical symposium on Computer Science Education&quot;,&quot;source&quot;:&quot;ACM Digital Library&quot;,&quot;type&quot;:&quot;paper-conference&quot;,&quot;URL&quot;:&quot;https://dl.acm.org/doi/10.1145/2157136.2157263&quot;,&quot;title&quot;:&quot;Children learning computer science concepts via Alice game-programming&quot;,&quot;event-place&quot;:&quot;New York, NY, USA&quot;,&quot;page&quot;:&quot;427–432&quot;,&quot;collection-title&quot;:&quot;SIGCSE '12&quot;,&quot;publisher&quot;:&quot;Association for Computing Machinery&quot;,&quot;ISBN&quot;:&quot;978-1-4503-1098-7&quot;,&quot;citation-key&quot;:&quot;werner_children_20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refix&quot;:&quot;&quot;}],&quot;properties&quot;:{&quot;formattedCitation&quot;:&quot;[@werner_children_2012]&quot;,&quot;noteIndex&quot;:0},&quot;citationID&quot;:&quot;bcqjhicl&quot;,&quot;schema&quot;:&quot;https://github.com/citation-style-language/schema/raw/master/csl-citation.json&quot;} RNDypgrtmewqn"/>&lt;Do Zotero Refresh: [@werner_children_2012]&gt;<text:reference-mark-end text:name="ZOTERO_ITEM CSL_CITATION {&quot;citationItems&quot;:[{&quot;id&quot;:8716,&quot;uris&quot;:[&quot;http://zotero.org/users/1913249/items/GCEGTU8X&quot;],&quot;suffix&quot;:&quot;&quot;,&quot;uri&quot;:[&quot;http://zotero.org/users/1913249/items/GCEGTU8X&quot;],&quot;itemData&quot;:{&quot;publisher-place&quot;:&quot;New York, NY, USA&quot;,&quot;id&quot;:&quot;werner_children_2012&quot;,&quot;accessed&quot;:{&quot;date-parts&quot;:[[2023,6,13]]},&quot;DOI&quot;:&quot;10.1145/2157136.2157263&quot;,&quot;issued&quot;:{&quot;date-parts&quot;:[[2012,2,29]]},&quot;author&quot;:[{&quot;family&quot;:&quot;Werner&quot;,&quot;given&quot;:&quot;Linda&quot;},{&quot;family&quot;:&quot;Campe&quot;,&quot;given&quot;:&quot;Shannon&quot;},{&quot;family&quot;:&quot;Denner&quot;,&quot;given&quot;:&quot;Jill&quot;}],&quot;container-title&quot;:&quot;Proceedings of the 43rd ACM technical symposium on Computer Science Education&quot;,&quot;source&quot;:&quot;ACM Digital Library&quot;,&quot;type&quot;:&quot;paper-conference&quot;,&quot;URL&quot;:&quot;https://dl.acm.org/doi/10.1145/2157136.2157263&quot;,&quot;title&quot;:&quot;Children learning computer science concepts via Alice game-programming&quot;,&quot;event-place&quot;:&quot;New York, NY, USA&quot;,&quot;page&quot;:&quot;427–432&quot;,&quot;collection-title&quot;:&quot;SIGCSE '12&quot;,&quot;publisher&quot;:&quot;Association for Computing Machinery&quot;,&quot;ISBN&quot;:&quot;978-1-4503-1098-7&quot;,&quot;citation-key&quot;:&quot;werner_children_20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refix&quot;:&quot;&quot;}],&quot;properties&quot;:{&quot;formattedCitation&quot;:&quot;[@werner_children_2012]&quot;,&quot;noteIndex&quot;:0},&quot;citationID&quot;:&quot;bcqjhicl&quot;,&quot;schema&quot;:&quot;https://github.com/citation-style-language/schema/raw/master/csl-citation.json&quot;} RNDypgrtmewqn"/>. They began to identify use of design patterns and then combination of those patterns into large game mechanics.</text:p>
      <text:h text:style-name="Heading_20_4" text:outline-level="4"><text:bookmark-start text:name="using-pattern-collections-and-code-examples-to-help-students."/>Using pattern collections and code examples to help students.<text:bookmark-end text:name="using-pattern-collections-and-code-examples-to-help-students."/></text:h>
      <text:p text:style-name="First_20_paragraph">THERE IS DUPLICATION AT END - IN TENSIONS</text:p>
      <text:p text:style-name="Text_20_body">To help revolve the play paradox - of learner choice vs subject exploration <text:reference-mark-start text:name="ZOTERO_ITEM CSL_CITATION {&quot;citationItems&quot;:[{&quot;id&quot;:8701,&quot;uris&quot;:[&quot;http://zotero.org/users/1913249/items/UHLQKVL8&quot;],&quot;suffix&quot;:&quot;&quot;,&quot;uri&quot;:[&quot;http://zotero.org/users/1913249/items/UHLQKVL8&quot;],&quot;itemData&quot;:{&quot;ISSN&quot;:&quot;1573-0816&quot;,&quot;id&quot;:&quot;hoyles_pedagogy_1992&quot;,&quot;issue&quot;:&quot;1&quot;,&quot;DOI&quot;:&quot;10.1007/BF00302313&quot;,&quot;issued&quot;:{&quot;date-parts&quot;:[[1992,2,1]]},&quot;author&quot;:[{&quot;family&quot;:&quot;Hoyles&quot;,&quot;given&quot;:&quot;Celia&quot;},{&quot;family&quot;:&quot;Noss&quot;,&quot;given&quot;:&quot;Richard&quot;}],&quot;container-title&quot;:&quot;Educational Studies in Mathematics&quot;,&quot;volume&quot;:&quot;23&quot;,&quot;source&quot;:&quot;Springer Link&quot;,&quot;URL&quot;:&quot;https://doi.org/10.1007/BF00302313&quot;,&quot;container-title-short&quot;:&quot;Educ Stud Math&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page&quot;:&quot;31-57&quot;,&quot;type&quot;:&quot;article-journal&quot;,&quot;accessed&quot;:{&quot;date-parts&quot;:[[2023,6,12]]},&quot;title&quot;:&quot;A pedagogy for mathematical microworlds&quot;,&quot;citation-key&quot;:&quot;hoyles_pedagogy_1992&quot;,&quot;language&quot;:&quot;en&quot;},&quot;prefix&quot;:&quot;&quot;}],&quot;properties&quot;:{&quot;formattedCitation&quot;:&quot;[@hoyles_pedagogy_1992]&quot;,&quot;noteIndex&quot;:0},&quot;citationID&quot;:&quot;folvkgis&quot;,&quot;schema&quot;:&quot;https://github.com/citation-style-language/schema/raw/master/csl-citation.json&quot;} RNDqzixdkauuh"/>&lt;Do Zotero Refresh: [@hoyles_pedagogy_1992]&gt;<text:reference-mark-end text:name="ZOTERO_ITEM CSL_CITATION {&quot;citationItems&quot;:[{&quot;id&quot;:8701,&quot;uris&quot;:[&quot;http://zotero.org/users/1913249/items/UHLQKVL8&quot;],&quot;suffix&quot;:&quot;&quot;,&quot;uri&quot;:[&quot;http://zotero.org/users/1913249/items/UHLQKVL8&quot;],&quot;itemData&quot;:{&quot;ISSN&quot;:&quot;1573-0816&quot;,&quot;id&quot;:&quot;hoyles_pedagogy_1992&quot;,&quot;issue&quot;:&quot;1&quot;,&quot;DOI&quot;:&quot;10.1007/BF00302313&quot;,&quot;issued&quot;:{&quot;date-parts&quot;:[[1992,2,1]]},&quot;author&quot;:[{&quot;family&quot;:&quot;Hoyles&quot;,&quot;given&quot;:&quot;Celia&quot;},{&quot;family&quot;:&quot;Noss&quot;,&quot;given&quot;:&quot;Richard&quot;}],&quot;container-title&quot;:&quot;Educational Studies in Mathematics&quot;,&quot;volume&quot;:&quot;23&quot;,&quot;source&quot;:&quot;Springer Link&quot;,&quot;URL&quot;:&quot;https://doi.org/10.1007/BF00302313&quot;,&quot;container-title-short&quot;:&quot;Educ Stud Math&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page&quot;:&quot;31-57&quot;,&quot;type&quot;:&quot;article-journal&quot;,&quot;accessed&quot;:{&quot;date-parts&quot;:[[2023,6,12]]},&quot;title&quot;:&quot;A pedagogy for mathematical microworlds&quot;,&quot;citation-key&quot;:&quot;hoyles_pedagogy_1992&quot;,&quot;language&quot;:&quot;en&quot;},&quot;prefix&quot;:&quot;&quot;}],&quot;properties&quot;:{&quot;formattedCitation&quot;:&quot;[@hoyles_pedagogy_1992]&quot;,&quot;noteIndex&quot;:0},&quot;citationID&quot;:&quot;folvkgis&quot;,&quot;schema&quot;:&quot;https://github.com/citation-style-language/schema/raw/master/csl-citation.json&quot;} RNDqzixdkauuh"/> Franklin and friends suggest the use of the UMC framework <text:reference-mark-start text:name="ZOTERO_ITEM CSL_CITATION {&quot;citationItems&quot;:[{&quot;id&quot;:2,&quot;uris&quot;:[&quot;http://zotero.org/users/1913249/items/7NFVC6Q7&quot;],&quot;suffix&quot;:&quot;&quot;,&quot;uri&quot;:[&quot;http://zotero.org/users/1913249/items/7NFVC6Q7&quot;],&quot;itemData&quot;:{&quot;publisher-place&quot;:&quot;Virtual Event New Zealand&quot;,&quot;id&quot;:&quot;franklin_analysis_2020&quot;,&quot;accessed&quot;:{&quot;date-parts&quot;:[[2021,12,21]]},&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event-title&quot;:&quot;ICER '20: International Computing Education Research Conference&quot;,&quot;source&quot;:&quot;DOI.org (Crossref)&quot;,&quot;type&quot;:&quot;paper-conference&quot;,&quot;URL&quot;:&quot;https://dl.acm.org/doi/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publisher&quot;:&quot;ACM&quot;,&quot;event-place&quot;:&quot;Virtual Event New Zealand&quot;,&quot;ISBN&quot;:&quot;978-1-4503-7092-9&quot;,&quot;citation-key&quot;:&quot;franklin_analysis_2020&quot;,&quot;language&quot;:&quot;en&quot;},&quot;prefix&quot;:&quot;&quot;}],&quot;properties&quot;:{&quot;formattedCitation&quot;:&quot;[@franklin_analysis_2020]&quot;,&quot;noteIndex&quot;:0},&quot;citationID&quot;:&quot;cwsblzsf&quot;,&quot;schema&quot;:&quot;https://github.com/citation-style-language/schema/raw/master/csl-citation.json&quot;} RNDmwccjhrvdb"/>&lt;Do Zotero Refresh: [@franklin_analysis_2020]&gt;<text:reference-mark-end text:name="ZOTERO_ITEM CSL_CITATION {&quot;citationItems&quot;:[{&quot;id&quot;:2,&quot;uris&quot;:[&quot;http://zotero.org/users/1913249/items/7NFVC6Q7&quot;],&quot;suffix&quot;:&quot;&quot;,&quot;uri&quot;:[&quot;http://zotero.org/users/1913249/items/7NFVC6Q7&quot;],&quot;itemData&quot;:{&quot;publisher-place&quot;:&quot;Virtual Event New Zealand&quot;,&quot;id&quot;:&quot;franklin_analysis_2020&quot;,&quot;accessed&quot;:{&quot;date-parts&quot;:[[2021,12,21]]},&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event-title&quot;:&quot;ICER '20: International Computing Education Research Conference&quot;,&quot;source&quot;:&quot;DOI.org (Crossref)&quot;,&quot;type&quot;:&quot;paper-conference&quot;,&quot;URL&quot;:&quot;https://dl.acm.org/doi/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publisher&quot;:&quot;ACM&quot;,&quot;event-place&quot;:&quot;Virtual Event New Zealand&quot;,&quot;ISBN&quot;:&quot;978-1-4503-7092-9&quot;,&quot;citation-key&quot;:&quot;franklin_analysis_2020&quot;,&quot;language&quot;:&quot;en&quot;},&quot;prefix&quot;:&quot;&quot;}],&quot;properties&quot;:{&quot;formattedCitation&quot;:&quot;[@franklin_analysis_2020]&quot;,&quot;noteIndex&quot;:0},&quot;citationID&quot;:&quot;cwsblzsf&quot;,&quot;schema&quot;:&quot;https://github.com/citation-style-language/schema/raw/master/csl-citation.json&quot;} RNDmwccjhrvdb"/>. Other work from UMC proponent Lytle suggests a list of extensions to choose from swapping create for choose <text:reference-mark-start text:name="ZOTERO_ITEM CSL_CITATION {&quot;citationItems&quot;:[{&quot;id&quot;:8703,&quot;uris&quot;:[&quot;http://zotero.org/users/1913249/items/KMBB3CBW&quot;],&quot;suffix&quot;:&quot;&quot;,&quot;uri&quot;:[&quot;http://zotero.org/users/1913249/items/KMBB3CBW&quot;],&quot;itemData&quot;:{&quot;publisher-place&quot;:&quot;New York, NY, USA&quot;,&quot;id&quot;:&quot;lytle_use_2019-1&quot;,&quot;accessed&quot;:{&quot;date-parts&quot;:[[2023,6,12]]},&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itle-short&quot;:&quot;From 'Use' to 'Choose'&quot;,&quot;container-title&quot;:&quot;Proceedings of the 14th Workshop in Primary and Secondary Computing Education&quot;,&quot;source&quot;:&quot;ACM Digital Library&quot;,&quot;type&quot;:&quot;paper-conference&quot;,&quot;URL&quot;:&quot;https://dl.acm.org/doi/10.1145/3361721.3362110&quot;,&quot;title&quot;:&quot;From 'Use' to 'Choose': Scaffolding CT Curricula and Exploring Student Choices while Programming (Practical Report)&quot;,&quot;event-place&quot;:&quot;New York, NY, USA&quot;,&quot;page&quot;:&quot;1–6&quot;,&quot;collection-title&quot;:&quot;WiPSCE'19&quot;,&quot;publisher&quot;:&quot;Association for Computing Machinery&quot;,&quot;ISBN&quot;:&quot;978-1-4503-7704-1&quot;,&quot;citation-key&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properties&quot;:{&quot;formattedCitation&quot;:&quot;[@lytle_use_2019-1]&quot;,&quot;noteIndex&quot;:0},&quot;citationID&quot;:&quot;blurldpp&quot;,&quot;schema&quot;:&quot;https://github.com/citation-style-language/schema/raw/master/csl-citation.json&quot;} RNDnpjhxmepnq"/>&lt;Do Zotero Refresh: [@lytle_use_2019-1]&gt;<text:reference-mark-end text:name="ZOTERO_ITEM CSL_CITATION {&quot;citationItems&quot;:[{&quot;id&quot;:8703,&quot;uris&quot;:[&quot;http://zotero.org/users/1913249/items/KMBB3CBW&quot;],&quot;suffix&quot;:&quot;&quot;,&quot;uri&quot;:[&quot;http://zotero.org/users/1913249/items/KMBB3CBW&quot;],&quot;itemData&quot;:{&quot;publisher-place&quot;:&quot;New York, NY, USA&quot;,&quot;id&quot;:&quot;lytle_use_2019-1&quot;,&quot;accessed&quot;:{&quot;date-parts&quot;:[[2023,6,12]]},&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itle-short&quot;:&quot;From 'Use' to 'Choose'&quot;,&quot;container-title&quot;:&quot;Proceedings of the 14th Workshop in Primary and Secondary Computing Education&quot;,&quot;source&quot;:&quot;ACM Digital Library&quot;,&quot;type&quot;:&quot;paper-conference&quot;,&quot;URL&quot;:&quot;https://dl.acm.org/doi/10.1145/3361721.3362110&quot;,&quot;title&quot;:&quot;From 'Use' to 'Choose': Scaffolding CT Curricula and Exploring Student Choices while Programming (Practical Report)&quot;,&quot;event-place&quot;:&quot;New York, NY, USA&quot;,&quot;page&quot;:&quot;1–6&quot;,&quot;collection-title&quot;:&quot;WiPSCE'19&quot;,&quot;publisher&quot;:&quot;Association for Computing Machinery&quot;,&quot;ISBN&quot;:&quot;978-1-4503-7704-1&quot;,&quot;citation-key&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properties&quot;:{&quot;formattedCitation&quot;:&quot;[@lytle_use_2019-1]&quot;,&quot;noteIndex&quot;:0},&quot;citationID&quot;:&quot;blurldpp&quot;,&quot;schema&quot;:&quot;https://github.com/citation-style-language/schema/raw/master/csl-citation.json&quot;} RNDnpjhxmepnq"/>. Based partly on the cause of teacher stress caused by the open ended nature of the “Create” part of the model.<text:line-break/>Other researchers used to scaffold creation of coding projects by novices <text:reference-mark-start text:name="ZOTERO_ITEM CSL_CITATION {&quot;citationItems&quot;:[{&quot;id&quot;:8698,&quot;uris&quot;:[&quot;http://zotero.org/users/1913249/items/D6ZVJHNB&quot;],&quot;suffix&quot;:&quot;&quot;,&quot;uri&quot;:[&quot;http://zotero.org/users/1913249/items/D6ZVJHNB&quot;],&quot;itemData&quot;:{&quot;publisher-place&quot;:&quot;New York, NY, USA&quot;,&quot;id&quot;:&quot;wang_novices_2021&quot;,&quot;accessed&quot;:{&quot;date-parts&quot;:[[2023,6,12]]},&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source&quot;:&quot;ACM Digital Library&quot;,&quot;type&quot;:&quot;paper-conference&quot;,&quot;URL&quot;:&quot;https://dl.acm.org/doi/10.1145/3430665.3456370&quot;,&quot;title&quot;:&quot;Novices' Learning Barriers When Using Code Examples in Open-Ended Programming&quot;,&quot;event-place&quot;:&quot;New York, NY, USA&quot;,&quot;page&quot;:&quot;394–400&quot;,&quot;collection-title&quot;:&quot;ITiCSE '21&quot;,&quot;publisher&quot;:&quot;Association for Computing Machinery&quot;,&quot;ISBN&quot;:&quot;978-1-4503-8214-4&quot;,&quot;citation-key&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properties&quot;:{&quot;formattedCitation&quot;:&quot;[@wang_novices_2021]&quot;,&quot;noteIndex&quot;:0},&quot;citationID&quot;:&quot;pgvbcyem&quot;,&quot;schema&quot;:&quot;https://github.com/citation-style-language/schema/raw/master/csl-citation.json&quot;} RNDfvhjwivrag"/>&lt;Do Zotero Refresh: [@wang_novices_2021]&gt;<text:reference-mark-end text:name="ZOTERO_ITEM CSL_CITATION {&quot;citationItems&quot;:[{&quot;id&quot;:8698,&quot;uris&quot;:[&quot;http://zotero.org/users/1913249/items/D6ZVJHNB&quot;],&quot;suffix&quot;:&quot;&quot;,&quot;uri&quot;:[&quot;http://zotero.org/users/1913249/items/D6ZVJHNB&quot;],&quot;itemData&quot;:{&quot;publisher-place&quot;:&quot;New York, NY, USA&quot;,&quot;id&quot;:&quot;wang_novices_2021&quot;,&quot;accessed&quot;:{&quot;date-parts&quot;:[[2023,6,12]]},&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source&quot;:&quot;ACM Digital Library&quot;,&quot;type&quot;:&quot;paper-conference&quot;,&quot;URL&quot;:&quot;https://dl.acm.org/doi/10.1145/3430665.3456370&quot;,&quot;title&quot;:&quot;Novices' Learning Barriers When Using Code Examples in Open-Ended Programming&quot;,&quot;event-place&quot;:&quot;New York, NY, USA&quot;,&quot;page&quot;:&quot;394–400&quot;,&quot;collection-title&quot;:&quot;ITiCSE '21&quot;,&quot;publisher&quot;:&quot;Association for Computing Machinery&quot;,&quot;ISBN&quot;:&quot;978-1-4503-8214-4&quot;,&quot;citation-key&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properties&quot;:{&quot;formattedCitation&quot;:&quot;[@wang_novices_2021]&quot;,&quot;noteIndex&quot;:0},&quot;citationID&quot;:&quot;pgvbcyem&quot;,&quot;schema&quot;:&quot;https://github.com/citation-style-language/schema/raw/master/csl-citation.json&quot;} RNDfvhjwivrag"/> and note barriers students encoutered including, mapping barriers, other</text:p>
      <text:p text:style-name="Text_20_body">As noted, design patterns are common in computing education.</text:p>
      <text:p text:style-name="Text_20_body">GDPs - Bjork etc - started the pattern collection for game studies A follow up in non-coding situation</text:p>
      <text:p text:style-name="Text_20_body">GSM created a supporting pack for teachers uses challenges which are themed around but the normal practice is geared towards does not</text:p>
      <text:p text:style-name="Text_20_body">GAP : No research for GDP pattern collection for to text code games with for CS or game studies in young people.</text:p>
      <text:p text:style-name="Text_20_body"><text:span text:style-name="T1">Link paragraph to game making pedagogies</text:span></text:p>
      <text:h text:style-name="Heading_20_2" text:outline-level="2"><text:bookmark-start text:name="informal-education-pedagogies"/>Informal Education Pedagogies<text:bookmark-end text:name="informal-education-pedagogies"/></text:h>
      <text:p text:style-name="First_20_paragraph">To develop these focused professional frameworks of concepts, we now place them in the context of wider theories of community and informal learning.</text:p>
      <text:p text:style-name="Text_20_body"><text:span text:style-name="T1">Informal, participatory digital and game making communities</text:span></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30">
        <text:list-item>
          <text:p text:style-name="P30">guided participation framed in media literacy (<text:span text:style-name="T1">aarsand_appropriation_2016?</text:span>).</text:p>
        </text:list-item>
      </text:list>
      <text:h text:style-name="Heading_20_4" text:outline-level="4"><text:bookmark-start text:name="defining-informal-education"/>Defining informal education<text:bookmark-end text:name="defining-informal-education"/></text:h>
      <text:p text:style-name="First_20_paragraph">Definitions of informal education are complex and beyond the remit of this literature review. Informal here is not just about a school or non-school environment <text:reference-mark-start text:name="ZOTERO_ITEM CSL_CITATION {&quot;citationItems&quot;:[{&quot;id&quot;:3752,&quot;uris&quot;:[&quot;http://zotero.org/users/1913249/items/TE57K2KN&quot;],&quot;suffix&quot;:&quot;&quot;,&quot;uri&quot;:[&quot;http://zotero.org/users/1913249/items/TE57K2KN&quot;],&quot;itemData&quot;:{&quot;id&quot;:&quot;erstad_identity_2012&quot;,&quot;accessed&quot;:{&quot;date-parts&quot;:[[2022,8,9]]},&quot;edition&quot;:&quot;1&quot;,&quot;DOI&quot;:&quot;10.1017/CBO9781139026239.001&quot;,&quot;issued&quot;:{&quot;date-parts&quot;:[[2012,10,22]]},&quot;author&quot;:[{&quot;family&quot;:&quot;Sefton-Green&quot;,&quot;given&quot;:&quot;Julian&quot;},{&quot;family&quot;:&quot;Erstad&quot;,&quot;given&quot;:&quot;Ola&quot;}],&quot;container-title&quot;:&quot;Identity, Community, and Learning Lives in the Digital Age&quot;,&quot;source&quot;:&quot;DOI.org (Crossref)&quot;,&quot;URL&quot;:&quot;https://www.cambridge.org/core/product/identifier/9781139026239%23c00591-8/type/book_part&quot;,&quot;type&quot;:&quot;chapter&quot;,&quot;title&quot;:&quot;Identity, Community, and Learning Lives in the Digital Age&quot;,&quot;page&quot;:&quot;1-20&quot;,&quot;editor&quot;:[{&quot;family&quot;:&quot;Erstad&quot;,&quot;given&quot;:&quot;Ola&quot;},{&quot;family&quot;:&quot;Sefton-Green&quot;,&quot;given&quot;:&quot;Julian&quot;}],&quot;publisher&quot;:&quot;Cambridge University Press&quot;,&quot;ISBN&quot;:&quot;978-1-139-02623-9 978-1-107-00591-4 978-1-107-50727-2&quot;,&quot;citation-key&quot;:&quot;erstad_identity_2012&quot;,&quot;language&quot;:&quot;en&quot;},&quot;prefix&quot;:&quot;&quot;}],&quot;properties&quot;:{&quot;formattedCitation&quot;:&quot;[@erstad_identity_2012]&quot;,&quot;noteIndex&quot;:0},&quot;citationID&quot;:&quot;rusfkilg&quot;,&quot;schema&quot;:&quot;https://github.com/citation-style-language/schema/raw/master/csl-citation.json&quot;} RNDkneoajjhtg"/>&lt;Do Zotero Refresh: [@erstad_identity_2012]&gt;<text:reference-mark-end text:name="ZOTERO_ITEM CSL_CITATION {&quot;citationItems&quot;:[{&quot;id&quot;:3752,&quot;uris&quot;:[&quot;http://zotero.org/users/1913249/items/TE57K2KN&quot;],&quot;suffix&quot;:&quot;&quot;,&quot;uri&quot;:[&quot;http://zotero.org/users/1913249/items/TE57K2KN&quot;],&quot;itemData&quot;:{&quot;id&quot;:&quot;erstad_identity_2012&quot;,&quot;accessed&quot;:{&quot;date-parts&quot;:[[2022,8,9]]},&quot;edition&quot;:&quot;1&quot;,&quot;DOI&quot;:&quot;10.1017/CBO9781139026239.001&quot;,&quot;issued&quot;:{&quot;date-parts&quot;:[[2012,10,22]]},&quot;author&quot;:[{&quot;family&quot;:&quot;Sefton-Green&quot;,&quot;given&quot;:&quot;Julian&quot;},{&quot;family&quot;:&quot;Erstad&quot;,&quot;given&quot;:&quot;Ola&quot;}],&quot;container-title&quot;:&quot;Identity, Community, and Learning Lives in the Digital Age&quot;,&quot;source&quot;:&quot;DOI.org (Crossref)&quot;,&quot;URL&quot;:&quot;https://www.cambridge.org/core/product/identifier/9781139026239%23c00591-8/type/book_part&quot;,&quot;type&quot;:&quot;chapter&quot;,&quot;title&quot;:&quot;Identity, Community, and Learning Lives in the Digital Age&quot;,&quot;page&quot;:&quot;1-20&quot;,&quot;editor&quot;:[{&quot;family&quot;:&quot;Erstad&quot;,&quot;given&quot;:&quot;Ola&quot;},{&quot;family&quot;:&quot;Sefton-Green&quot;,&quot;given&quot;:&quot;Julian&quot;}],&quot;publisher&quot;:&quot;Cambridge University Press&quot;,&quot;ISBN&quot;:&quot;978-1-139-02623-9 978-1-107-00591-4 978-1-107-50727-2&quot;,&quot;citation-key&quot;:&quot;erstad_identity_2012&quot;,&quot;language&quot;:&quot;en&quot;},&quot;prefix&quot;:&quot;&quot;}],&quot;properties&quot;:{&quot;formattedCitation&quot;:&quot;[@erstad_identity_2012]&quot;,&quot;noteIndex&quot;:0},&quot;citationID&quot;:&quot;rusfkilg&quot;,&quot;schema&quot;:&quot;https://github.com/citation-style-language/schema/raw/master/csl-citation.json&quot;} RNDkneoajjhtg"/> [].</text:p>
      <text:p text:style-name="Text_20_body">While some researchers define formal learning as that which happens in school and informal learning as that outside of school (Gerber et al., 2001), others (Eshach, 2007, p. 173; Werquin, 2009) would describe an intervention like the one in this study – where learning happens outside of formal institution and where there is little instruction but the learner experience is carefully planned – using the term ‘non-formal’ in contrast to both formal and unstructured/informal learning. Sefton-Green (2004) complicates this view, noting that informal learning can take place in formal settings and vice-versa. Given this inconsistency, my study will use research and relevant literature to create working definitions of such terms. Research exploring home game playing and digital activity uncovers material that families may bring into a non-formal game making process; I will draw on work on participatory culture (Jenkins, 2009), affinity spaces (Gee, 2004a) and naturalistic studies of digital use and creativity in the home (Itō et al., 2010; Livingstone et al., 2018). Gee’s (2004b) work on games and associated culture as learning experiences is founded on his understanding of how they engender a shared discourse and emerging identities .</text:p>
      <text:h text:style-name="Heading_20_3" text:outline-level="3"><text:bookmark-start text:name="foundational-literature-addressing-community-learning"/>Foundational literature addressing community learning<text:bookmark-end text:name="foundational-literature-addressing-community-learning"/></text:h>
      <text:p text:style-name="First_20_paragraph">Foundation sociocultural approach which goes beyond a conception of transmission model of learning and embraces learning in context.</text:p>
      <text:list text:style-name="L31">
        <text:list-item>
          <text:p text:style-name="P31">Vygotsky (and friends) - foundational ideas - activity as unit of analysis</text:p>
        </text:list-item>
        <text:list-item>
          <text:p text:style-name="P31">Wertsch and Cole - community and context as vital in studies, role of cultural mediation in development (<text:span text:style-name="T1">cole_beyond_1996-1?</text:span>) .</text:p>
        </text:list-item>
        <text:list-item>
          <text:p text:style-name="P31">Rogoff - community of learners and 3 foci as a way to frame this in education</text:p>
        </text:list-item>
      </text:list>
      <text:p text:style-name="First_20_paragraph">The vital role of cultural mediation in development (<text:span text:style-name="T1">cole_beyond_1996-1?</text:span>) This clearly aligns with digital making. Find citation.</text:p>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reference-mark-start text:name="ZOTERO_ITEM CSL_CITATION {&quot;citationItems&quot;:[{&quot;id&quot;:3755,&quot;uris&quot;:[&quot;http://zotero.org/users/1913249/items/ZJ7IPS8P&quot;],&quot;suffix&quot;:&quot;&quot;,&quot;uri&quot;:[&quot;http://zotero.org/users/1913249/items/ZJ7IPS8P&quot;],&quot;itemData&quot;:{&quot;id&quot;:&quot;mascolo_beyond_2009&quot;,&quot;issue&quot;:&quot;1&quot;,&quot;volume&quot;:&quot;1&quot;,&quot;URL&quot;:&quot;https://scholarworks.merrimack.edu/phs/vol1/iss1/6&quot;,&quot;type&quot;:&quot;article-journal&quot;,&quot;issued&quot;:{&quot;date-parts&quot;:[[2009,1,1]]},&quot;page&quot;:&quot;3-27&quot;,&quot;author&quot;:[{&quot;family&quot;:&quot;Mascolo&quot;,&quot;given&quot;:&quot;Michael&quot;}],&quot;title-short&quot;:&quot;Beyond Student-Centered and Teacher-Centered Pedagogy&quot;,&quot;title&quot;:&quot;Beyond Student-Centered and Teacher-Centered Pedagogy: Teaching and Learning as Guided Participation&quot;,&quot;container-title&quot;:&quot;Pedagogy and the Human Sciences&quot;,&quot;citation-key&quot;:&quot;mascolo_beyond_2009&quot;},&quot;prefix&quot;:&quot;&quot;}],&quot;properties&quot;:{&quot;formattedCitation&quot;:&quot;[@mascolo_beyond_2009]&quot;,&quot;noteIndex&quot;:0},&quot;citationID&quot;:&quot;surdabre&quot;,&quot;schema&quot;:&quot;https://github.com/citation-style-language/schema/raw/master/csl-citation.json&quot;} RNDqsoaahgrwe"/>&lt;Do Zotero Refresh: [@mascolo_beyond_2009]&gt;<text:reference-mark-end text:name="ZOTERO_ITEM CSL_CITATION {&quot;citationItems&quot;:[{&quot;id&quot;:3755,&quot;uris&quot;:[&quot;http://zotero.org/users/1913249/items/ZJ7IPS8P&quot;],&quot;suffix&quot;:&quot;&quot;,&quot;uri&quot;:[&quot;http://zotero.org/users/1913249/items/ZJ7IPS8P&quot;],&quot;itemData&quot;:{&quot;id&quot;:&quot;mascolo_beyond_2009&quot;,&quot;issue&quot;:&quot;1&quot;,&quot;volume&quot;:&quot;1&quot;,&quot;URL&quot;:&quot;https://scholarworks.merrimack.edu/phs/vol1/iss1/6&quot;,&quot;type&quot;:&quot;article-journal&quot;,&quot;issued&quot;:{&quot;date-parts&quot;:[[2009,1,1]]},&quot;page&quot;:&quot;3-27&quot;,&quot;author&quot;:[{&quot;family&quot;:&quot;Mascolo&quot;,&quot;given&quot;:&quot;Michael&quot;}],&quot;title-short&quot;:&quot;Beyond Student-Centered and Teacher-Centered Pedagogy&quot;,&quot;title&quot;:&quot;Beyond Student-Centered and Teacher-Centered Pedagogy: Teaching and Learning as Guided Participation&quot;,&quot;container-title&quot;:&quot;Pedagogy and the Human Sciences&quot;,&quot;citation-key&quot;:&quot;mascolo_beyond_2009&quot;},&quot;prefix&quot;:&quot;&quot;}],&quot;properties&quot;:{&quot;formattedCitation&quot;:&quot;[@mascolo_beyond_2009]&quot;,&quot;noteIndex&quot;:0},&quot;citationID&quot;:&quot;surdabre&quot;,&quot;schema&quot;:&quot;https://github.com/citation-style-language/schema/raw/master/csl-citation.json&quot;} RNDqsoaahgrwe"/>.</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4" text:outline-level="4"><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tems&quot;:[{&quot;id&quot;:3871,&quot;uris&quot;:[&quot;http://zotero.org/users/1913249/items/EXBRQZWW&quot;],&quot;suffix&quot;:&quot;&quot;,&quot;uri&quot;:[&quot;http://zotero.org/users/1913249/items/EXBRQZWW&quot;],&quot;itemData&quot;:{&quot;id&quot;:&quot;moll_funds_1992&quot;,&quot;issue&quot;:&quot;2,&quot;,&quot;source&quot;:&quot;Zotero&quot;,&quot;volume&quot;:&quot;31&quot;,&quot;URL&quot;:&quot;http://www.jstor.org/stable/1476399&quot;,&quot;type&quot;:&quot;article-journal&quot;,&quot;issued&quot;:{&quot;date-parts&quot;:[[1992]]},&quot;page&quot;:&quot;132-141&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ontainer-title&quot;:&quot;Theory into Practice&quot;,&quot;citation-key&quot;:&quot;moll_funds_1992&quot;},&quot;prefix&quot;:&quot;&quot;}],&quot;properties&quot;:{&quot;formattedCitation&quot;:&quot;[@moll_funds_1992]&quot;,&quot;noteIndex&quot;:0},&quot;citationID&quot;:&quot;irwqixee&quot;,&quot;schema&quot;:&quot;https://github.com/citation-style-language/schema/raw/master/csl-citation.json&quot;} RNDnvrxekswot"/>&lt;Do Zotero Refresh: [@moll_funds_1992]&gt;<text:reference-mark-end text:name="ZOTERO_ITEM CSL_CITATION {&quot;citationItems&quot;:[{&quot;id&quot;:3871,&quot;uris&quot;:[&quot;http://zotero.org/users/1913249/items/EXBRQZWW&quot;],&quot;suffix&quot;:&quot;&quot;,&quot;uri&quot;:[&quot;http://zotero.org/users/1913249/items/EXBRQZWW&quot;],&quot;itemData&quot;:{&quot;id&quot;:&quot;moll_funds_1992&quot;,&quot;issue&quot;:&quot;2,&quot;,&quot;source&quot;:&quot;Zotero&quot;,&quot;volume&quot;:&quot;31&quot;,&quot;URL&quot;:&quot;http://www.jstor.org/stable/1476399&quot;,&quot;type&quot;:&quot;article-journal&quot;,&quot;issued&quot;:{&quot;date-parts&quot;:[[1992]]},&quot;page&quot;:&quot;132-141&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ontainer-title&quot;:&quot;Theory into Practice&quot;,&quot;citation-key&quot;:&quot;moll_funds_1992&quot;},&quot;prefix&quot;:&quot;&quot;}],&quot;properties&quot;:{&quot;formattedCitation&quot;:&quot;[@moll_funds_1992]&quot;,&quot;noteIndex&quot;:0},&quot;citationID&quot;:&quot;irwqixee&quot;,&quot;schema&quot;:&quot;https://github.com/citation-style-language/schema/raw/master/csl-citation.json&quot;} RNDnvrxekswot"/>. Research by the UK National Literacy Trust <text:reference-mark-start text:name="ZOTERO_ITEM CSL_CITATION {&quot;citationItems&quot;:[{&quot;id&quot;:3767,&quot;suppress-author&quot;:true,&quot;suffix&quot;:&quot;&quot;,&quot;uri&quot;:[&quot;http://zotero.org/users/1913249/items/T96LXVV8&quot;],&quot;itemData&quot;:{&quot;id&quot;:&quot;picton_video_2020&quot;,&quot;source&quot;:&quot;Zotero&quot;,&quot;URL&quot;:&quot;https://cdn.literacytrust.org.uk/media/documents/Video_game_playing_and_literacy_report_final_updated.pdf&quot;,&quot;type&quot;:&quot;report&quot;,&quot;issued&quot;:{&quot;date-parts&quot;:[[2020]]},&quot;page&quot;:&quot;31&quot;,&quot;publisher&quot;:&quot;National Literacy Trust&quot;,&quot;language&quot;:&quot;en&quot;,&quot;title&quot;:&quot;Video game playing and literacy: a survey of young people aged 11 to 16&quot;,&quot;citation-key&quot;:&quot;picton_video_2020&quot;,&quot;author&quot;:[{&quot;family&quot;:&quot;Picton&quot;,&quot;given&quot;:&quot;Irene&quot;},{&quot;family&quot;:&quot;Clark&quot;,&quot;given&quot;:&quot;Christina&quot;},{&quot;family&quot;:&quot;Judge&quot;,&quot;given&quot;:&quot;Tim&quot;}]},&quot;prefix&quot;:&quot;&quot;,&quot;uris&quot;:[&quot;http://zotero.org/users/1913249/items/T96LXVV8&quot;]}],&quot;properties&quot;:{&quot;formattedCitation&quot;:&quot;[-@picton_video_2020]&quot;,&quot;noteIndex&quot;:0},&quot;citationID&quot;:&quot;ygyoymoy&quot;,&quot;schema&quot;:&quot;https://github.com/citation-style-language/schema/raw/master/csl-citation.json&quot;} RNDuvprzyiwpq"/>&lt;Do Zotero Refresh: [-@picton_video_2020]&gt;<text:reference-mark-end text:name="ZOTERO_ITEM CSL_CITATION {&quot;citationItems&quot;:[{&quot;id&quot;:3767,&quot;suppress-author&quot;:true,&quot;suffix&quot;:&quot;&quot;,&quot;uri&quot;:[&quot;http://zotero.org/users/1913249/items/T96LXVV8&quot;],&quot;itemData&quot;:{&quot;id&quot;:&quot;picton_video_2020&quot;,&quot;source&quot;:&quot;Zotero&quot;,&quot;URL&quot;:&quot;https://cdn.literacytrust.org.uk/media/documents/Video_game_playing_and_literacy_report_final_updated.pdf&quot;,&quot;type&quot;:&quot;report&quot;,&quot;issued&quot;:{&quot;date-parts&quot;:[[2020]]},&quot;page&quot;:&quot;31&quot;,&quot;publisher&quot;:&quot;National Literacy Trust&quot;,&quot;language&quot;:&quot;en&quot;,&quot;title&quot;:&quot;Video game playing and literacy: a survey of young people aged 11 to 16&quot;,&quot;citation-key&quot;:&quot;picton_video_2020&quot;,&quot;author&quot;:[{&quot;family&quot;:&quot;Picton&quot;,&quot;given&quot;:&quot;Irene&quot;},{&quot;family&quot;:&quot;Clark&quot;,&quot;given&quot;:&quot;Christina&quot;},{&quot;family&quot;:&quot;Judge&quot;,&quot;given&quot;:&quot;Tim&quot;}]},&quot;prefix&quot;:&quot;&quot;,&quot;uris&quot;:[&quot;http://zotero.org/users/1913249/items/T96LXVV8&quot;]}],&quot;properties&quot;:{&quot;formattedCitation&quot;:&quot;[-@picton_video_2020]&quot;,&quot;noteIndex&quot;:0},&quot;citationID&quot;:&quot;ygyoymoy&quot;,&quot;schema&quot;:&quot;https://github.com/citation-style-language/schema/raw/master/csl-citation.json&quot;} RNDuvprzyiwpq"/>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tems&quot;:[{&quot;id&quot;:3768,&quot;suppress-author&quot;:true,&quot;suffix&quot;:&quot;&quot;,&quot;uri&quot;:[&quot;http://zotero.org/users/1913249/items/RUWZA8Q7&quot;],&quot;itemData&quot;:{&quot;ISSN&quot;:&quot;2155-6849 DOI: 10.4018/ijgbl.2014070102&quot;,&quot;id&quot;:&quot;denner_using_2014&quot;,&quot;issue&quot;:&quot;3&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license&quot;:&quot;Access limited to members&quot;,&quot;volume&quot;:&quot;4&quot;,&quot;source&quot;:&quot;www.igi-global.com&quot;,&quot;URL&quot;:&quot;https://www.igi-global.com/article/using-game-mechanics-to-measure-what-students-learn-from-programming-games/117696&quot;,&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container-title-short&quot;:&quot;IJGBL&quot;,&quot;accessed&quot;:{&quot;date-parts&quot;:[[2018,4,21]]},&quot;title&quot;:&quot;Using game mechanics to measure what students learn from programming games&quot;,&quot;citation-key&quot;:&quot;denner_using_2014&quot;,&quot;language&quot;:&quot;en&quot;},&quot;prefix&quot;:&quot;&quot;,&quot;uris&quot;:[&quot;http://zotero.org/users/1913249/items/RUWZA8Q7&quot;]}],&quot;properties&quot;:{&quot;formattedCitation&quot;:&quot;[-@denner_using_2014]&quot;,&quot;noteIndex&quot;:0},&quot;citationID&quot;:&quot;tuugpmeu&quot;,&quot;schema&quot;:&quot;https://github.com/citation-style-language/schema/raw/master/csl-citation.json&quot;} RNDwwrkppqodp"/>&lt;Do Zotero Refresh: [-@denner_using_2014]&gt;<text:reference-mark-end text:name="ZOTERO_ITEM CSL_CITATION {&quot;citationItems&quot;:[{&quot;id&quot;:3768,&quot;suppress-author&quot;:true,&quot;suffix&quot;:&quot;&quot;,&quot;uri&quot;:[&quot;http://zotero.org/users/1913249/items/RUWZA8Q7&quot;],&quot;itemData&quot;:{&quot;ISSN&quot;:&quot;2155-6849 DOI: 10.4018/ijgbl.2014070102&quot;,&quot;id&quot;:&quot;denner_using_2014&quot;,&quot;issue&quot;:&quot;3&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quot;:&quot;International Journal of Game-Based Learning (IJGBL)&quot;,&quot;license&quot;:&quot;Access limited to members&quot;,&quot;volume&quot;:&quot;4&quot;,&quot;source&quot;:&quot;www.igi-global.com&quot;,&quot;URL&quot;:&quot;https://www.igi-global.com/article/using-game-mechanics-to-measure-what-students-learn-from-programming-games/117696&quot;,&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container-title-short&quot;:&quot;IJGBL&quot;,&quot;accessed&quot;:{&quot;date-parts&quot;:[[2018,4,21]]},&quot;title&quot;:&quot;Using game mechanics to measure what students learn from programming games&quot;,&quot;citation-key&quot;:&quot;denner_using_2014&quot;,&quot;language&quot;:&quot;en&quot;},&quot;prefix&quot;:&quot;&quot;,&quot;uris&quot;:[&quot;http://zotero.org/users/1913249/items/RUWZA8Q7&quot;]}],&quot;properties&quot;:{&quot;formattedCitation&quot;:&quot;[-@denner_using_2014]&quot;,&quot;noteIndex&quot;:0},&quot;citationID&quot;:&quot;tuugpmeu&quot;,&quot;schema&quot;:&quot;https://github.com/citation-style-language/schema/raw/master/csl-citation.json&quot;} RNDwwrkppqodp"/> found that the use of design patterns and game mechanics when teaching novice coders can increase accessibility for learners due the concrete and relatable approach.</text:p>
      <text:h text:style-name="Heading_20_4" text:outline-level="4"><text:bookmark-start text:name="retro-gaming-as-a-fund-of-knowledge---move-to-intro"/>Retro Gaming as a Fund of knowledge - move to intro?<text:bookmark-end text:name="retro-gaming-as-a-fund-of-knowledge---move-to-intro"/></text:h>
      <text:list text:style-name="L32">
        <text:list-item>
          <text:p text:style-name="P32">What is retro gaming? [Nostalgia in Retro Game Design.]</text:p>
        </text:list-item>
        <text:list-item>
          <text:p text:style-name="P32">Why is it powerful in affect?</text:p>
        </text:list-item>
        <text:list-item>
          <text:p text:style-name="P32">What potential does that give to family game making?</text:p>
        </text:list-item>
      </text:list>
      <text:h text:style-name="Heading_20_2" text:outline-level="2"><text:bookmark-start text:name="relevant-case-studies-in-context---family-making-ito-gee-etc"/>Relevant case studies in context - Family Making, Ito / Gee etc<text:bookmark-end text:name="relevant-case-studies-in-context---family-making-ito-gee-etc"/></text:h>
      <text:p text:style-name="First_20_paragraph">Outline case studies of similar work and identify gaps.</text:p>
      <text:h text:style-name="Heading_20_3" text:outline-level="3"><text:bookmark-start text:name="family-making---what-in-particular-to-explore"/>Family Making - WHAT IN PARTICULAR TO EXPLORE ?<text:bookmark-end text:name="family-making---what-in-particular-to-explore"/></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 I extend this in this study, how can the learning design contribute?</text:p>
      <text:p text:style-name="Text_20_body">It is of value to explore the community aspect…</text:p>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game-jams-game-competitions"/>Game jams &amp; game competitions<text:bookmark-end text:name="game-jams-game-competitions"/></text:h>
      <text:p text:style-name="First_20_paragraph">Some of the tools that emerge allow participants to rapidly explore game concepts - See exercises on - space, mechanics, rules,</text:p>
      <text:p text:style-name="Text_20_body">Hackathons, Game Jams and accelerated production methods</text:p>
      <text:p text:style-name="Text_20_body">Hackathon events are characterise by a time constrained and thus accelerated production ethos. They have widened beyond code to embrace other creative and educational domains Johnson and Robinson, 2014; Kienzler and Fontanesi, 2017). Accelerated production methods are being applied to a wide variety of domains.</text:p>
      <text:p text:style-name="Text_20_body">Game Jams are an a type of hackathon where participants create games individually or in teams in a time-constrained period, typically 24 or48 hours. Team events often take place in physical venues which may be part of a wider global Jams Aryaet al., 2013). Within Game Jams a breadth of materials are used including video games, interactive fiction, and even a Cardboard Jam Eberhardt,2016). Eberhardt also identifies potentially incompatible strands of Game Jams, specifically citing commercialised events and professional Game Jammers contrasted to those Jams with a social purpose with a more diverse, less target driven audience Eberhardt,2016, p. 3).</text:p>
      <text:p text:style-name="Text_20_body">Goddard et al have analysed the key aspects of Game Games including tools, organisational processes and rewards systems2014),using a playful vs. gameful spectrum from Caillois2001).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frame (Games for Change, 2017). Their process, the Moveable Game Jam, emphasises low-cost and both digital and analogue offline game production. The motivation is to communicate fundamentals concepts of game design process to participants. These are broken down into; space, goal,components, mechanics and rules. The educational motivation is design and systems thinking for young people aligned with the Framework for 21st Century Learning (Gilbert,2016).</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Eladhariand Ollila, 2012). It has a particular value in forcing an iterative approach.</text:p>
      <text:p text:style-name="Text_20_body">GAME JAMS FOR NOVICE CODERS - SEE RECENT WORK</text:p>
      <text:h text:style-name="Heading_20_3" text:outline-level="3"><text:bookmark-start text:name="mantle-of-the-expert-and-drama-processes-games"/>Mantle of the Expert (and drama processes games)<text:bookmark-end text:name="mantle-of-the-expert-and-drama-processes-games"/></text:h>
      <text:p text:style-name="First_20_paragraph">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tems&quot;:[{&quot;id&quot;:318,&quot;uris&quot;:[&quot;http://zotero.org/users/1913249/items/8HEQF7AH&quot;],&quot;suffix&quot;:&quot;&quot;,&quot;uri&quot;:[&quot;http://zotero.org/users/1913249/items/8HEQF7AH&quot;],&quot;itemData&quot;:{&quot;id&quot;:&quot;aitken_dorothy_2013&quot;,&quot;accessed&quot;:{&quot;date-parts&quot;:[[2016,11,28]]},&quot;source&quot;:&quot;Google Scholar&quot;,&quot;URL&quot;:&quot;http://www.academia.edu/download/31717276/MOTE_Chapter_3_Aitken_Pages_from_Connecting_Curriculum__Fraser__v3_220213.pdf&quot;,&quot;type&quot;:&quot;article-journal&quot;,&quot;issued&quot;:{&quot;date-parts&quot;:[[2013]]},&quot;page&quot;:&quot;34–56&quot;,&quot;author&quot;:[{&quot;family&quot;:&quot;Aitken&quot;,&quot;given&quot;:&quot;Viv&quot;}],&quot;title-short&quot;:&quot;Dorothy Heathcote’s Mantle of the expert approach to teaching and learning&quot;,&quot;title&quot;:&quot;Dorothy Heathcote’s Mantle of the expert approach to teaching and learning: A brief introduction&quot;,&quot;container-title&quot;:&quot;Connecting curriculum linking learning&quot;,&quot;citation-key&quot;:&quot;aitken_dorothy_2013&quot;},&quot;prefix&quot;:&quot;&quot;}],&quot;properties&quot;:{&quot;formattedCitation&quot;:&quot;[@aitken_dorothy_2013]&quot;,&quot;noteIndex&quot;:0},&quot;citationID&quot;:&quot;bvkqldkg&quot;,&quot;schema&quot;:&quot;https://github.com/citation-style-language/schema/raw/master/csl-citation.json&quot;} RNDkasovplmzb"/>&lt;Do Zotero Refresh: [@aitken_dorothy_2013]&gt;<text:reference-mark-end text:name="ZOTERO_ITEM CSL_CITATION {&quot;citationItems&quot;:[{&quot;id&quot;:318,&quot;uris&quot;:[&quot;http://zotero.org/users/1913249/items/8HEQF7AH&quot;],&quot;suffix&quot;:&quot;&quot;,&quot;uri&quot;:[&quot;http://zotero.org/users/1913249/items/8HEQF7AH&quot;],&quot;itemData&quot;:{&quot;id&quot;:&quot;aitken_dorothy_2013&quot;,&quot;accessed&quot;:{&quot;date-parts&quot;:[[2016,11,28]]},&quot;source&quot;:&quot;Google Scholar&quot;,&quot;URL&quot;:&quot;http://www.academia.edu/download/31717276/MOTE_Chapter_3_Aitken_Pages_from_Connecting_Curriculum__Fraser__v3_220213.pdf&quot;,&quot;type&quot;:&quot;article-journal&quot;,&quot;issued&quot;:{&quot;date-parts&quot;:[[2013]]},&quot;page&quot;:&quot;34–56&quot;,&quot;author&quot;:[{&quot;family&quot;:&quot;Aitken&quot;,&quot;given&quot;:&quot;Viv&quot;}],&quot;title-short&quot;:&quot;Dorothy Heathcote’s Mantle of the expert approach to teaching and learning&quot;,&quot;title&quot;:&quot;Dorothy Heathcote’s Mantle of the expert approach to teaching and learning: A brief introduction&quot;,&quot;container-title&quot;:&quot;Connecting curriculum linking learning&quot;,&quot;citation-key&quot;:&quot;aitken_dorothy_2013&quot;},&quot;prefix&quot;:&quot;&quot;}],&quot;properties&quot;:{&quot;formattedCitation&quot;:&quot;[@aitken_dorothy_2013]&quot;,&quot;noteIndex&quot;:0},&quot;citationID&quot;:&quot;bvkqldkg&quot;,&quot;schema&quot;:&quot;https://github.com/citation-style-language/schema/raw/master/csl-citation.json&quot;} RNDkasovplmzb"/>.</text:p>
      <text:p text:style-name="Text_20_body">Heathcote discusses authenticity in detail in her writings <text:reference-mark-start text:name="ZOTERO_ITEM CSL_CITATION {&quot;citationItems&quot;:[{&quot;id&quot;:3671,&quot;uris&quot;:[&quot;http://zotero.org/users/1913249/items/8ZBRVTW7&quot;],&quot;suffix&quot;:&quot;&quot;,&quot;uri&quot;:[&quot;http://zotero.org/users/1913249/items/8ZBRVTW7&quot;],&quot;itemData&quot;:{&quot;publisher-place&quot;:&quot;London&quot;,&quot;id&quot;:&quot;heathcote_dorothy_1984&quot;,&quot;type&quot;:&quot;book&quot;,&quot;issued&quot;:{&quot;date-parts&quot;:[[1984]]},&quot;title&quot;:&quot;Dorothy Heathcote: collected writings on education and drama&quot;,&quot;number-of-pages&quot;:&quot;218&quot;,&quot;source&quot;:&quot;Open WorldCat&quot;,&quot;publisher&quot;:&quot;Hutchinson&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language&quot;:&quot;eng&quot;,&quot;author&quot;:[{&quot;family&quot;:&quot;Heathcote&quot;,&quot;given&quot;:&quot;Dorothy&quot;},{&quot;family&quot;:&quot;Johnson&quot;,&quot;given&quot;:&quot;Liz&quot;},{&quot;family&quot;:&quot;O'Neill&quot;,&quot;given&quot;:&quot;Cecily&quot;}],&quot;title-short&quot;:&quot;Dorothy Heathcote&quot;,&quot;ISBN&quot;:&quot;978-0-09-149261-8&quot;,&quot;citation-key&quot;:&quot;heathcote_dorothy_1984&quot;,&quot;event-place&quot;:&quot;London&quot;},&quot;prefix&quot;:&quot;&quot;}],&quot;properties&quot;:{&quot;formattedCitation&quot;:&quot;[@heathcote_dorothy_1984]&quot;,&quot;noteIndex&quot;:0},&quot;citationID&quot;:&quot;bqpffqyt&quot;,&quot;schema&quot;:&quot;https://github.com/citation-style-language/schema/raw/master/csl-citation.json&quot;} RNDmlwyyxtinf"/>&lt;Do Zotero Refresh: [@heathcote_dorothy_1984]&gt;<text:reference-mark-end text:name="ZOTERO_ITEM CSL_CITATION {&quot;citationItems&quot;:[{&quot;id&quot;:3671,&quot;uris&quot;:[&quot;http://zotero.org/users/1913249/items/8ZBRVTW7&quot;],&quot;suffix&quot;:&quot;&quot;,&quot;uri&quot;:[&quot;http://zotero.org/users/1913249/items/8ZBRVTW7&quot;],&quot;itemData&quot;:{&quot;publisher-place&quot;:&quot;London&quot;,&quot;id&quot;:&quot;heathcote_dorothy_1984&quot;,&quot;type&quot;:&quot;book&quot;,&quot;issued&quot;:{&quot;date-parts&quot;:[[1984]]},&quot;title&quot;:&quot;Dorothy Heathcote: collected writings on education and drama&quot;,&quot;number-of-pages&quot;:&quot;218&quot;,&quot;source&quot;:&quot;Open WorldCat&quot;,&quot;publisher&quot;:&quot;Hutchinson&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language&quot;:&quot;eng&quot;,&quot;author&quot;:[{&quot;family&quot;:&quot;Heathcote&quot;,&quot;given&quot;:&quot;Dorothy&quot;},{&quot;family&quot;:&quot;Johnson&quot;,&quot;given&quot;:&quot;Liz&quot;},{&quot;family&quot;:&quot;O'Neill&quot;,&quot;given&quot;:&quot;Cecily&quot;}],&quot;title-short&quot;:&quot;Dorothy Heathcote&quot;,&quot;ISBN&quot;:&quot;978-0-09-149261-8&quot;,&quot;citation-key&quot;:&quot;heathcote_dorothy_1984&quot;,&quot;event-place&quot;:&quot;London&quot;},&quot;prefix&quot;:&quot;&quot;}],&quot;properties&quot;:{&quot;formattedCitation&quot;:&quot;[@heathcote_dorothy_1984]&quot;,&quot;noteIndex&quot;:0},&quot;citationID&quot;:&quot;bqpffqyt&quot;,&quot;schema&quot;:&quot;https://github.com/citation-style-language/schema/raw/master/csl-citation.json&quot;} RNDmlwyyxtinf"/>.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tems&quot;:[{&quot;id&quot;:3677,&quot;uris&quot;:[&quot;http://zotero.org/users/1913249/items/2NLLQFAQ&quot;],&quot;suffix&quot;:&quot;&quot;,&quot;uri&quot;:[&quot;http://zotero.org/users/1913249/items/2NLLQFAQ&quot;],&quot;itemData&quot;:{&quot;id&quot;:&quot;hinton_workplace-focused_nodate&quot;,&quot;type&quot;:&quot;article-journal&quot;,&quot;author&quot;:[{&quot;family&quot;:&quot;Hinton&quot;,&quot;given&quot;:&quot;Lisa&quot;}],&quot;title&quot;:&quot;Workplace-focused Development Drama (Mantle of the Expert) and Writing&quot;,&quot;source&quot;:&quot;Zotero&quot;,&quot;citation-key&quot;:&quot;hinton_workplace-focused_nodate&quot;,&quot;language&quot;:&quot;en&quot;},&quot;prefix&quot;:&quot;&quot;}],&quot;properties&quot;:{&quot;formattedCitation&quot;:&quot;[@hinton_workplace-focused_nodate]&quot;,&quot;noteIndex&quot;:0},&quot;citationID&quot;:&quot;mymwzelu&quot;,&quot;schema&quot;:&quot;https://github.com/citation-style-language/schema/raw/master/csl-citation.json&quot;} RNDtxgtzikooq"/>&lt;Do Zotero Refresh: [@hinton_workplace-focused_nodate]&gt;<text:reference-mark-end text:name="ZOTERO_ITEM CSL_CITATION {&quot;citationItems&quot;:[{&quot;id&quot;:3677,&quot;uris&quot;:[&quot;http://zotero.org/users/1913249/items/2NLLQFAQ&quot;],&quot;suffix&quot;:&quot;&quot;,&quot;uri&quot;:[&quot;http://zotero.org/users/1913249/items/2NLLQFAQ&quot;],&quot;itemData&quot;:{&quot;id&quot;:&quot;hinton_workplace-focused_nodate&quot;,&quot;type&quot;:&quot;article-journal&quot;,&quot;author&quot;:[{&quot;family&quot;:&quot;Hinton&quot;,&quot;given&quot;:&quot;Lisa&quot;}],&quot;title&quot;:&quot;Workplace-focused Development Drama (Mantle of the Expert) and Writing&quot;,&quot;source&quot;:&quot;Zotero&quot;,&quot;citation-key&quot;:&quot;hinton_workplace-focused_nodate&quot;,&quot;language&quot;:&quot;en&quot;},&quot;prefix&quot;:&quot;&quot;}],&quot;properties&quot;:{&quot;formattedCitation&quot;:&quot;[@hinton_workplace-focused_nodate]&quot;,&quot;noteIndex&quot;:0},&quot;citationID&quot;:&quot;mymwzelu&quot;,&quot;schema&quot;:&quot;https://github.com/citation-style-language/schema/raw/master/csl-citation.json&quot;} RNDtxgtzikooq"/></text:p>
      <text:p text:style-name="Text_20_body">Rainer and Bolton explore some of the rigidity of the MoE approach in terms of time allocated and other factors. Rainer outlines a wider scope of a process drama <text:reference-mark-start text:name="ZOTERO_ITEM CSL_CITATION {&quot;citationItems&quot;:[{&quot;id&quot;:3679,&quot;suppress-author&quot;:true,&quot;suffix&quot;:&quot;&quot;,&quot;uri&quot;:[&quot;http://zotero.org/users/1913249/items/L9DXC8RY&quot;],&quot;itemData&quot;:{&quot;id&quot;:&quot;rainer_drama_2012&quot;,&quot;type&quot;:&quot;book&quot;,&quot;number-of-pages&quot;:&quot;286&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author&quot;:[{&quot;family&quot;:&quot;Rainer&quot;,&quot;given&quot;:&quot;John&quot;},{&quot;family&quot;:&quot;Lewis&quot;,&quot;given&quot;:&quot;Martin&quot;}],&quot;title-short&quot;:&quot;Drama at the Heart of the Secondary School&quot;,&quot;ISBN&quot;:&quot;978-1-136-49649-3&quot;,&quot;citation-key&quot;:&quot;rainer_drama_2012&quot;,&quot;issued&quot;:{&quot;date-parts&quot;:[[2012,3,15]]}},&quot;prefix&quot;:&quot;&quot;,&quot;uris&quot;:[&quot;http://zotero.org/users/1913249/items/L9DXC8RY&quot;]}],&quot;properties&quot;:{&quot;formattedCitation&quot;:&quot;[-@rainer_drama_2012]&quot;,&quot;noteIndex&quot;:0},&quot;citationID&quot;:&quot;emjrxfpw&quot;,&quot;schema&quot;:&quot;https://github.com/citation-style-language/schema/raw/master/csl-citation.json&quot;} RNDcjfqprpboo"/>&lt;Do Zotero Refresh: [-@rainer_drama_2012]&gt;<text:reference-mark-end text:name="ZOTERO_ITEM CSL_CITATION {&quot;citationItems&quot;:[{&quot;id&quot;:3679,&quot;suppress-author&quot;:true,&quot;suffix&quot;:&quot;&quot;,&quot;uri&quot;:[&quot;http://zotero.org/users/1913249/items/L9DXC8RY&quot;],&quot;itemData&quot;:{&quot;id&quot;:&quot;rainer_drama_2012&quot;,&quot;type&quot;:&quot;book&quot;,&quot;number-of-pages&quot;:&quot;286&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author&quot;:[{&quot;family&quot;:&quot;Rainer&quot;,&quot;given&quot;:&quot;John&quot;},{&quot;family&quot;:&quot;Lewis&quot;,&quot;given&quot;:&quot;Martin&quot;}],&quot;title-short&quot;:&quot;Drama at the Heart of the Secondary School&quot;,&quot;ISBN&quot;:&quot;978-1-136-49649-3&quot;,&quot;citation-key&quot;:&quot;rainer_drama_2012&quot;,&quot;issued&quot;:{&quot;date-parts&quot;:[[2012,3,15]]}},&quot;prefix&quot;:&quot;&quot;,&quot;uris&quot;:[&quot;http://zotero.org/users/1913249/items/L9DXC8RY&quot;]}],&quot;properties&quot;:{&quot;formattedCitation&quot;:&quot;[-@rainer_drama_2012]&quot;,&quot;noteIndex&quot;:0},&quot;citationID&quot;:&quot;emjrxfpw&quot;,&quot;schema&quot;:&quot;https://github.com/citation-style-language/schema/raw/master/csl-citation.json&quot;} RNDcjfqprpboo"/>.</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citationItems&quot;:[{&quot;id&quot;:3679,&quot;uris&quot;:[&quot;http://zotero.org/users/1913249/items/L9DXC8RY&quot;],&quot;suffix&quot;:&quot;&quot;,&quot;uri&quot;:[&quot;http://zotero.org/users/1913249/items/L9DXC8RY&quot;],&quot;itemData&quot;:{&quot;id&quot;:&quot;rainer_drama_2012&quot;,&quot;type&quot;:&quot;book&quot;,&quot;number-of-pages&quot;:&quot;286&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author&quot;:[{&quot;family&quot;:&quot;Rainer&quot;,&quot;given&quot;:&quot;John&quot;},{&quot;family&quot;:&quot;Lewis&quot;,&quot;given&quot;:&quot;Martin&quot;}],&quot;title-short&quot;:&quot;Drama at the Heart of the Secondary School&quot;,&quot;ISBN&quot;:&quot;978-1-136-49649-3&quot;,&quot;citation-key&quot;:&quot;rainer_drama_2012&quot;,&quot;issued&quot;:{&quot;date-parts&quot;:[[2012,3,15]]}},&quot;prefix&quot;:&quot;&quot;}],&quot;properties&quot;:{&quot;formattedCitation&quot;:&quot;[@rainer_drama_2012]&quot;,&quot;noteIndex&quot;:0},&quot;citationID&quot;:&quot;gaiaypux&quot;,&quot;schema&quot;:&quot;https://github.com/citation-style-language/schema/raw/master/csl-citation.json&quot;} RNDyelmuqzehw"/>&lt;Do Zotero Refresh: [@rainer_drama_2012]&gt;<text:reference-mark-end text:name="ZOTERO_ITEM CSL_CITATION {&quot;citationItems&quot;:[{&quot;id&quot;:3679,&quot;uris&quot;:[&quot;http://zotero.org/users/1913249/items/L9DXC8RY&quot;],&quot;suffix&quot;:&quot;&quot;,&quot;uri&quot;:[&quot;http://zotero.org/users/1913249/items/L9DXC8RY&quot;],&quot;itemData&quot;:{&quot;id&quot;:&quot;rainer_drama_2012&quot;,&quot;type&quot;:&quot;book&quot;,&quot;number-of-pages&quot;:&quot;286&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author&quot;:[{&quot;family&quot;:&quot;Rainer&quot;,&quot;given&quot;:&quot;John&quot;},{&quot;family&quot;:&quot;Lewis&quot;,&quot;given&quot;:&quot;Martin&quot;}],&quot;title-short&quot;:&quot;Drama at the Heart of the Secondary School&quot;,&quot;ISBN&quot;:&quot;978-1-136-49649-3&quot;,&quot;citation-key&quot;:&quot;rainer_drama_2012&quot;,&quot;issued&quot;:{&quot;date-parts&quot;:[[2012,3,15]]}},&quot;prefix&quot;:&quot;&quot;}],&quot;properties&quot;:{&quot;formattedCitation&quot;:&quot;[@rainer_drama_2012]&quot;,&quot;noteIndex&quot;:0},&quot;citationID&quot;:&quot;gaiaypux&quot;,&quot;schema&quot;:&quot;https://github.com/citation-style-language/schema/raw/master/csl-citation.json&quot;} RNDyelmuqzehw"/>, or prohibitively time consuming <text:reference-mark-start text:name="ZOTERO_ITEM CSL_CITATION {&quot;citationItems&quot;:[{&quot;id&quot;:3253,&quot;uris&quot;:[&quot;http://zotero.org/users/1913249/items/FUU3FZWS&quot;],&quot;suffix&quot;:&quot;&quot;,&quot;uri&quot;:[&quot;http://zotero.org/users/1913249/items/FUU3FZWS&quot;],&quot;itemData&quot;:{&quot;id&quot;:&quot;heathcote_drama_1994&quot;,&quot;type&quot;:&quot;book&quot;,&quot;author&quot;:[{&quot;family&quot;:&quot;Heathcote&quot;,&quot;given&quot;:&quot;Dorothy&quot;},{&quot;family&quot;:&quot;Bolton&quot;,&quot;given&quot;:&quot;Gavin&quot;}],&quot;publisher&quot;:&quot;ERIC&quot;,&quot;title&quot;:&quot;Drama for Learning: Dorothy Heathcote's Mantle of the Expert Approach to Education. Dimensions of Drama Series.&quot;,&quot;citation-key&quot;:&quot;heathcote_drama_1994&quot;,&quot;issued&quot;:{&quot;date-parts&quot;:[[1994]]}},&quot;prefix&quot;:&quot;&quot;}],&quot;properties&quot;:{&quot;formattedCitation&quot;:&quot;[@heathcote_drama_1994]&quot;,&quot;noteIndex&quot;:0},&quot;citationID&quot;:&quot;jxtmhydw&quot;,&quot;schema&quot;:&quot;https://github.com/citation-style-language/schema/raw/master/csl-citation.json&quot;} RNDqsyehefqed"/>&lt;Do Zotero Refresh: [@heathcote_drama_1994]&gt;<text:reference-mark-end text:name="ZOTERO_ITEM CSL_CITATION {&quot;citationItems&quot;:[{&quot;id&quot;:3253,&quot;uris&quot;:[&quot;http://zotero.org/users/1913249/items/FUU3FZWS&quot;],&quot;suffix&quot;:&quot;&quot;,&quot;uri&quot;:[&quot;http://zotero.org/users/1913249/items/FUU3FZWS&quot;],&quot;itemData&quot;:{&quot;id&quot;:&quot;heathcote_drama_1994&quot;,&quot;type&quot;:&quot;book&quot;,&quot;author&quot;:[{&quot;family&quot;:&quot;Heathcote&quot;,&quot;given&quot;:&quot;Dorothy&quot;},{&quot;family&quot;:&quot;Bolton&quot;,&quot;given&quot;:&quot;Gavin&quot;}],&quot;publisher&quot;:&quot;ERIC&quot;,&quot;title&quot;:&quot;Drama for Learning: Dorothy Heathcote's Mantle of the Expert Approach to Education. Dimensions of Drama Series.&quot;,&quot;citation-key&quot;:&quot;heathcote_drama_1994&quot;,&quot;issued&quot;:{&quot;date-parts&quot;:[[1994]]}},&quot;prefix&quot;:&quot;&quot;}],&quot;properties&quot;:{&quot;formattedCitation&quot;:&quot;[@heathcote_drama_1994]&quot;,&quot;noteIndex&quot;:0},&quot;citationID&quot;:&quot;jxtmhydw&quot;,&quot;schema&quot;:&quot;https://github.com/citation-style-language/schema/raw/master/csl-citation.json&quot;} RNDqsyehefqed"/>.</text:p>
      <text:p text:style-name="Text_20_body">Rainer chapter <text:reference-mark-start text:name="ZOTERO_ITEM CSL_CITATION {&quot;citationItems&quot;:[{&quot;id&quot;:3679,&quot;uris&quot;:[&quot;http://zotero.org/users/1913249/items/L9DXC8RY&quot;],&quot;suffix&quot;:&quot;&quot;,&quot;uri&quot;:[&quot;http://zotero.org/users/1913249/items/L9DXC8RY&quot;],&quot;itemData&quot;:{&quot;id&quot;:&quot;rainer_drama_2012&quot;,&quot;type&quot;:&quot;book&quot;,&quot;number-of-pages&quot;:&quot;286&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author&quot;:[{&quot;family&quot;:&quot;Rainer&quot;,&quot;given&quot;:&quot;John&quot;},{&quot;family&quot;:&quot;Lewis&quot;,&quot;given&quot;:&quot;Martin&quot;}],&quot;title-short&quot;:&quot;Drama at the Heart of the Secondary School&quot;,&quot;ISBN&quot;:&quot;978-1-136-49649-3&quot;,&quot;citation-key&quot;:&quot;rainer_drama_2012&quot;,&quot;issued&quot;:{&quot;date-parts&quot;:[[2012,3,15]]}},&quot;prefix&quot;:&quot;&quot;}],&quot;properties&quot;:{&quot;formattedCitation&quot;:&quot;[@rainer_drama_2012]&quot;,&quot;noteIndex&quot;:0},&quot;citationID&quot;:&quot;fyaedmqx&quot;,&quot;schema&quot;:&quot;https://github.com/citation-style-language/schema/raw/master/csl-citation.json&quot;} RNDcpbkmlhgxo"/>&lt;Do Zotero Refresh: [@rainer_drama_2012]&gt;<text:reference-mark-end text:name="ZOTERO_ITEM CSL_CITATION {&quot;citationItems&quot;:[{&quot;id&quot;:3679,&quot;uris&quot;:[&quot;http://zotero.org/users/1913249/items/L9DXC8RY&quot;],&quot;suffix&quot;:&quot;&quot;,&quot;uri&quot;:[&quot;http://zotero.org/users/1913249/items/L9DXC8RY&quot;],&quot;itemData&quot;:{&quot;id&quot;:&quot;rainer_drama_2012&quot;,&quot;type&quot;:&quot;book&quot;,&quot;number-of-pages&quot;:&quot;286&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ublisher&quot;:&quot;Routledge&quot;,&quot;author&quot;:[{&quot;family&quot;:&quot;Rainer&quot;,&quot;given&quot;:&quot;John&quot;},{&quot;family&quot;:&quot;Lewis&quot;,&quot;given&quot;:&quot;Martin&quot;}],&quot;title-short&quot;:&quot;Drama at the Heart of the Secondary School&quot;,&quot;ISBN&quot;:&quot;978-1-136-49649-3&quot;,&quot;citation-key&quot;:&quot;rainer_drama_2012&quot;,&quot;issued&quot;:{&quot;date-parts&quot;:[[2012,3,15]]}},&quot;prefix&quot;:&quot;&quot;}],&quot;properties&quot;:{&quot;formattedCitation&quot;:&quot;[@rainer_drama_2012]&quot;,&quot;noteIndex&quot;:0},&quot;citationID&quot;:&quot;fyaedmqx&quot;,&quot;schema&quot;:&quot;https://github.com/citation-style-language/schema/raw/master/csl-citation.json&quot;} RNDcpbkmlhgxo"/>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tems&quot;:[{&quot;id&quot;:3888,&quot;uris&quot;:[&quot;http://zotero.org/users/1913249/items/5JSJU8ID&quot;],&quot;suffix&quot;:&quot;&quot;,&quot;uri&quot;:[&quot;http://zotero.org/users/1913249/items/5JSJU8ID&quot;],&quot;itemData&quot;:{&quot;ISSN&quot;:&quot;1074-9039&quot;,&quot;id&quot;:&quot;fields_picking_2013&quot;,&quot;issue&quot;:&quot;2&quot;,&quot;DOI&quot;:&quot;10.1080/10749039.2012.691199&quot;,&quot;issued&quot;:{&quot;date-parts&quot;:[[2013,4,1]]},&quot;author&quot;:[{&quot;family&quot;:&quot;Fields&quot;,&quot;given&quot;:&quot;Deborah&quot;},{&quot;family&quot;:&quot;Enyedy&quot;,&quot;given&quot;:&quot;Noel&quot;}],&quot;title-short&quot;:&quot;Picking Up the Mantle of “Expert”&quot;,&quot;container-title&quot;:&quot;Mind, Culture, and Activity&quot;,&quot;volume&quot;:&quot;20&quot;,&quot;source&quot;:&quot;Taylor and Francis+NEJM&quot;,&quot;URL&quot;:&quot;https://doi.org/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age&quot;:&quot;113-131&quot;,&quot;publisher&quot;:&quot;Routledge&quot;,&quot;accessed&quot;:{&quot;date-parts&quot;:[[2022,7,21]]},&quot;title&quot;:&quot;Picking Up the Mantle of “Expert”: Assigned Roles, Assertion of Identity, and Peer Recognition Within a Programming Class&quot;,&quot;citation-key&quot;:&quot;fields_picking_2013&quot;,&quot;type&quot;:&quot;article-journal&quot;},&quot;prefix&quot;:&quot;&quot;},{&quot;id&quot;:3670,&quot;uris&quot;:[&quot;http://zotero.org/users/1913249/items/6EJQTJ7J&quot;],&quot;suffix&quot;:&quot;&quot;,&quot;uri&quot;:[&quot;http://zotero.org/users/1913249/items/6EJQTJ7J&quot;],&quot;itemData&quot;:{&quot;id&quot;:&quot;gill_process_2012&quot;,&quot;container-title-short&quot;:&quot;Pertanika Journal of Social Science and Humanities&quot;,&quot;source&quot;:&quot;ResearchGate&quot;,&quot;volume&quot;:&quot;20&quot;,&quot;type&quot;:&quot;article-journal&quot;,&quot;issued&quot;:{&quot;date-parts&quot;:[[2012,2,13]]},&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page&quot;:&quot;1299-1310&quot;,&quot;author&quot;:[{&quot;family&quot;:&quot;Gill&quot;,&quot;given&quot;:&quot;Chamkaur&quot;}],&quot;title-short&quot;:&quot;Process drama&quot;,&quot;title&quot;:&quot;Process drama: Bridging the Arts and the Sciences&quot;,&quot;citation-key&quot;:&quot;gill_process_2012&quot;,&quot;container-title&quot;:&quot;Pertanika Journal of Social Science and Humanities&quot;},&quot;prefix&quot;:&quot;&quot;}],&quot;properties&quot;:{&quot;formattedCitation&quot;:&quot;[@fields_picking_2013; @gill_process_2012]&quot;,&quot;noteIndex&quot;:0},&quot;citationID&quot;:&quot;ealvtjza&quot;,&quot;schema&quot;:&quot;https://github.com/citation-style-language/schema/raw/master/csl-citation.json&quot;} RNDnfrsixqibt"/>&lt;Do Zotero Refresh: [@fields_picking_2013; @gill_process_2012]&gt;<text:reference-mark-end text:name="ZOTERO_ITEM CSL_CITATION {&quot;citationItems&quot;:[{&quot;id&quot;:3888,&quot;uris&quot;:[&quot;http://zotero.org/users/1913249/items/5JSJU8ID&quot;],&quot;suffix&quot;:&quot;&quot;,&quot;uri&quot;:[&quot;http://zotero.org/users/1913249/items/5JSJU8ID&quot;],&quot;itemData&quot;:{&quot;ISSN&quot;:&quot;1074-9039&quot;,&quot;id&quot;:&quot;fields_picking_2013&quot;,&quot;issue&quot;:&quot;2&quot;,&quot;DOI&quot;:&quot;10.1080/10749039.2012.691199&quot;,&quot;issued&quot;:{&quot;date-parts&quot;:[[2013,4,1]]},&quot;author&quot;:[{&quot;family&quot;:&quot;Fields&quot;,&quot;given&quot;:&quot;Deborah&quot;},{&quot;family&quot;:&quot;Enyedy&quot;,&quot;given&quot;:&quot;Noel&quot;}],&quot;title-short&quot;:&quot;Picking Up the Mantle of “Expert”&quot;,&quot;container-title&quot;:&quot;Mind, Culture, and Activity&quot;,&quot;volume&quot;:&quot;20&quot;,&quot;source&quot;:&quot;Taylor and Francis+NEJM&quot;,&quot;URL&quot;:&quot;https://doi.org/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age&quot;:&quot;113-131&quot;,&quot;publisher&quot;:&quot;Routledge&quot;,&quot;accessed&quot;:{&quot;date-parts&quot;:[[2022,7,21]]},&quot;title&quot;:&quot;Picking Up the Mantle of “Expert”: Assigned Roles, Assertion of Identity, and Peer Recognition Within a Programming Class&quot;,&quot;citation-key&quot;:&quot;fields_picking_2013&quot;,&quot;type&quot;:&quot;article-journal&quot;},&quot;prefix&quot;:&quot;&quot;},{&quot;id&quot;:3670,&quot;uris&quot;:[&quot;http://zotero.org/users/1913249/items/6EJQTJ7J&quot;],&quot;suffix&quot;:&quot;&quot;,&quot;uri&quot;:[&quot;http://zotero.org/users/1913249/items/6EJQTJ7J&quot;],&quot;itemData&quot;:{&quot;id&quot;:&quot;gill_process_2012&quot;,&quot;container-title-short&quot;:&quot;Pertanika Journal of Social Science and Humanities&quot;,&quot;source&quot;:&quot;ResearchGate&quot;,&quot;volume&quot;:&quot;20&quot;,&quot;type&quot;:&quot;article-journal&quot;,&quot;issued&quot;:{&quot;date-parts&quot;:[[2012,2,13]]},&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page&quot;:&quot;1299-1310&quot;,&quot;author&quot;:[{&quot;family&quot;:&quot;Gill&quot;,&quot;given&quot;:&quot;Chamkaur&quot;}],&quot;title-short&quot;:&quot;Process drama&quot;,&quot;title&quot;:&quot;Process drama: Bridging the Arts and the Sciences&quot;,&quot;citation-key&quot;:&quot;gill_process_2012&quot;,&quot;container-title&quot;:&quot;Pertanika Journal of Social Science and Humanities&quot;},&quot;prefix&quot;:&quot;&quot;}],&quot;properties&quot;:{&quot;formattedCitation&quot;:&quot;[@fields_picking_2013; @gill_process_2012]&quot;,&quot;noteIndex&quot;:0},&quot;citationID&quot;:&quot;ealvtjza&quot;,&quot;schema&quot;:&quot;https://github.com/citation-style-language/schema/raw/master/csl-citation.json&quot;} RNDnfrsixqibt"/>.</text:p>
      <text:p text:style-name="Text_20_body">My own work with Manchester Met University drama education department explored the value of coding in role. <text:reference-mark-start text:name="ZOTERO_ITEM CSL_CITATION {&quot;citationItems&quot;:[{&quot;id&quot;:3257,&quot;uris&quot;:[&quot;http://zotero.org/users/1913249/items/5P66QFBW&quot;],&quot;suffix&quot;:&quot;&quot;,&quot;uri&quot;:[&quot;http://zotero.org/users/1913249/items/5P66QFBW&quot;],&quot;itemData&quot;:{&quot;publisher-place&quot;:&quot;Thousand Oaks, CA&quot;,&quot;id&quot;:&quot;caldwell_drama_2019&quot;,&quot;type&quot;:&quot;chapter&quot;,&quot;title&quot;:&quot;Drama and STEM&quot;,&quot;edition&quot;:&quot;1 edition&quot;,&quot;source&quot;:&quot;Amazon&quot;,&quot;publisher&quot;:&quot;Learning Matters&quot;,&quot;language&quot;:&quot;English&quot;,&quot;issued&quot;:{&quot;date-parts&quot;:[[2019,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event-place&quot;:&quot;Thousand Oaks, CA&quot;,&quot;ISBN&quot;:&quot;978-1-5264-7435-3&quot;,&quot;citation-key&quot;:&quot;caldwell_drama_2019&quot;,&quot;container-title&quot;:&quot;STEM in the Primary Curriculum&quot;},&quot;prefix&quot;:&quot;&quot;}],&quot;properties&quot;:{&quot;formattedCitation&quot;:&quot;[@caldwell_drama_2019]&quot;,&quot;noteIndex&quot;:0},&quot;citationID&quot;:&quot;usrxithv&quot;,&quot;schema&quot;:&quot;https://github.com/citation-style-language/schema/raw/master/csl-citation.json&quot;} RNDepbcegdpbx"/>&lt;Do Zotero Refresh: [@caldwell_drama_2019]&gt;<text:reference-mark-end text:name="ZOTERO_ITEM CSL_CITATION {&quot;citationItems&quot;:[{&quot;id&quot;:3257,&quot;uris&quot;:[&quot;http://zotero.org/users/1913249/items/5P66QFBW&quot;],&quot;suffix&quot;:&quot;&quot;,&quot;uri&quot;:[&quot;http://zotero.org/users/1913249/items/5P66QFBW&quot;],&quot;itemData&quot;:{&quot;publisher-place&quot;:&quot;Thousand Oaks, CA&quot;,&quot;id&quot;:&quot;caldwell_drama_2019&quot;,&quot;type&quot;:&quot;chapter&quot;,&quot;title&quot;:&quot;Drama and STEM&quot;,&quot;edition&quot;:&quot;1 edition&quot;,&quot;source&quot;:&quot;Amazon&quot;,&quot;publisher&quot;:&quot;Learning Matters&quot;,&quot;language&quot;:&quot;English&quot;,&quot;issued&quot;:{&quot;date-parts&quot;:[[2019,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event-place&quot;:&quot;Thousand Oaks, CA&quot;,&quot;ISBN&quot;:&quot;978-1-5264-7435-3&quot;,&quot;citation-key&quot;:&quot;caldwell_drama_2019&quot;,&quot;container-title&quot;:&quot;STEM in the Primary Curriculum&quot;},&quot;prefix&quot;:&quot;&quot;}],&quot;properties&quot;:{&quot;formattedCitation&quot;:&quot;[@caldwell_drama_2019]&quot;,&quot;noteIndex&quot;:0},&quot;citationID&quot;:&quot;usrxithv&quot;,&quot;schema&quot;:&quot;https://github.com/citation-style-language/schema/raw/master/csl-citation.json&quot;} RNDepbcegdpbx"/></text:p>
      <text:h text:style-name="Heading_20_3" text:outline-level="3"><text:bookmark-start text:name="digital-informal-participatory-culture-and-learning"/>Digital informal / participatory culture and Learning<text:bookmark-end text:name="digital-informal-participatory-culture-and-learning"/></text:h>
      <text:p text:style-name="First_20_paragraph">Livingstone Sefton green ITO and Gee</text:p>
      <text:h text:style-name="Heading_20_4" text:outline-level="4"><text:bookmark-start text:name="inequality-of-access-to-participatory-culture-communities---perhaps-rewrite-this-based-on-tensions"/>Inequality of access to participatory culture communities - PERHAPS REWRITE THIS BASED ON TENSIONS<text:bookmark-end text:name="inequality-of-access-to-participatory-culture-communities---perhaps-rewrite-this-based-on-tensions"/></text:h>
      <text:p text:style-name="First_20_paragraph">In these more naturalistic settings, Ito and colleagues note that generative activities are the exception rather than norm even in expressly creative communities 2010). Productive partnerships in communities like Scratch are extremely rare compared to false starts. Studies of the New Grounds site which has a similar aim of creating media collaborations, via collabs, showed a 80 percent failure rate of collaborative projects Luther et al., 2010).</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Text_20_body">Overall challenge of promise of Participatory Culture - In one regard the kind of collaboration seen in PC could be seen a much more individualised process than the collective or cooperative work described by Dillenbourg (joint problem spaces), more of community participation than actually collaboration. However such an interpretation would neglect the possibilities of online tools and processes to facilitate the kind of Joint Problem Space described earlier.</text:p>
      <text:p text:style-name="Text_20_body"><text:span text:style-name="T1">Building learner identities to address Inequalities</text:span></text:p>
      <text:p text:style-name="Text_20_body">One significant element of in this process is learner perception of their own limits. EXPLORE RESEARCH HERE.</text:p>
      <text:p text:style-name="Text_20_body"><text:span text:style-name="T1">Studies exploring identity and barriers to participation</text:span></text:p>
      <text:p text:style-name="Text_20_body">Issues of identities and barriers have been explored in relation to gender in terms of game making in several studies. REWRITE WITH CORRECT CITATIONS - ALSO INCLUDE THE GAME TESTERS OF BLACK STUDENTS.</text:p>
      <text:p text:style-name="Text_20_body">To address the issue of girl’s low self-confidence in the area of computing compared to their ability Beyer et al., 2003; Margolis and Fisher, 2002), extensive research by Roberson on game making in schools measured gender differences in performance and attitudes to game making and computing in pre post tests Robertson, 2013, 2012). The findings were mixed as while girls outperformed boys in use of computational structures, neither gender ended the programme with a greater desire to learn more about computers in the future. 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 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p text:style-name="Text_20_body"><text:span text:style-name="T1">Roles and practices to support learners</text:span></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Kirschner et al., 2006; Kollar et al., 2006). 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2" text:outline-level="2"><text:bookmark-start text:name="review-of-relevant-tensions-emerging-in-the-literature"/>Review of relevant tensions emerging in the literature<text:bookmark-end text:name="review-of-relevant-tensions-emerging-in-the-literature"/></text:h>
      <text:p text:style-name="First_20_paragraph">NOTE - THIS IS ALSO IN THE DESIGN CHAPTER CHOOSE CAREFULLY WHERE TO PUT THE RESULTS.</text:p>
      <text:p text:style-name="Text_20_body"><text:span text:style-name="T1">Tension of leaner choice and direction to learning objectives</text:span></text:p>
      <text:p text:style-name="Text_20_body">Authors note that UMC and the value of project based exploration can clash with classroom culture driven by curriculum goals.</text:p>
      <text:p text:style-name="Text_20_body">“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Text_20_body">Quote from <text:reference-mark-start text:name="ZOTERO_ITEM CSL_CITATION {&quot;citationItems&quot;:[{&quot;id&quot;:2,&quot;uris&quot;:[&quot;http://zotero.org/users/1913249/items/7NFVC6Q7&quot;],&quot;suffix&quot;:&quot;&quot;,&quot;uri&quot;:[&quot;http://zotero.org/users/1913249/items/7NFVC6Q7&quot;],&quot;itemData&quot;:{&quot;publisher-place&quot;:&quot;Virtual Event New Zealand&quot;,&quot;id&quot;:&quot;franklin_analysis_2020&quot;,&quot;accessed&quot;:{&quot;date-parts&quot;:[[2021,12,21]]},&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event-title&quot;:&quot;ICER '20: International Computing Education Research Conference&quot;,&quot;source&quot;:&quot;DOI.org (Crossref)&quot;,&quot;type&quot;:&quot;paper-conference&quot;,&quot;URL&quot;:&quot;https://dl.acm.org/doi/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publisher&quot;:&quot;ACM&quot;,&quot;event-place&quot;:&quot;Virtual Event New Zealand&quot;,&quot;ISBN&quot;:&quot;978-1-4503-7092-9&quot;,&quot;citation-key&quot;:&quot;franklin_analysis_2020&quot;,&quot;language&quot;:&quot;en&quot;},&quot;prefix&quot;:&quot;&quot;}],&quot;properties&quot;:{&quot;formattedCitation&quot;:&quot;[@franklin_analysis_2020]&quot;,&quot;noteIndex&quot;:0},&quot;citationID&quot;:&quot;ybymgpep&quot;,&quot;schema&quot;:&quot;https://github.com/citation-style-language/schema/raw/master/csl-citation.json&quot;} RNDmvynpsfgqn"/>&lt;Do Zotero Refresh: [@franklin_analysis_2020]&gt;<text:reference-mark-end text:name="ZOTERO_ITEM CSL_CITATION {&quot;citationItems&quot;:[{&quot;id&quot;:2,&quot;uris&quot;:[&quot;http://zotero.org/users/1913249/items/7NFVC6Q7&quot;],&quot;suffix&quot;:&quot;&quot;,&quot;uri&quot;:[&quot;http://zotero.org/users/1913249/items/7NFVC6Q7&quot;],&quot;itemData&quot;:{&quot;publisher-place&quot;:&quot;Virtual Event New Zealand&quot;,&quot;id&quot;:&quot;franklin_analysis_2020&quot;,&quot;accessed&quot;:{&quot;date-parts&quot;:[[2021,12,21]]},&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ontainer-title&quot;:&quot;Proceedings of the 2020 ACM Conference on International Computing Education Research&quot;,&quot;event-title&quot;:&quot;ICER '20: International Computing Education Research Conference&quot;,&quot;source&quot;:&quot;DOI.org (Crossref)&quot;,&quot;type&quot;:&quot;paper-conference&quot;,&quot;URL&quot;:&quot;https://dl.acm.org/doi/10.1145/3372782.3406256&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publisher&quot;:&quot;ACM&quot;,&quot;event-place&quot;:&quot;Virtual Event New Zealand&quot;,&quot;ISBN&quot;:&quot;978-1-4503-7092-9&quot;,&quot;citation-key&quot;:&quot;franklin_analysis_2020&quot;,&quot;language&quot;:&quot;en&quot;},&quot;prefix&quot;:&quot;&quot;}],&quot;properties&quot;:{&quot;formattedCitation&quot;:&quot;[@franklin_analysis_2020]&quot;,&quot;noteIndex&quot;:0},&quot;citationID&quot;:&quot;ybymgpep&quot;,&quot;schema&quot;:&quot;https://github.com/citation-style-language/schema/raw/master/csl-citation.json&quot;} RNDmvynpsfgqn"/></text:p>
      <text:p text:style-name="Text_20_body"><text:span text:style-name="T1">Developing UMC - adding the </text:span>“<text:span text:style-name="T1">Choos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id&quot;:8703,&quot;uris&quot;:[&quot;http://zotero.org/users/1913249/items/KMBB3CBW&quot;],&quot;suffix&quot;:&quot;&quot;,&quot;uri&quot;:[&quot;http://zotero.org/users/1913249/items/KMBB3CBW&quot;],&quot;itemData&quot;:{&quot;publisher-place&quot;:&quot;New York, NY, USA&quot;,&quot;id&quot;:&quot;lytle_use_2019-1&quot;,&quot;accessed&quot;:{&quot;date-parts&quot;:[[2023,6,12]]},&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itle-short&quot;:&quot;From 'Use' to 'Choose'&quot;,&quot;container-title&quot;:&quot;Proceedings of the 14th Workshop in Primary and Secondary Computing Education&quot;,&quot;source&quot;:&quot;ACM Digital Library&quot;,&quot;type&quot;:&quot;paper-conference&quot;,&quot;URL&quot;:&quot;https://dl.acm.org/doi/10.1145/3361721.3362110&quot;,&quot;title&quot;:&quot;From 'Use' to 'Choose': Scaffolding CT Curricula and Exploring Student Choices while Programming (Practical Report)&quot;,&quot;event-place&quot;:&quot;New York, NY, USA&quot;,&quot;page&quot;:&quot;1–6&quot;,&quot;collection-title&quot;:&quot;WiPSCE'19&quot;,&quot;publisher&quot;:&quot;Association for Computing Machinery&quot;,&quot;ISBN&quot;:&quot;978-1-4503-7704-1&quot;,&quot;citation-key&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properties&quot;:{&quot;formattedCitation&quot;:&quot;[@lytle_use_2019-1]&quot;,&quot;noteIndex&quot;:0},&quot;citationID&quot;:&quot;ayjfnkhr&quot;,&quot;schema&quot;:&quot;https://github.com/citation-style-language/schema/raw/master/csl-citation.json&quot;} RNDqlgsiftgra"/>&lt;Do Zotero Refresh: [@lytle_use_2019-1]&gt;<text:reference-mark-end text:name="ZOTERO_ITEM CSL_CITATION {&quot;citationItems&quot;:[{&quot;id&quot;:8703,&quot;uris&quot;:[&quot;http://zotero.org/users/1913249/items/KMBB3CBW&quot;],&quot;suffix&quot;:&quot;&quot;,&quot;uri&quot;:[&quot;http://zotero.org/users/1913249/items/KMBB3CBW&quot;],&quot;itemData&quot;:{&quot;publisher-place&quot;:&quot;New York, NY, USA&quot;,&quot;id&quot;:&quot;lytle_use_2019-1&quot;,&quot;accessed&quot;:{&quot;date-parts&quot;:[[2023,6,12]]},&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itle-short&quot;:&quot;From 'Use' to 'Choose'&quot;,&quot;container-title&quot;:&quot;Proceedings of the 14th Workshop in Primary and Secondary Computing Education&quot;,&quot;source&quot;:&quot;ACM Digital Library&quot;,&quot;type&quot;:&quot;paper-conference&quot;,&quot;URL&quot;:&quot;https://dl.acm.org/doi/10.1145/3361721.3362110&quot;,&quot;title&quot;:&quot;From 'Use' to 'Choose': Scaffolding CT Curricula and Exploring Student Choices while Programming (Practical Report)&quot;,&quot;event-place&quot;:&quot;New York, NY, USA&quot;,&quot;page&quot;:&quot;1–6&quot;,&quot;collection-title&quot;:&quot;WiPSCE'19&quot;,&quot;publisher&quot;:&quot;Association for Computing Machinery&quot;,&quot;ISBN&quot;:&quot;978-1-4503-7704-1&quot;,&quot;citation-key&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properties&quot;:{&quot;formattedCitation&quot;:&quot;[@lytle_use_2019-1]&quot;,&quot;noteIndex&quot;:0},&quot;citationID&quot;:&quot;ayjfnkhr&quot;,&quot;schema&quot;:&quot;https://github.com/citation-style-language/schema/raw/master/csl-citation.json&quot;} RNDqlgsiftgra"/></text:p>
      <text:list text:style-name="L33">
        <text:list-item>
          <text:p text:style-name="P33">Scaffold Students and Teachers- Providing the necessary pro-gramming blocks students need to complete a choice</text:p>
        </text:list-item>
        <text:list-item>
          <text:p text:style-name="P33">Differentiate Choices by Difficulty -create choice systems that have varying difficulty</text:p>
        </text:list-item>
        <text:list-item>
          <text:p text:style-name="P33">Create Choices that Show Visible and Immediate Changes</text:p>
        </text:list-item>
        <text:list-item>
          <text:p text:style-name="P33">Make things Complex, not Complicated</text:p>
        </text:list-item>
        <text:list-item>
          <text:p text:style-name="P33">Draw from Student Desires - students will engage morewith the material, feeling like the creations are their 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Literature Review</dc:title>
    <dc:description/>
    <dc:subject/>
    <meta:keyword/>
    <meta:initial-creator/>
    <dc:creator/>
    <meta:creation-date>2023-06-13T07:57:34Z</meta:creation-date>
    <dc:date>2023-06-13T07:57:3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